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1.25in"/>
    </style:style>
    <style:style style:name="Table1.C" style:family="table-column">
      <style:table-column-properties style:column-width="1.875in"/>
    </style:style>
    <style:style style:name="Table1.D" style:family="table-column">
      <style:table-column-properties style:column-width="1.4375in"/>
    </style:style>
    <style:style style:name="Table1.E"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146in"/>
    </style:style>
    <style:style style:name="Table3.B" style:family="table-column">
      <style:table-column-properties style:column-width="2.8472in"/>
    </style:style>
    <style:style style:name="Table3.C" style:family="table-column">
      <style:table-column-properties style:column-width="2.236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5.5in"/>
    </style:style>
    <style:style style:name="Table4.B" style:family="table-column">
      <style:table-column-properties style:column-width="1.19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P1" style:family="paragraph" style:parent-style-name="Text_20_body">
      <style:text-properties fo:language="de" fo:country="DE" officeooo:paragraph-rsid="0095b94d"/>
    </style:style>
    <style:style style:name="P2" style:family="paragraph" style:parent-style-name="Beispiel">
      <style:text-properties officeooo:paragraph-rsid="006768d5"/>
    </style:style>
    <style:style style:name="P3" style:family="paragraph" style:parent-style-name="Text_20_body">
      <style:text-properties officeooo:rsid="00600767" officeooo:paragraph-rsid="006768d5"/>
    </style:style>
    <style:style style:name="P4" style:family="paragraph" style:parent-style-name="Table_20_Contents">
      <style:paragraph-properties fo:text-align="center" style:justify-single-word="false"/>
      <style:text-properties fo:language="de" fo:country="DE" officeooo:rsid="00af8774" officeooo:paragraph-rsid="00af8774"/>
    </style:style>
    <style:style style:name="P5" style:family="paragraph" style:parent-style-name="Table_20_Contents">
      <style:paragraph-properties fo:text-align="center" style:justify-single-word="false"/>
      <style:text-properties fo:language="de" fo:country="DE" officeooo:rsid="001768bb" officeooo:paragraph-rsid="001768bb"/>
    </style:style>
    <style:style style:name="P6" style:family="paragraph" style:parent-style-name="Table_20_Contents">
      <style:text-properties fo:language="de" fo:country="DE" officeooo:rsid="00af8774" officeooo:paragraph-rsid="00af8774"/>
    </style:style>
    <style:style style:name="P7"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8"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9" style:family="paragraph" style:parent-style-name="Text_20_body">
      <style:text-properties fo:language="de" fo:country="DE"/>
    </style:style>
    <style:style style:name="P10" style:family="paragraph" style:parent-style-name="Heading_20_1">
      <style:text-properties fo:language="de" fo:country="DE" officeooo:rsid="007e83fd"/>
    </style:style>
    <style:style style:name="P11" style:family="paragraph" style:parent-style-name="Text_20_body">
      <style:text-properties officeooo:rsid="0086ac1f" officeooo:paragraph-rsid="0086ac1f"/>
    </style:style>
    <style:style style:name="P12" style:family="paragraph" style:parent-style-name="Text_20_body">
      <style:text-properties officeooo:rsid="008a5e67" officeooo:paragraph-rsid="0097cf89"/>
    </style:style>
    <style:style style:name="P13" style:family="paragraph" style:parent-style-name="Text_20_body">
      <style:text-properties fo:language="de" fo:country="DE" officeooo:rsid="00808228" officeooo:paragraph-rsid="00632f6e"/>
    </style:style>
    <style:style style:name="P14" style:family="paragraph" style:parent-style-name="Beispiel">
      <style:text-properties officeooo:paragraph-rsid="00661f8f"/>
    </style:style>
    <style:style style:name="P15" style:family="paragraph" style:parent-style-name="Heading_20_1">
      <style:paragraph-properties fo:break-before="page"/>
      <style:text-properties officeooo:rsid="00b0b843" officeooo:paragraph-rsid="00b0b843"/>
    </style:style>
    <style:style style:name="P16" style:family="paragraph" style:parent-style-name="Table_20_Contents">
      <style:paragraph-properties fo:text-align="justify" style:justify-single-word="false"/>
      <style:text-properties officeooo:rsid="00b0b843" officeooo:paragraph-rsid="00b0b843"/>
    </style:style>
    <style:style style:name="P17" style:family="paragraph" style:parent-style-name="Text_20_body">
      <style:text-properties officeooo:paragraph-rsid="0087f1e5"/>
    </style:style>
    <style:style style:name="P18" style:family="paragraph" style:parent-style-name="Text_20_body">
      <style:text-properties officeooo:rsid="008b7a92" officeooo:paragraph-rsid="0098decb"/>
    </style:style>
    <style:style style:name="P19" style:family="paragraph" style:parent-style-name="Beispiel">
      <style:text-properties officeooo:paragraph-rsid="008b7a92"/>
    </style:style>
    <style:style style:name="P20" style:family="paragraph" style:parent-style-name="Heading_20_2">
      <style:text-properties fo:language="de" fo:country="DE" officeooo:rsid="008d61e4" officeooo:paragraph-rsid="008d61e4"/>
    </style:style>
    <style:style style:name="P21" style:family="paragraph" style:parent-style-name="Heading_20_2">
      <style:text-properties fo:language="de" fo:country="DE" officeooo:rsid="008d61e4"/>
    </style:style>
    <style:style style:name="P22" style:family="paragraph" style:parent-style-name="Heading_20_2">
      <style:text-properties officeooo:rsid="0082090f"/>
    </style:style>
    <style:style style:name="P23" style:family="paragraph" style:parent-style-name="Heading_20_2">
      <style:text-properties officeooo:rsid="0082090f" officeooo:paragraph-rsid="008d61e4"/>
    </style:style>
    <style:style style:name="P24" style:family="paragraph" style:parent-style-name="Text_20_body">
      <style:text-properties fo:language="de" fo:country="DE" officeooo:rsid="0086ac1f" officeooo:paragraph-rsid="0086ac1f"/>
    </style:style>
    <style:style style:name="P25" style:family="paragraph" style:parent-style-name="Text_20_body">
      <style:text-properties fo:language="de" fo:country="DE" officeooo:rsid="0086ac1f" officeooo:paragraph-rsid="008d61e4"/>
    </style:style>
    <style:style style:name="P26" style:family="paragraph" style:parent-style-name="Text_20_body">
      <style:text-properties officeooo:paragraph-rsid="008d61e4"/>
    </style:style>
    <style:style style:name="P27" style:family="paragraph" style:parent-style-name="Text_20_body">
      <style:text-properties fo:language="de" fo:country="DE" officeooo:rsid="007227da"/>
    </style:style>
    <style:style style:name="P28" style:family="paragraph" style:parent-style-name="Text_20_body">
      <style:text-properties officeooo:paragraph-rsid="0068262d"/>
    </style:style>
    <style:style style:name="P29" style:family="paragraph" style:parent-style-name="Text_20_body">
      <style:text-properties fo:language="de" fo:country="DE" officeooo:rsid="0085d6ec" officeooo:paragraph-rsid="0085d6ec"/>
    </style:style>
    <style:style style:name="P30" style:family="paragraph" style:parent-style-name="Beispiel">
      <style:text-properties officeooo:paragraph-rsid="0074a67b"/>
    </style:style>
    <style:style style:name="P31" style:family="paragraph" style:parent-style-name="Text_20_body">
      <style:text-properties fo:language="de" fo:country="DE" officeooo:rsid="0057fb0f" officeooo:paragraph-rsid="0087f1e5"/>
    </style:style>
    <style:style style:name="P32" style:family="paragraph" style:parent-style-name="Text_20_body">
      <style:text-properties fo:language="de" fo:country="DE" officeooo:rsid="0087f1e5" officeooo:paragraph-rsid="0087f1e5"/>
    </style:style>
    <style:style style:name="P33" style:family="paragraph" style:parent-style-name="Beispiel">
      <style:text-properties officeooo:rsid="0082090f"/>
    </style:style>
    <style:style style:name="P34" style:family="paragraph" style:parent-style-name="Text_20_body">
      <style:text-properties officeooo:paragraph-rsid="006a020f"/>
    </style:style>
    <style:style style:name="P35" style:family="paragraph" style:parent-style-name="Text_20_body">
      <style:text-properties fo:language="de" fo:country="DE"/>
    </style:style>
    <style:style style:name="P36" style:family="paragraph" style:parent-style-name="Text_20_body">
      <style:text-properties fo:language="de" fo:country="DE" officeooo:rsid="00808228" officeooo:paragraph-rsid="00632f6e"/>
    </style:style>
    <style:style style:name="P37" style:family="paragraph" style:parent-style-name="Text_20_body">
      <style:text-properties fo:language="de" fo:country="DE" officeooo:rsid="0057fb0f" officeooo:paragraph-rsid="0087f1e5"/>
    </style:style>
    <style:style style:name="P38" style:family="paragraph" style:parent-style-name="Text_20_body">
      <style:text-properties fo:language="de" fo:country="DE" officeooo:rsid="0087f1e5" officeooo:paragraph-rsid="0087f1e5"/>
    </style:style>
    <style:style style:name="P39" style:family="paragraph" style:parent-style-name="Text_20_body">
      <style:text-properties fo:language="de" fo:country="DE" officeooo:paragraph-rsid="0095b94d"/>
    </style:style>
    <style:style style:name="P40" style:family="paragraph" style:parent-style-name="Text_20_body">
      <style:text-properties fo:language="de" fo:country="DE" officeooo:rsid="0057842a" officeooo:paragraph-rsid="0057842a"/>
    </style:style>
    <style:style style:name="P41" style:family="paragraph" style:parent-style-name="Text_20_body">
      <style:text-properties fo:language="de" fo:country="DE" officeooo:paragraph-rsid="00632f6e"/>
    </style:style>
    <style:style style:name="P42" style:family="paragraph" style:parent-style-name="Text_20_body">
      <style:text-properties fo:language="de" fo:country="DE" officeooo:rsid="0072bf49" officeooo:paragraph-rsid="0072bf49"/>
    </style:style>
    <style:style style:name="P43" style:family="paragraph" style:parent-style-name="Text_20_body">
      <style:text-properties fo:language="de" fo:country="DE" officeooo:rsid="0074a67b" officeooo:paragraph-rsid="0074a67b"/>
    </style:style>
    <style:style style:name="P44" style:family="paragraph" style:parent-style-name="Text_20_body">
      <style:text-properties fo:language="de" fo:country="DE" officeooo:rsid="0086ac1f" officeooo:paragraph-rsid="0086ac1f"/>
    </style:style>
    <style:style style:name="P45" style:family="paragraph" style:parent-style-name="Text_20_body">
      <style:text-properties fo:language="de" fo:country="DE" officeooo:rsid="001f87ce" officeooo:paragraph-rsid="008b7a92"/>
    </style:style>
    <style:style style:name="P46" style:family="paragraph" style:parent-style-name="Text_20_body">
      <style:text-properties officeooo:rsid="00600767" officeooo:paragraph-rsid="006768d5"/>
    </style:style>
    <style:style style:name="P47" style:family="paragraph" style:parent-style-name="Text_20_body">
      <style:text-properties officeooo:rsid="0086ac1f" officeooo:paragraph-rsid="0086ac1f"/>
    </style:style>
    <style:style style:name="P48" style:family="paragraph" style:parent-style-name="Text_20_body">
      <style:text-properties officeooo:rsid="008a5e67" officeooo:paragraph-rsid="0097cf89"/>
    </style:style>
    <style:style style:name="P49" style:family="paragraph" style:parent-style-name="Text_20_body">
      <style:text-properties officeooo:paragraph-rsid="006a020f"/>
    </style:style>
    <style:style style:name="P50" style:family="paragraph" style:parent-style-name="Text_20_body">
      <style:text-properties officeooo:rsid="0074a67b"/>
    </style:style>
    <style:style style:name="P51" style:family="paragraph" style:parent-style-name="Text_20_body">
      <style:text-properties officeooo:paragraph-rsid="0087f1e5"/>
    </style:style>
    <style:style style:name="P52" style:family="paragraph" style:parent-style-name="Text_20_body">
      <style:text-properties officeooo:rsid="008b7a92" officeooo:paragraph-rsid="0098decb"/>
    </style:style>
    <style:style style:name="P53" style:family="paragraph" style:parent-style-name="Text_20_body">
      <style:text-properties officeooo:rsid="00808228" officeooo:paragraph-rsid="00808228"/>
    </style:style>
    <style:style style:name="P54" style:family="paragraph" style:parent-style-name="Text_20_body">
      <style:text-properties officeooo:rsid="00841d53" officeooo:paragraph-rsid="00841d53"/>
    </style:style>
    <style:style style:name="P55" style:family="paragraph" style:parent-style-name="Beispiel">
      <style:text-properties officeooo:paragraph-rsid="006768d5"/>
    </style:style>
    <style:style style:name="P56" style:family="paragraph" style:parent-style-name="Beispiel">
      <style:text-properties officeooo:paragraph-rsid="00661f8f"/>
    </style:style>
    <style:style style:name="P57" style:family="paragraph" style:parent-style-name="Beispiel">
      <style:text-properties officeooo:paragraph-rsid="008b7a92"/>
    </style:style>
    <style:style style:name="P58" style:family="paragraph" style:parent-style-name="Beispiel">
      <style:text-properties officeooo:paragraph-rsid="0074a67b"/>
    </style:style>
    <style:style style:name="P59" style:family="paragraph" style:parent-style-name="Beispiel">
      <style:text-properties officeooo:rsid="0081b915" officeooo:paragraph-rsid="0074a67b"/>
    </style:style>
    <style:style style:name="P60" style:family="paragraph" style:parent-style-name="Beispiel">
      <style:text-properties officeooo:rsid="0082090f"/>
    </style:style>
    <style:style style:name="P61" style:family="paragraph" style:parent-style-name="Table_20_Contents">
      <style:text-properties fo:language="de" fo:country="DE"/>
    </style:style>
    <style:style style:name="P62"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63"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64" style:family="paragraph" style:parent-style-name="Table_20_Contents">
      <style:text-properties fo:language="de" fo:country="DE" fo:font-weight="bold" officeooo:rsid="0044a35c" officeooo:paragraph-rsid="0044a35c" style:font-weight-asian="bold" style:font-weight-complex="bold"/>
    </style:style>
    <style:style style:name="P65" style:family="paragraph" style:parent-style-name="Table_20_Contents">
      <style:text-properties fo:language="de" fo:country="DE" fo:font-weight="bold" officeooo:rsid="003e64b6" officeooo:paragraph-rsid="003e64b6" style:font-weight-asian="bold" style:font-weight-complex="bold"/>
    </style:style>
    <style:style style:name="P66" style:family="paragraph" style:parent-style-name="Table_20_Contents">
      <style:paragraph-properties fo:text-align="center" style:justify-single-word="false"/>
      <style:text-properties fo:language="de" fo:country="DE" officeooo:rsid="001768bb" officeooo:paragraph-rsid="001768bb"/>
    </style:style>
    <style:style style:name="P67" style:family="paragraph" style:parent-style-name="Table_20_Contents">
      <style:text-properties fo:language="de" fo:country="DE" officeooo:rsid="00230b76" officeooo:paragraph-rsid="00230b76"/>
    </style:style>
    <style:style style:name="P68" style:family="paragraph" style:parent-style-name="Table_20_Contents">
      <style:text-properties fo:language="de" fo:country="DE" officeooo:rsid="003a18ea" officeooo:paragraph-rsid="003a18ea"/>
    </style:style>
    <style:style style:name="P69" style:family="paragraph" style:parent-style-name="Table_20_Contents">
      <style:text-properties fo:language="de" fo:country="DE" officeooo:rsid="003a18ea" officeooo:paragraph-rsid="003d191a"/>
    </style:style>
    <style:style style:name="P70" style:family="paragraph" style:parent-style-name="Table_20_Contents">
      <style:text-properties fo:language="de" fo:country="DE" officeooo:rsid="003a18ea" officeooo:paragraph-rsid="003b91fe"/>
    </style:style>
    <style:style style:name="P71" style:family="paragraph" style:parent-style-name="Table_20_Contents">
      <style:text-properties fo:language="de" fo:country="DE" officeooo:rsid="003a18ea" officeooo:paragraph-rsid="0044a35c"/>
    </style:style>
    <style:style style:name="P72" style:family="paragraph" style:parent-style-name="Table_20_Contents">
      <style:text-properties fo:language="de" fo:country="DE" officeooo:rsid="0030664f" officeooo:paragraph-rsid="003a18ea"/>
    </style:style>
    <style:style style:name="P73" style:family="paragraph" style:parent-style-name="Table_20_Contents">
      <style:text-properties fo:language="de" fo:country="DE" officeooo:rsid="0030664f" officeooo:paragraph-rsid="003ce8ad"/>
    </style:style>
    <style:style style:name="P74" style:family="paragraph" style:parent-style-name="Table_20_Contents">
      <style:text-properties fo:language="de" fo:country="DE" officeooo:rsid="0030664f" officeooo:paragraph-rsid="003b91fe"/>
    </style:style>
    <style:style style:name="P75" style:family="paragraph" style:parent-style-name="Table_20_Contents">
      <style:text-properties fo:language="de" fo:country="DE" officeooo:rsid="00395243" officeooo:paragraph-rsid="00395243"/>
    </style:style>
    <style:style style:name="P76" style:family="paragraph" style:parent-style-name="Table_20_Contents">
      <style:text-properties fo:language="de" fo:country="DE" officeooo:rsid="003b91fe" officeooo:paragraph-rsid="003b91fe"/>
    </style:style>
    <style:style style:name="P77" style:family="paragraph" style:parent-style-name="Table_20_Contents">
      <style:text-properties fo:language="de" fo:country="DE" officeooo:rsid="0044a35c" officeooo:paragraph-rsid="0044a35c"/>
    </style:style>
    <style:style style:name="P78" style:family="paragraph" style:parent-style-name="Table_20_Contents">
      <style:text-properties fo:language="de" fo:country="DE" officeooo:rsid="003e64b6" officeooo:paragraph-rsid="003e64b6"/>
    </style:style>
    <style:style style:name="P79" style:family="paragraph" style:parent-style-name="Table_20_Contents">
      <style:text-properties fo:language="de" fo:country="DE" officeooo:rsid="003e64b6" officeooo:paragraph-rsid="003fbc3f"/>
    </style:style>
    <style:style style:name="P80" style:family="paragraph" style:parent-style-name="Table_20_Contents">
      <style:text-properties fo:language="de" fo:country="DE" officeooo:rsid="003e64b6" officeooo:paragraph-rsid="00413e34"/>
    </style:style>
    <style:style style:name="P81" style:family="paragraph" style:parent-style-name="Table_20_Contents">
      <style:text-properties fo:language="de" fo:country="DE" officeooo:rsid="003e64b6" officeooo:paragraph-rsid="0041c0bb"/>
    </style:style>
    <style:style style:name="P82" style:family="paragraph" style:parent-style-name="Table_20_Contents">
      <style:text-properties fo:language="de" fo:country="DE" officeooo:rsid="003fbc3f" officeooo:paragraph-rsid="003fbc3f"/>
    </style:style>
    <style:style style:name="P83" style:family="paragraph" style:parent-style-name="Table_20_Contents">
      <style:text-properties fo:language="de" fo:country="DE" officeooo:rsid="0042403f" officeooo:paragraph-rsid="0042403f"/>
    </style:style>
    <style:style style:name="P84" style:family="paragraph" style:parent-style-name="Table_20_Contents">
      <style:text-properties fo:language="de" fo:country="DE" officeooo:rsid="0041c0bb" officeooo:paragraph-rsid="0042403f"/>
    </style:style>
    <style:style style:name="P85" style:family="paragraph" style:parent-style-name="Table_20_Contents">
      <style:text-properties fo:language="de" fo:country="DE" officeooo:rsid="0041c0bb" officeooo:paragraph-rsid="004443c7"/>
    </style:style>
    <style:style style:name="P86" style:family="paragraph" style:parent-style-name="Table_20_Contents">
      <style:text-properties fo:language="de" fo:country="DE" officeooo:rsid="0041c0bb" officeooo:paragraph-rsid="0041c0bb"/>
    </style:style>
    <style:style style:name="P87" style:family="paragraph" style:parent-style-name="Table_20_Contents">
      <style:text-properties fo:language="de" fo:country="DE" officeooo:rsid="00406e65" officeooo:paragraph-rsid="00406e65"/>
    </style:style>
    <style:style style:name="P88" style:family="paragraph" style:parent-style-name="Table_20_Contents">
      <style:text-properties fo:language="de" fo:country="DE" officeooo:rsid="00413e34" officeooo:paragraph-rsid="00413e34"/>
    </style:style>
    <style:style style:name="P89" style:family="paragraph" style:parent-style-name="Table_20_Contents">
      <style:text-properties fo:language="de" fo:country="DE" officeooo:rsid="00413e34" officeooo:paragraph-rsid="0041a69d"/>
    </style:style>
    <style:style style:name="P90" style:family="paragraph" style:parent-style-name="Table_20_Contents">
      <style:text-properties fo:language="de" fo:country="DE" officeooo:rsid="001ac0af" officeooo:paragraph-rsid="001c78a4"/>
    </style:style>
    <style:style style:name="P91" style:family="paragraph" style:parent-style-name="Table_20_Contents">
      <style:text-properties fo:language="de" fo:country="DE" officeooo:rsid="001ac0af" officeooo:paragraph-rsid="0061ab72"/>
    </style:style>
    <style:style style:name="P92" style:family="paragraph" style:parent-style-name="Table_20_Contents">
      <style:text-properties fo:language="de" fo:country="DE" officeooo:rsid="001ac0af" officeooo:paragraph-rsid="001ac0af"/>
    </style:style>
    <style:style style:name="P93" style:family="paragraph" style:parent-style-name="Table_20_Contents">
      <style:text-properties fo:language="de" fo:country="DE" officeooo:rsid="0061ab72" officeooo:paragraph-rsid="0061ab72"/>
    </style:style>
    <style:style style:name="P94" style:family="paragraph" style:parent-style-name="Table_20_Contents">
      <style:text-properties fo:language="de" fo:country="DE" officeooo:rsid="001c78a4" officeooo:paragraph-rsid="001c78a4"/>
    </style:style>
    <style:style style:name="P95" style:family="paragraph" style:parent-style-name="Table_20_Contents">
      <style:text-properties fo:language="de" fo:country="DE" officeooo:rsid="001c78a4" officeooo:paragraph-rsid="0061ab72"/>
    </style:style>
    <style:style style:name="P96" style:family="paragraph" style:parent-style-name="Table_20_Contents">
      <style:text-properties fo:language="de" fo:country="DE" officeooo:rsid="00643cd0" officeooo:paragraph-rsid="00643cd0"/>
    </style:style>
    <style:style style:name="P97" style:family="paragraph" style:parent-style-name="Table_20_Contents">
      <style:text-properties fo:language="de" fo:country="DE" officeooo:rsid="0021602a" officeooo:paragraph-rsid="0061ab72"/>
    </style:style>
    <style:style style:name="P98" style:family="paragraph" style:parent-style-name="Table_20_Contents">
      <style:text-properties fo:language="de" fo:country="DE" officeooo:rsid="00782147" officeooo:paragraph-rsid="00782147"/>
    </style:style>
    <style:style style:name="P99" style:family="paragraph" style:parent-style-name="Table_20_Contents">
      <style:text-properties fo:language="de" fo:country="DE" officeooo:rsid="007b10d7" officeooo:paragraph-rsid="007b10d7"/>
    </style:style>
    <style:style style:name="P100" style:family="paragraph" style:parent-style-name="Table_20_Contents">
      <style:text-properties fo:language="de" fo:country="DE" officeooo:rsid="007e0856" officeooo:paragraph-rsid="007e0856"/>
    </style:style>
    <style:style style:name="P101" style:family="paragraph" style:parent-style-name="Table_20_Contents">
      <style:text-properties fo:language="de" fo:country="DE" officeooo:rsid="0095b94d" officeooo:paragraph-rsid="0095b94d"/>
    </style:style>
    <style:style style:name="P102" style:family="paragraph" style:parent-style-name="Table_20_Contents">
      <style:text-properties fo:language="de" fo:country="DE" officeooo:rsid="0097cf89" officeooo:paragraph-rsid="0097cf89"/>
    </style:style>
    <style:style style:name="P103" style:family="paragraph" style:parent-style-name="Table_20_Contents">
      <style:text-properties fo:language="de" fo:country="DE" officeooo:rsid="007a093a" officeooo:paragraph-rsid="007a093a"/>
    </style:style>
    <style:style style:name="P104" style:family="paragraph" style:parent-style-name="Table_20_Contents">
      <style:text-properties fo:language="de" fo:country="DE" officeooo:rsid="00ae2d53" officeooo:paragraph-rsid="00ae2d53"/>
    </style:style>
    <style:style style:name="P105" style:family="paragraph" style:parent-style-name="Table_20_Contents">
      <style:paragraph-properties fo:text-align="justify" style:justify-single-word="false"/>
      <style:text-properties officeooo:rsid="0086ac1f" officeooo:paragraph-rsid="0086ac1f"/>
    </style:style>
    <style:style style:name="P106" style:family="paragraph" style:parent-style-name="Table_20_Contents">
      <style:paragraph-properties fo:text-align="justify" style:justify-single-word="false"/>
      <style:text-properties officeooo:rsid="0087969e" officeooo:paragraph-rsid="0087969e"/>
    </style:style>
    <style:style style:name="P107" style:family="paragraph" style:parent-style-name="Standard">
      <style:text-properties fo:language="de" fo:country="DE" officeooo:rsid="0018dd5e" officeooo:paragraph-rsid="0018dd5e"/>
    </style:style>
    <style:style style:name="P108" style:family="paragraph" style:parent-style-name="Standard">
      <style:text-properties fo:language="de" fo:country="DE" fo:font-weight="bold" officeooo:rsid="00389f4d" officeooo:paragraph-rsid="00389f4d" style:font-weight-asian="bold" style:font-weight-complex="bold"/>
    </style:style>
    <style:style style:name="P109" style:family="paragraph" style:parent-style-name="Standard">
      <style:text-properties fo:language="de" fo:country="DE" fo:font-weight="bold" officeooo:rsid="00230b76" officeooo:paragraph-rsid="00230b76" style:font-weight-asian="bold" style:font-weight-complex="bold"/>
    </style:style>
    <style:style style:name="P110" style:family="paragraph" style:parent-style-name="Standard">
      <style:text-properties fo:language="de" fo:country="DE" fo:font-weight="bold" officeooo:rsid="003a18ea" officeooo:paragraph-rsid="003a18ea" style:font-weight-asian="bold" style:font-weight-complex="bold"/>
    </style:style>
    <style:style style:name="P111" style:family="paragraph" style:parent-style-name="Standard">
      <style:text-properties fo:language="de" fo:country="DE" fo:font-weight="bold" officeooo:rsid="003e64b6" officeooo:paragraph-rsid="003e64b6" style:font-weight-asian="bold" style:font-weight-complex="bold"/>
    </style:style>
    <style:style style:name="P112" style:family="paragraph" style:parent-style-name="Standard">
      <style:text-properties fo:language="de" fo:country="DE" officeooo:rsid="001ac0af" officeooo:paragraph-rsid="001ac0af"/>
    </style:style>
    <style:style style:name="P113" style:family="paragraph" style:parent-style-name="Standard">
      <style:text-properties fo:language="de" fo:country="DE" officeooo:rsid="00230b76" officeooo:paragraph-rsid="00230b76"/>
    </style:style>
    <style:style style:name="P114" style:family="paragraph" style:parent-style-name="Standard">
      <style:text-properties fo:language="de" fo:country="DE" officeooo:rsid="003e64b6" officeooo:paragraph-rsid="003e64b6"/>
    </style:style>
    <style:style style:name="P115" style:family="paragraph" style:parent-style-name="Title">
      <style:text-properties fo:language="de" fo:country="DE"/>
    </style:style>
    <style:style style:name="P116" style:family="paragraph" style:parent-style-name="Hinweis">
      <style:text-properties officeooo:rsid="0086ac1f"/>
    </style:style>
    <style:style style:name="P117" style:family="paragraph" style:parent-style-name="Text_20_body">
      <style:text-properties fo:language="de" fo:country="DE"/>
    </style:style>
    <style:style style:name="P118" style:family="paragraph" style:parent-style-name="Text_20_body">
      <style:text-properties fo:language="de" fo:country="DE" officeooo:paragraph-rsid="0095b94d"/>
    </style:style>
    <style:style style:name="P119" style:family="paragraph" style:parent-style-name="Text_20_body">
      <style:text-properties fo:language="de" fo:country="DE" officeooo:rsid="00808228" officeooo:paragraph-rsid="00632f6e"/>
    </style:style>
    <style:style style:name="P120" style:family="paragraph" style:parent-style-name="Text_20_body">
      <style:text-properties fo:language="de" fo:country="DE" officeooo:rsid="0057fb0f" officeooo:paragraph-rsid="0087f1e5"/>
    </style:style>
    <style:style style:name="P121" style:family="paragraph" style:parent-style-name="Text_20_body">
      <style:text-properties fo:language="de" fo:country="DE" officeooo:rsid="0087f1e5" officeooo:paragraph-rsid="0087f1e5"/>
    </style:style>
    <style:style style:name="P122" style:family="paragraph" style:parent-style-name="Text_20_body">
      <style:text-properties fo:language="de" fo:country="DE" officeooo:rsid="0086ac1f" officeooo:paragraph-rsid="0086ac1f"/>
    </style:style>
    <style:style style:name="P123" style:family="paragraph" style:parent-style-name="Text_20_body">
      <style:text-properties fo:language="de" fo:country="DE" officeooo:rsid="0086ac1f" officeooo:paragraph-rsid="008d61e4"/>
    </style:style>
    <style:style style:name="P124" style:family="paragraph" style:parent-style-name="Text_20_body">
      <style:text-properties fo:language="de" fo:country="DE" officeooo:rsid="0085d6ec" officeooo:paragraph-rsid="0085d6ec"/>
    </style:style>
    <style:style style:name="P125" style:family="paragraph" style:parent-style-name="Text_20_body">
      <style:text-properties fo:language="de" fo:country="DE" officeooo:rsid="007227da"/>
    </style:style>
    <style:style style:name="P126" style:family="paragraph" style:parent-style-name="Text_20_body">
      <style:text-properties officeooo:rsid="00600767" officeooo:paragraph-rsid="006768d5"/>
    </style:style>
    <style:style style:name="P127" style:family="paragraph" style:parent-style-name="Text_20_body">
      <style:text-properties officeooo:rsid="0086ac1f" officeooo:paragraph-rsid="0086ac1f"/>
    </style:style>
    <style:style style:name="P128" style:family="paragraph" style:parent-style-name="Text_20_body">
      <style:text-properties officeooo:rsid="008a5e67" officeooo:paragraph-rsid="0097cf89"/>
    </style:style>
    <style:style style:name="P129" style:family="paragraph" style:parent-style-name="Text_20_body">
      <style:text-properties officeooo:paragraph-rsid="0087f1e5"/>
    </style:style>
    <style:style style:name="P130" style:family="paragraph" style:parent-style-name="Text_20_body">
      <style:text-properties officeooo:rsid="008b7a92" officeooo:paragraph-rsid="0098decb"/>
    </style:style>
    <style:style style:name="P131" style:family="paragraph" style:parent-style-name="Text_20_body">
      <style:text-properties officeooo:paragraph-rsid="006a020f"/>
    </style:style>
    <style:style style:name="P132" style:family="paragraph" style:parent-style-name="Text_20_body">
      <style:text-properties officeooo:rsid="00b0b843" officeooo:paragraph-rsid="00b0b843"/>
    </style:style>
    <style:style style:name="P133" style:family="paragraph" style:parent-style-name="Text_20_body">
      <style:text-properties officeooo:rsid="00b1d6e4" officeooo:paragraph-rsid="00b1d6e4"/>
    </style:style>
    <style:style style:name="P134" style:family="paragraph" style:parent-style-name="Text_20_body">
      <style:text-properties officeooo:paragraph-rsid="008d61e4"/>
    </style:style>
    <style:style style:name="P135" style:family="paragraph" style:parent-style-name="Text_20_body">
      <style:text-properties officeooo:paragraph-rsid="0068262d"/>
    </style:style>
    <style:style style:name="P136" style:family="paragraph" style:parent-style-name="Table_20_Contents">
      <style:paragraph-properties fo:text-align="center" style:justify-single-word="false"/>
      <style:text-properties fo:language="de" fo:country="DE" officeooo:rsid="001768bb" officeooo:paragraph-rsid="001768bb"/>
    </style:style>
    <style:style style:name="P137"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138"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139" style:family="paragraph" style:parent-style-name="Table_20_Contents">
      <style:paragraph-properties fo:text-align="center" style:justify-single-word="false"/>
      <style:text-properties fo:language="de" fo:country="DE" officeooo:rsid="00af8774" officeooo:paragraph-rsid="00af8774"/>
    </style:style>
    <style:style style:name="P140" style:family="paragraph" style:parent-style-name="Table_20_Contents">
      <style:text-properties fo:language="de" fo:country="DE" officeooo:rsid="00af8774" officeooo:paragraph-rsid="00af8774"/>
    </style:style>
    <style:style style:name="P141" style:family="paragraph" style:parent-style-name="Table_20_Contents">
      <style:paragraph-properties fo:text-align="justify" style:justify-single-word="false"/>
      <style:text-properties officeooo:rsid="00b0b843" officeooo:paragraph-rsid="00b0b843"/>
    </style:style>
    <style:style style:name="P142" style:family="paragraph" style:parent-style-name="Heading_20_1">
      <style:text-properties fo:language="de" fo:country="DE"/>
    </style:style>
    <style:style style:name="P143" style:family="paragraph" style:parent-style-name="Heading_20_1">
      <style:text-properties fo:language="de" fo:country="DE" officeooo:rsid="007e83fd"/>
    </style:style>
    <style:style style:name="P144" style:family="paragraph" style:parent-style-name="Heading_20_1">
      <style:text-properties fo:language="de" fo:country="DE" officeooo:paragraph-rsid="007e83fd"/>
    </style:style>
    <style:style style:name="P145" style:family="paragraph" style:parent-style-name="Heading_20_1">
      <style:text-properties fo:language="de" fo:country="DE" officeooo:rsid="0063a9a4" officeooo:paragraph-rsid="0068262d"/>
    </style:style>
    <style:style style:name="P146" style:family="paragraph" style:parent-style-name="Heading_20_1">
      <style:paragraph-properties fo:break-before="page"/>
      <style:text-properties officeooo:rsid="00b0b843" officeooo:paragraph-rsid="00b0b843"/>
    </style:style>
    <style:style style:name="P147" style:family="paragraph" style:parent-style-name="Heading_20_2">
      <style:text-properties fo:language="de" fo:country="DE"/>
    </style:style>
    <style:style style:name="P148" style:family="paragraph" style:parent-style-name="Heading_20_2">
      <style:text-properties fo:language="de" fo:country="DE" officeooo:rsid="008d61e4"/>
    </style:style>
    <style:style style:name="P149" style:family="paragraph" style:parent-style-name="Heading_20_2">
      <style:text-properties fo:language="de" fo:country="DE" officeooo:rsid="008d61e4" officeooo:paragraph-rsid="008d61e4"/>
    </style:style>
    <style:style style:name="P150" style:family="paragraph" style:parent-style-name="Heading_20_2">
      <style:text-properties fo:language="de" fo:country="DE" officeooo:rsid="004ff8ef" officeooo:paragraph-rsid="0082090f"/>
    </style:style>
    <style:style style:name="P151" style:family="paragraph" style:parent-style-name="Heading_20_2">
      <style:text-properties fo:language="de" fo:country="DE" officeooo:rsid="0063df21" officeooo:paragraph-rsid="00740264"/>
    </style:style>
    <style:style style:name="P152" style:family="paragraph" style:parent-style-name="Heading_20_2">
      <style:text-properties fo:language="de" fo:country="DE" officeooo:rsid="0074a67b" officeooo:paragraph-rsid="0074a67b"/>
    </style:style>
    <style:style style:name="P153" style:family="paragraph" style:parent-style-name="Heading_20_2">
      <style:text-properties officeooo:rsid="0082090f"/>
    </style:style>
    <style:style style:name="P154" style:family="paragraph" style:parent-style-name="Heading_20_2">
      <style:text-properties officeooo:rsid="0082090f" officeooo:paragraph-rsid="008d61e4"/>
    </style:style>
    <style:style style:name="P155" style:family="paragraph" style:parent-style-name="Beispiel">
      <style:text-properties officeooo:paragraph-rsid="006768d5"/>
    </style:style>
    <style:style style:name="P156" style:family="paragraph" style:parent-style-name="Beispiel">
      <style:text-properties officeooo:paragraph-rsid="00661f8f"/>
    </style:style>
    <style:style style:name="P157" style:family="paragraph" style:parent-style-name="Beispiel">
      <style:text-properties officeooo:paragraph-rsid="008b7a92"/>
    </style:style>
    <style:style style:name="P158" style:family="paragraph" style:parent-style-name="Beispiel">
      <style:text-properties officeooo:rsid="0082090f"/>
    </style:style>
    <style:style style:name="P159" style:family="paragraph" style:parent-style-name="Beispiel">
      <style:text-properties fo:language="de" fo:country="DE" officeooo:rsid="004ec0cc" officeooo:paragraph-rsid="00632f6e"/>
    </style:style>
    <style:style style:name="P160" style:family="paragraph" style:parent-style-name="Beispiel">
      <style:text-properties officeooo:paragraph-rsid="0074a67b"/>
    </style:style>
    <style:style style:name="P1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91a68a"/>
    </style:style>
    <style:style style:name="T2" style:family="text">
      <style:text-properties officeooo:rsid="004d51e9"/>
    </style:style>
    <style:style style:name="T3" style:family="text">
      <style:text-properties officeooo:rsid="0092077f"/>
    </style:style>
    <style:style style:name="T4" style:family="text">
      <style:text-properties officeooo:rsid="006768d5"/>
    </style:style>
    <style:style style:name="T5" style:family="text">
      <style:text-properties fo:font-weight="bold" style:font-weight-asian="bold" style:font-weight-complex="bold"/>
    </style:style>
    <style:style style:name="T6" style:family="text">
      <style:text-properties officeooo:rsid="0061ab72"/>
    </style:style>
    <style:style style:name="T7" style:family="text">
      <style:text-properties officeooo:rsid="001768bb"/>
    </style:style>
    <style:style style:name="T8" style:family="text">
      <style:text-properties officeooo:rsid="005f16c9"/>
    </style:style>
    <style:style style:name="T9" style:family="text">
      <style:text-properties officeooo:rsid="004940d2"/>
    </style:style>
    <style:style style:name="T10" style:family="text">
      <style:text-properties officeooo:rsid="007e83fd"/>
    </style:style>
    <style:style style:name="T11" style:family="text">
      <style:text-properties officeooo:rsid="0087969e"/>
    </style:style>
    <style:style style:name="T12" style:family="text">
      <style:text-properties officeooo:rsid="009e1d4b"/>
    </style:style>
    <style:style style:name="T13" style:family="text">
      <style:text-properties fo:language="de" fo:country="DE" officeooo:rsid="004ec0cc"/>
    </style:style>
    <style:style style:name="T14" style:family="text">
      <style:text-properties fo:language="de" fo:country="DE" officeooo:rsid="0074a67b"/>
    </style:style>
    <style:style style:name="T15" style:family="text">
      <style:text-properties fo:language="de" fo:country="DE"/>
    </style:style>
    <style:style style:name="T16" style:family="text">
      <style:text-properties fo:language="de" fo:country="DE" officeooo:rsid="00632f6e"/>
    </style:style>
    <style:style style:name="T17" style:family="text">
      <style:text-properties fo:language="de" fo:country="DE" officeooo:rsid="0063a9a4"/>
    </style:style>
    <style:style style:name="T18" style:family="text">
      <style:text-properties fo:language="de" fo:country="DE" officeooo:rsid="004ff8ef"/>
    </style:style>
    <style:style style:name="T19" style:family="text">
      <style:text-properties fo:language="de" fo:country="DE" officeooo:rsid="0085d6ec"/>
    </style:style>
    <style:style style:name="T20" style:family="text">
      <style:text-properties officeooo:rsid="0086ac1f"/>
    </style:style>
    <style:style style:name="T21" style:family="text">
      <style:text-properties fo:language="de" fo:country="DE" officeooo:rsid="008a5e67"/>
    </style:style>
    <style:style style:name="T22" style:family="text">
      <style:text-properties fo:language="de" fo:country="DE" officeooo:rsid="008d61e4"/>
    </style:style>
    <style:style style:name="T23" style:family="text">
      <style:text-properties fo:language="de" fo:country="DE" officeooo:rsid="00b0b843"/>
    </style:style>
    <style:style style:name="T24" style:family="text">
      <style:text-properties fo:language="de" fo:country="DE" officeooo:rsid="008b7a92"/>
    </style:style>
    <style:style style:name="T25" style:family="text">
      <style:text-properties fo:language="de" fo:country="DE" officeooo:rsid="0086ac1f"/>
    </style:style>
    <style:style style:name="T26" style:family="text">
      <style:text-properties fo:language="de" fo:country="DE" officeooo:rsid="007227da"/>
    </style:style>
    <style:style style:name="T27" style:family="text">
      <style:text-properties fo:language="de" fo:country="DE" officeooo:rsid="0068262d"/>
    </style:style>
    <style:style style:name="T28" style:family="text">
      <style:text-properties officeooo:rsid="0087f1e5"/>
    </style:style>
    <style:style style:name="T29" style:family="text">
      <style:text-properties officeooo:rsid="0081b915"/>
    </style:style>
    <style:style style:name="T30" style:family="text">
      <style:text-properties officeooo:rsid="0074a67b"/>
    </style:style>
    <style:style style:name="T31" style:family="text">
      <style:text-properties style:font-name="Liberation Serif1" officeooo:rsid="0084c592"/>
    </style:style>
    <style:style style:name="T32" style:family="text">
      <style:text-properties fo:language="de" fo:country="DE"/>
    </style:style>
    <style:style style:name="T33" style:family="text">
      <style:text-properties fo:language="de" fo:country="DE" officeooo:rsid="004ec0cc"/>
    </style:style>
    <style:style style:name="T34" style:family="text">
      <style:text-properties fo:language="de" fo:country="DE" officeooo:rsid="0074a67b"/>
    </style:style>
    <style:style style:name="T35" style:family="text">
      <style:text-properties fo:language="de" fo:country="DE" officeooo:rsid="008d61e4"/>
    </style:style>
    <style:style style:name="T36" style:family="text">
      <style:text-properties fo:language="de" fo:country="DE" officeooo:rsid="008b7a92"/>
    </style:style>
    <style:style style:name="T37" style:family="text">
      <style:text-properties fo:language="de" fo:country="DE" officeooo:rsid="00632f6e"/>
    </style:style>
    <style:style style:name="T38" style:family="text">
      <style:text-properties fo:language="de" fo:country="DE" officeooo:rsid="008a5e67"/>
    </style:style>
    <style:style style:name="T39" style:family="text">
      <style:text-properties fo:language="de" fo:country="DE" officeooo:rsid="001f87ce"/>
    </style:style>
    <style:style style:name="T40" style:family="text">
      <style:text-properties fo:language="de" fo:country="DE" officeooo:rsid="0063a9a4"/>
    </style:style>
    <style:style style:name="T41" style:family="text">
      <style:text-properties fo:language="de" fo:country="DE" officeooo:rsid="00661f8f"/>
    </style:style>
    <style:style style:name="T42" style:family="text">
      <style:text-properties fo:language="de" fo:country="DE" officeooo:rsid="006768d5"/>
    </style:style>
    <style:style style:name="T43" style:family="text">
      <style:text-properties fo:language="de" fo:country="DE" officeooo:rsid="0085d6ec"/>
    </style:style>
    <style:style style:name="T44" style:family="text">
      <style:text-properties fo:language="de" fo:country="DE" officeooo:rsid="0086ac1f"/>
    </style:style>
    <style:style style:name="T45" style:family="text">
      <style:text-properties fo:language="de" fo:country="DE" officeooo:rsid="0087f1e5"/>
    </style:style>
    <style:style style:name="T46" style:family="text">
      <style:text-properties fo:language="de" fo:country="DE" officeooo:rsid="00885ea0"/>
    </style:style>
    <style:style style:name="T47" style:family="text">
      <style:text-properties fo:language="de" fo:country="DE" officeooo:rsid="0097cf89"/>
    </style:style>
    <style:style style:name="T48" style:family="text">
      <style:text-properties fo:language="de" fo:country="DE" officeooo:rsid="0098decb"/>
    </style:style>
    <style:style style:name="T49" style:family="text">
      <style:text-properties fo:language="de" fo:country="DE" officeooo:rsid="00a4e14a"/>
    </style:style>
    <style:style style:name="T50" style:family="text">
      <style:text-properties fo:language="de" fo:country="DE" officeooo:rsid="00a5aa6d"/>
    </style:style>
    <style:style style:name="T51" style:family="text">
      <style:text-properties fo:language="de" fo:country="DE" officeooo:rsid="00a744d6"/>
    </style:style>
    <style:style style:name="T52" style:family="text">
      <style:text-properties fo:language="de" fo:country="DE" officeooo:rsid="00a8eb6b"/>
    </style:style>
    <style:style style:name="T53" style:family="text">
      <style:text-properties fo:language="de" fo:country="DE" officeooo:rsid="00b0b843"/>
    </style:style>
    <style:style style:name="T54" style:family="text">
      <style:text-properties fo:language="de" fo:country="DE" officeooo:rsid="004ff8ef"/>
    </style:style>
    <style:style style:name="T55" style:family="text">
      <style:text-properties fo:language="de" fo:country="DE" officeooo:rsid="00b1c200"/>
    </style:style>
    <style:style style:name="T56" style:family="text">
      <style:text-properties fo:language="de" fo:country="DE" officeooo:rsid="007227da"/>
    </style:style>
    <style:style style:name="T57" style:family="text">
      <style:text-properties fo:language="de" fo:country="DE" officeooo:rsid="0068262d"/>
    </style:style>
    <style:style style:name="T58" style:family="text">
      <style:text-properties officeooo:rsid="0087f1e5"/>
    </style:style>
    <style:style style:name="T59" style:family="text">
      <style:text-properties officeooo:rsid="0091a68a"/>
    </style:style>
    <style:style style:name="T60" style:family="text">
      <style:text-properties officeooo:rsid="004d51e9"/>
    </style:style>
    <style:style style:name="T61" style:family="text">
      <style:text-properties officeooo:rsid="0092077f"/>
    </style:style>
    <style:style style:name="T62" style:family="text">
      <style:text-properties officeooo:rsid="006768d5"/>
    </style:style>
    <style:style style:name="T63" style:family="text">
      <style:text-properties fo:font-weight="bold" style:font-weight-asian="bold" style:font-weight-complex="bold"/>
    </style:style>
    <style:style style:name="T64" style:family="text">
      <style:text-properties fo:font-weight="bold" officeooo:rsid="005d5161" style:font-weight-asian="bold" style:font-weight-complex="bold"/>
    </style:style>
    <style:style style:name="T65" style:family="text">
      <style:text-properties fo:font-weight="bold" officeooo:rsid="0095b94d" style:font-weight-asian="bold" style:font-weight-complex="bold"/>
    </style:style>
    <style:style style:name="T66" style:family="text">
      <style:text-properties officeooo:rsid="005f16c9"/>
    </style:style>
    <style:style style:name="T67" style:family="text">
      <style:text-properties officeooo:rsid="004940d2"/>
    </style:style>
    <style:style style:name="T68" style:family="text">
      <style:text-properties officeooo:rsid="0087969e"/>
    </style:style>
    <style:style style:name="T69" style:family="text">
      <style:text-properties officeooo:rsid="009e1d4b"/>
    </style:style>
    <style:style style:name="T70" style:family="text">
      <style:text-properties officeooo:rsid="0081b915"/>
    </style:style>
    <style:style style:name="T71" style:family="text">
      <style:text-properties officeooo:rsid="0074a67b"/>
    </style:style>
    <style:style style:name="T72" style:family="text">
      <style:text-properties style:font-name="Liberation Serif1" officeooo:rsid="00a05eab"/>
    </style:style>
    <style:style style:name="T73" style:family="text">
      <style:text-properties style:font-name="Liberation Serif1" officeooo:rsid="0084c592"/>
    </style:style>
    <style:style style:name="T74" style:family="text">
      <style:text-properties officeooo:rsid="001f87ce"/>
    </style:style>
    <style:style style:name="T75" style:family="text">
      <style:text-properties officeooo:rsid="0033755b"/>
    </style:style>
    <style:style style:name="T76" style:family="text">
      <style:text-properties style:font-name="Liberation Serif"/>
    </style:style>
    <style:style style:name="T77" style:family="text">
      <style:text-properties officeooo:rsid="00387c07"/>
    </style:style>
    <style:style style:name="T78" style:family="text">
      <style:text-properties officeooo:rsid="0038a7e0"/>
    </style:style>
    <style:style style:name="T79" style:family="text">
      <style:text-properties officeooo:rsid="00395243"/>
    </style:style>
    <style:style style:name="T80" style:family="text">
      <style:text-properties officeooo:rsid="003a18ea"/>
    </style:style>
    <style:style style:name="T81" style:family="text">
      <style:text-properties officeooo:rsid="003b91fe"/>
    </style:style>
    <style:style style:name="T82" style:family="text">
      <style:text-properties officeooo:rsid="003fbc3f"/>
    </style:style>
    <style:style style:name="T83" style:family="text">
      <style:text-properties officeooo:rsid="004136eb"/>
    </style:style>
    <style:style style:name="T84" style:family="text">
      <style:text-properties officeooo:rsid="00413e34"/>
    </style:style>
    <style:style style:name="T85" style:family="text">
      <style:text-properties officeooo:rsid="0044a35c"/>
    </style:style>
    <style:style style:name="T86" style:family="text">
      <style:text-properties fo:font-size="23pt" style:font-size-asian="23pt" style:font-size-complex="23pt"/>
    </style:style>
    <style:style style:name="T87" style:family="text">
      <style:text-properties fo:font-size="23pt" officeooo:rsid="0018dd5e" style:font-size-asian="23pt" style:font-size-complex="23pt"/>
    </style:style>
    <style:style style:name="T88" style:family="text">
      <style:text-properties officeooo:rsid="004f12f5"/>
    </style:style>
    <style:style style:name="T89" style:family="text">
      <style:text-properties officeooo:rsid="0057842a"/>
    </style:style>
    <style:style style:name="T90" style:family="text">
      <style:text-properties officeooo:rsid="0068262d"/>
    </style:style>
    <style:style style:name="T91" style:family="text">
      <style:text-properties officeooo:rsid="006a020f"/>
    </style:style>
    <style:style style:name="T92" style:family="text">
      <style:text-properties officeooo:rsid="00740264"/>
    </style:style>
    <style:style style:name="T93" style:family="text">
      <style:text-properties officeooo:rsid="007e83fd"/>
    </style:style>
    <style:style style:name="T94" style:family="text">
      <style:text-properties officeooo:rsid="00808228"/>
    </style:style>
    <style:style style:name="T95" style:family="text">
      <style:text-properties officeooo:rsid="00816d68"/>
    </style:style>
    <style:style style:name="T96" style:family="text">
      <style:text-properties officeooo:rsid="0084c592"/>
    </style:style>
    <style:style style:name="T97" style:family="text">
      <style:text-properties officeooo:rsid="0086ac1f"/>
    </style:style>
    <style:style style:name="T98" style:family="text">
      <style:text-properties officeooo:rsid="0092153c"/>
    </style:style>
    <style:style style:name="T99" style:family="text">
      <style:text-properties officeooo:rsid="0095b94d"/>
    </style:style>
    <style:style style:name="T100" style:family="text">
      <style:text-properties officeooo:rsid="0097cf89"/>
    </style:style>
    <style:style style:name="T101" style:family="text">
      <style:text-properties officeooo:rsid="009a2fb8"/>
    </style:style>
    <style:style style:name="T102" style:family="text">
      <style:text-properties officeooo:rsid="009c2bb2"/>
    </style:style>
    <style:style style:name="T103" style:family="text">
      <style:text-properties officeooo:rsid="009db0f0"/>
    </style:style>
    <style:style style:name="T104" style:family="text">
      <style:text-properties officeooo:rsid="00a2a1b6"/>
    </style:style>
    <style:style style:name="T105" style:family="text">
      <style:text-properties officeooo:rsid="001768bb"/>
    </style:style>
    <style:style style:name="T106" style:family="text">
      <style:text-properties officeooo:rsid="0061ab72"/>
    </style:style>
    <style:style style:name="T107" style:family="text">
      <style:text-properties officeooo:rsid="00aff719"/>
    </style:style>
    <style:style style:name="T108" style:family="text">
      <style:text-properties officeooo:rsid="00b0b843"/>
    </style:style>
    <style:style style:name="T109" style:family="text">
      <style:text-properties officeooo:rsid="00b1d6e4"/>
    </style:style>
    <style:style style:name="T110" style:family="text">
      <style:text-properties officeooo:rsid="00b25778"/>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ffffff"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292169184464" text:id="ct94292169184464">
          <text:insertion>
            <office:change-info>
              <dc:creator>Unknown Author</dc:creator>
              <dc:date>2015-02-14T18:28:00</dc:date>
            </office:change-info>
          </text:insertion>
        </text:changed-region>
        <text:changed-region xml:id="ct94292169116304" text:id="ct94292169116304">
          <text:insertion>
            <office:change-info>
              <dc:creator>Unknown Author</dc:creator>
              <dc:date>2015-02-14T18:29:00</dc:date>
            </office:change-info>
          </text:insertion>
        </text:changed-region>
        <text:changed-region xml:id="ct94292169362800" text:id="ct94292169362800">
          <text:insertion>
            <office:change-info>
              <dc:creator>Unknown Author</dc:creator>
              <dc:date>2015-02-14T18:30:00</dc:date>
            </office:change-info>
          </text:insertion>
        </text:changed-region>
        <text:changed-region xml:id="ct94292169359984" text:id="ct94292169359984">
          <text:insertion>
            <office:change-info>
              <dc:creator>Unknown Author</dc:creator>
              <dc:date>2015-02-14T18:31:00</dc:date>
            </office:change-info>
          </text:insertion>
        </text:changed-region>
        <text:changed-region xml:id="ct94292170210784" text:id="ct94292170210784">
          <text:deletion>
            <office:change-info>
              <dc:creator>Unknown Author</dc:creator>
              <dc:date>2015-02-14T18:28:00</dc:date>
            </office:change-info>
            <text:p text:style-name="P1"><text:span text:style-name="T1">Beim Pen&amp;Paper-Regelwerk </text:span></text:p>
          </text:deletion>
        </text:changed-region>
        <text:changed-region xml:id="ct94292170211008" text:id="ct94292170211008">
          <text:insertion>
            <office:change-info>
              <dc:creator>Unknown Author</dc:creator>
              <dc:date>2015-02-14T18:31:00</dc:date>
            </office:change-info>
          </text:insertion>
        </text:changed-region>
        <text:changed-region xml:id="ct94292170211552" text:id="ct94292170211552">
          <text:deletion>
            <office:change-info>
              <dc:creator>Unknown Author</dc:creator>
              <dc:date>2015-02-14T18:32:00</dc:date>
            </office:change-info>
            <text:p text:style-name="P1"><text:span text:style-name="T2">Geist</text:span></text:p>
          </text:deletion>
        </text:changed-region>
        <text:changed-region xml:id="ct94292170212672" text:id="ct94292170212672">
          <text:insertion>
            <office:change-info>
              <dc:creator>Unknown Author</dc:creator>
              <dc:date>2015-02-14T18:32:00</dc:date>
            </office:change-info>
          </text:insertion>
        </text:changed-region>
        <text:changed-region xml:id="ct94292170212976" text:id="ct94292170212976">
          <text:deletion>
            <office:change-info>
              <dc:creator>Unknown Author</dc:creator>
              <dc:date>2015-02-14T18:32:00</dc:date>
            </office:change-info>
            <text:p text:style-name="P1"><text:span text:style-name="T2">, Gefühl, Körper</text:span></text:p>
          </text:deletion>
        </text:changed-region>
        <text:changed-region xml:id="ct94292170214304" text:id="ct94292170214304">
          <text:deletion>
            <office:change-info>
              <dc:creator>Unknown Author</dc:creator>
              <dc:date>2015-02-14T20:05:00</dc:date>
            </office:change-info>
            <text:p text:style-name="P1"><text:span text:style-name="T2">.</text:span></text:p>
          </text:deletion>
        </text:changed-region>
        <text:changed-region xml:id="ct94292170216464" text:id="ct94292170216464">
          <text:insertion>
            <office:change-info>
              <dc:creator>Unknown Author</dc:creator>
              <dc:date>2015-02-14T20:05:00</dc:date>
            </office:change-info>
          </text:insertion>
        </text:changed-region>
        <text:changed-region xml:id="ct94292170217248" text:id="ct94292170217248">
          <text:deletion>
            <office:change-info>
              <dc:creator>Unknown Author</dc:creator>
              <dc:date>2015-02-14T20:03:00</dc:date>
            </office:change-info>
            <text:p text:style-name="P2">m„</text:p>
          </text:deletion>
        </text:changed-region>
        <text:changed-region xml:id="ct94292271053568" text:id="ct94292271053568">
          <text:insertion>
            <office:change-info>
              <dc:creator>Unknown Author</dc:creator>
              <dc:date>2017-12-17T14:48:41</dc:date>
            </office:change-info>
          </text:insertion>
        </text:changed-region>
        <text:changed-region xml:id="ct94292170217696" text:id="ct94292170217696">
          <text:insertion>
            <office:change-info>
              <dc:creator>Unknown Author</dc:creator>
              <dc:date>2015-02-14T18:33:00</dc:date>
            </office:change-info>
          </text:insertion>
        </text:changed-region>
        <text:changed-region xml:id="ct94292170217920" text:id="ct94292170217920">
          <text:insertion>
            <office:change-info>
              <dc:creator>Unknown Author</dc:creator>
              <dc:date>2015-02-14T18:33:00</dc:date>
            </office:change-info>
          </text:insertion>
        </text:changed-region>
        <text:changed-region xml:id="ct94292170218368" text:id="ct94292170218368">
          <text:deletion>
            <office:change-info>
              <dc:creator>Unknown Author</dc:creator>
              <dc:date>2015-02-14T20:03:00</dc:date>
            </office:change-info>
            <text:p text:style-name="P2"><text:span text:style-name="T3">“</text:span></text:p>
          </text:deletion>
        </text:changed-region>
        <text:changed-region xml:id="ct94292170218144" text:id="ct94292170218144">
          <text:deletion>
            <office:change-info>
              <dc:creator>Unknown Author</dc:creator>
              <dc:date>2015-02-14T18:33:00</dc:date>
            </office:change-info>
            <text:p text:style-name="P2"><text:span text:style-name="T3">y</text:span></text:p>
          </text:deletion>
        </text:changed-region>
        <text:changed-region xml:id="ct94292170218816" text:id="ct94292170218816">
          <text:deletion>
            <office:change-info>
              <dc:creator>Unknown Author</dc:creator>
              <dc:date>2015-02-14T20:03:00</dc:date>
            </office:change-info>
            <text:p text:style-name="P2">e„</text:p>
          </text:deletion>
        </text:changed-region>
        <text:changed-region xml:id="ct94292269827904" text:id="ct94292269827904">
          <text:insertion>
            <office:change-info>
              <dc:creator>Unknown Author</dc:creator>
              <dc:date>2017-12-17T14:48:42</dc:date>
            </office:change-info>
          </text:insertion>
        </text:changed-region>
        <text:changed-region xml:id="ct94292170220064" text:id="ct94292170220064">
          <text:insertion>
            <office:change-info>
              <dc:creator>Unknown Author</dc:creator>
              <dc:date>2015-02-14T18:33:00</dc:date>
            </office:change-info>
          </text:insertion>
        </text:changed-region>
        <text:changed-region xml:id="ct94292170220368" text:id="ct94292170220368">
          <text:deletion>
            <office:change-info>
              <dc:creator>Unknown Author</dc:creator>
              <dc:date>2015-02-14T18:33:00</dc:date>
            </office:change-info>
            <text:p text:style-name="P2">Enduarance</text:p>
          </text:deletion>
        </text:changed-region>
        <text:changed-region xml:id="ct94292170220992" text:id="ct94292170220992">
          <text:insertion>
            <office:change-info>
              <dc:creator>Unknown Author</dc:creator>
              <dc:date>2015-02-14T18:33:00</dc:date>
            </office:change-info>
          </text:insertion>
        </text:changed-region>
        <text:changed-region xml:id="ct94292170221296" text:id="ct94292170221296">
          <text:deletion>
            <office:change-info>
              <dc:creator>Unknown Author</dc:creator>
              <dc:date>2015-02-14T20:03:00</dc:date>
            </office:change-info>
            <text:p text:style-name="P2"><text:span text:style-name="T3">“</text:span></text:p>
          </text:deletion>
        </text:changed-region>
        <text:changed-region xml:id="ct94292170221904" text:id="ct94292170221904">
          <text:deletion>
            <office:change-info>
              <dc:creator>Unknown Author</dc:creator>
              <dc:date>2015-02-14T20:03:00</dc:date>
            </office:change-info>
            <text:p text:style-name="P2">p„</text:p>
          </text:deletion>
        </text:changed-region>
        <text:changed-region xml:id="ct94292170455408" text:id="ct94292170455408">
          <text:insertion>
            <office:change-info>
              <dc:creator>Unknown Author</dc:creator>
              <dc:date>2017-12-17T14:48:46</dc:date>
            </office:change-info>
          </text:insertion>
        </text:changed-region>
        <text:changed-region xml:id="ct94292170224656" text:id="ct94292170224656">
          <text:insertion>
            <office:change-info>
              <dc:creator>Unknown Author</dc:creator>
              <dc:date>2015-02-14T18:33:00</dc:date>
            </office:change-info>
          </text:insertion>
        </text:changed-region>
        <text:changed-region xml:id="ct94292170224960" text:id="ct94292170224960">
          <text:deletion>
            <office:change-info>
              <dc:creator>Unknown Author</dc:creator>
              <dc:date>2015-02-14T18:33:00</dc:date>
            </office:change-info>
            <text:p text:style-name="P2"><text:span text:style-name="T3">cal Power</text:span></text:p>
          </text:deletion>
        </text:changed-region>
        <text:changed-region xml:id="ct94292170225264" text:id="ct94292170225264">
          <text:insertion>
            <office:change-info>
              <dc:creator>Unknown Author</dc:creator>
              <dc:date>2015-02-14T18:34:00</dc:date>
            </office:change-info>
          </text:insertion>
        </text:changed-region>
        <text:changed-region xml:id="ct94292170225568" text:id="ct94292170225568">
          <text:deletion>
            <office:change-info>
              <dc:creator>Unknown Author</dc:creator>
              <dc:date>2015-02-14T20:03:00</dc:date>
            </office:change-info>
            <text:p text:style-name="P2"><text:span text:style-name="T3">“</text:span></text:p>
          </text:deletion>
        </text:changed-region>
        <text:changed-region xml:id="ct94292170226976" text:id="ct94292170226976">
          <text:insertion>
            <office:change-info>
              <dc:creator>Unknown Author</dc:creator>
              <dc:date>2015-02-14T20:03:00</dc:date>
            </office:change-info>
          </text:insertion>
        </text:changed-region>
        <text:changed-region xml:id="ct94292170041184" text:id="ct94292170041184">
          <text:deletion>
            <office:change-info>
              <dc:creator>Unknown Author</dc:creator>
              <dc:date>2015-02-14T18:34:00</dc:date>
            </office:change-info>
            <text:p text:style-name="P3">e</text:p>
          </text:deletion>
        </text:changed-region>
        <text:changed-region xml:id="ct94292170035200" text:id="ct94292170035200">
          <text:insertion>
            <office:change-info>
              <dc:creator>Unknown Author</dc:creator>
              <dc:date>2015-02-14T18:34:00</dc:date>
            </office:change-info>
          </text:insertion>
        </text:changed-region>
        <text:changed-region xml:id="ct94292170037616" text:id="ct94292170037616">
          <text:deletion>
            <office:change-info>
              <dc:creator>Unknown Author</dc:creator>
              <dc:date>2015-02-14T18:34:00</dc:date>
            </office:change-info>
            <text:p text:style-name="P3">Neben</text:p>
          </text:deletion>
        </text:changed-region>
        <text:changed-region xml:id="ct94292170039968" text:id="ct94292170039968">
          <text:deletion>
            <office:change-info>
              <dc:creator>Unknown Author</dc:creator>
              <dc:date>2015-02-14T18:34:00</dc:date>
            </office:change-info>
            <text:p text:style-name="Beispiel"><text:span text:style-name="T4">Neben</text:span></text:p>
          </text:deletion>
        </text:changed-region>
        <text:changed-region xml:id="ct94292170048944" text:id="ct94292170048944">
          <text:insertion>
            <office:change-info>
              <dc:creator>Unknown Author</dc:creator>
              <dc:date>2015-02-14T18:34:00</dc:date>
            </office:change-info>
          </text:insertion>
        </text:changed-region>
        <text:changed-region xml:id="ct94292170230016" text:id="ct94292170230016">
          <text:deletion>
            <office:change-info>
              <dc:creator>Unknown Author</dc:creator>
              <dc:date>2015-02-14T20:03:00</dc:date>
            </office:change-info>
            <text:p text:style-name="Beispiel"><text:span text:style-name="T4">m„</text:span></text:p>
          </text:deletion>
        </text:changed-region>
        <text:changed-region xml:id="ct94292170292752" text:id="ct94292170292752">
          <text:insertion>
            <office:change-info>
              <dc:creator>Unknown Author</dc:creator>
              <dc:date>2017-12-17T15:06:05</dc:date>
            </office:change-info>
          </text:insertion>
        </text:changed-region>
        <text:changed-region xml:id="ct94292170233600" text:id="ct94292170233600">
          <text:insertion>
            <office:change-info>
              <dc:creator>Unknown Author</dc:creator>
              <dc:date>2015-02-14T18:34:00</dc:date>
            </office:change-info>
          </text:insertion>
        </text:changed-region>
        <text:changed-region xml:id="ct94292217323056" text:id="ct94292217323056">
          <text:insertion>
            <office:change-info>
              <dc:creator>Unknown Author</dc:creator>
              <dc:date>2017-12-17T15:06:08</dc:date>
            </office:change-info>
          </text:insertion>
        </text:changed-region>
        <text:changed-region xml:id="ct94292170236272" text:id="ct94292170236272">
          <text:insertion>
            <office:change-info>
              <dc:creator>Unknown Author</dc:creator>
              <dc:date>2015-02-14T18:34:00</dc:date>
            </office:change-info>
          </text:insertion>
        </text:changed-region>
        <text:changed-region xml:id="ct94292170236880" text:id="ct94292170236880">
          <text:deletion>
            <office:change-info>
              <dc:creator>Unknown Author</dc:creator>
              <dc:date>2015-02-14T20:03:00</dc:date>
            </office:change-info>
            <text:p text:style-name="Beispiel"><text:span text:style-name="T4">“</text:span></text:p>
          </text:deletion>
        </text:changed-region>
        <text:changed-region xml:id="ct94292170236576" text:id="ct94292170236576">
          <text:deletion>
            <office:change-info>
              <dc:creator>Unknown Author</dc:creator>
              <dc:date>2015-02-14T18:34:00</dc:date>
            </office:change-info>
            <text:p text:style-name="Beispiel"><text:span text:style-name="T4">y</text:span></text:p>
          </text:deletion>
        </text:changed-region>
        <text:changed-region xml:id="ct94292170238720" text:id="ct94292170238720">
          <text:deletion>
            <office:change-info>
              <dc:creator>Unknown Author</dc:creator>
              <dc:date>2015-02-14T20:03:00</dc:date>
            </office:change-info>
            <text:p text:style-name="Beispiel"><text:span text:style-name="T4">e„</text:span></text:p>
          </text:deletion>
        </text:changed-region>
        <text:changed-region xml:id="ct94292267450384" text:id="ct94292267450384">
          <text:insertion>
            <office:change-info>
              <dc:creator>Unknown Author</dc:creator>
              <dc:date>2017-12-17T14:48:24</dc:date>
            </office:change-info>
          </text:insertion>
        </text:changed-region>
        <text:changed-region xml:id="ct94292170241664" text:id="ct94292170241664">
          <text:deletion>
            <office:change-info>
              <dc:creator>Unknown Author</dc:creator>
              <dc:date>2015-02-14T20:03:00</dc:date>
            </office:change-info>
            <text:p text:style-name="Beispiel"><text:span text:style-name="T4">y</text:span></text:p>
          </text:deletion>
        </text:changed-region>
        <text:changed-region xml:id="ct94292170243296" text:id="ct94292170243296">
          <text:insertion>
            <office:change-info>
              <dc:creator>Unknown Author</dc:creator>
              <dc:date>2015-02-14T20:04:00</dc:date>
            </office:change-info>
          </text:insertion>
        </text:changed-region>
        <text:changed-region xml:id="ct94292170243600" text:id="ct94292170243600">
          <text:deletion>
            <office:change-info>
              <dc:creator>Unknown Author</dc:creator>
              <dc:date>2015-02-14T20:04:00</dc:date>
            </office:change-info>
            <text:p text:style-name="Beispiel"><text:span text:style-name="T4">“</text:span></text:p>
          </text:deletion>
        </text:changed-region>
        <text:changed-region xml:id="ct94292170245088" text:id="ct94292170245088">
          <text:deletion>
            <office:change-info>
              <dc:creator>Unknown Author</dc:creator>
              <dc:date>2015-02-14T20:04:00</dc:date>
            </office:change-info>
            <text:p text:style-name="Beispiel"><text:span text:style-name="T4">„p</text:span></text:p>
          </text:deletion>
        </text:changed-region>
        <text:changed-region xml:id="ct94292249154000" text:id="ct94292249154000">
          <text:insertion>
            <office:change-info>
              <dc:creator>Unknown Author</dc:creator>
              <dc:date>2017-12-17T14:48:26</dc:date>
            </office:change-info>
          </text:insertion>
        </text:changed-region>
        <text:changed-region xml:id="ct94292170249632" text:id="ct94292170249632">
          <text:insertion>
            <office:change-info>
              <dc:creator>Unknown Author</dc:creator>
              <dc:date>2015-02-14T20:04:00</dc:date>
            </office:change-info>
          </text:insertion>
        </text:changed-region>
        <text:changed-region xml:id="ct94292170249936" text:id="ct94292170249936">
          <text:deletion>
            <office:change-info>
              <dc:creator>Unknown Author</dc:creator>
              <dc:date>2015-02-14T20:04:00</dc:date>
            </office:change-info>
            <text:p text:style-name="Beispiel"><text:span text:style-name="T4">cal</text:span></text:p>
          </text:deletion>
        </text:changed-region>
        <text:changed-region xml:id="ct94292170253712" text:id="ct94292170253712">
          <text:insertion>
            <office:change-info>
              <dc:creator>Unknown Author</dc:creator>
              <dc:date>2015-02-14T20:04:00</dc:date>
            </office:change-info>
          </text:insertion>
        </text:changed-region>
        <text:changed-region xml:id="ct94292170254016" text:id="ct94292170254016">
          <text:deletion>
            <office:change-info>
              <dc:creator>Unknown Author</dc:creator>
              <dc:date>2015-02-14T20:04:00</dc:date>
            </office:change-info>
            <text:p text:style-name="Beispiel"><text:span text:style-name="T4">y“</text:span></text:p>
          </text:deletion>
        </text:changed-region>
        <text:changed-region xml:id="ct94292170255504" text:id="ct94292170255504">
          <text:deletion>
            <office:change-info>
              <dc:creator>Unknown Author</dc:creator>
              <dc:date>2015-02-14T20:04:00</dc:date>
            </office:change-info>
            <text:p text:style-name="Beispiel"><text:span text:style-name="T4">„m</text:span></text:p>
          </text:deletion>
        </text:changed-region>
        <text:changed-region xml:id="ct94292269867552" text:id="ct94292269867552">
          <text:insertion>
            <office:change-info>
              <dc:creator>Unknown Author</dc:creator>
              <dc:date>2017-12-17T14:48:32</dc:date>
            </office:change-info>
          </text:insertion>
        </text:changed-region>
        <text:changed-region xml:id="ct94292170260048" text:id="ct94292170260048">
          <text:insertion>
            <office:change-info>
              <dc:creator>Unknown Author</dc:creator>
              <dc:date>2015-02-14T20:04:00</dc:date>
            </office:change-info>
          </text:insertion>
        </text:changed-region>
        <text:changed-region xml:id="ct94292170261808" text:id="ct94292170261808">
          <text:deletion>
            <office:change-info>
              <dc:creator>Unknown Author</dc:creator>
              <dc:date>2015-02-14T20:04:00</dc:date>
            </office:change-info>
            <text:p text:style-name="Beispiel"><text:span text:style-name="T4">Endurance</text:span></text:p>
          </text:deletion>
        </text:changed-region>
        <text:changed-region xml:id="ct94292170260272" text:id="ct94292170260272">
          <text:insertion>
            <office:change-info>
              <dc:creator>Unknown Author</dc:creator>
              <dc:date>2015-02-14T20:04:00</dc:date>
            </office:change-info>
          </text:insertion>
        </text:changed-region>
        <text:changed-region xml:id="ct94292170263616" text:id="ct94292170263616">
          <text:deletion>
            <office:change-info>
              <dc:creator>Unknown Author</dc:creator>
              <dc:date>2015-02-14T20:04:00</dc:date>
            </office:change-info>
            <text:p text:style-name="Beispiel"><text:span text:style-name="T4">“</text:span></text:p>
          </text:deletion>
        </text:changed-region>
        <text:changed-region xml:id="ct94292170265104" text:id="ct94292170265104">
          <text:deletion>
            <office:change-info>
              <dc:creator>Unknown Author</dc:creator>
              <dc:date>2015-02-14T20:04:00</dc:date>
            </office:change-info>
            <text:p text:style-name="Beispiel"><text:span text:style-name="T4">„m</text:span></text:p>
          </text:deletion>
        </text:changed-region>
        <text:changed-region xml:id="ct94292269564320" text:id="ct94292269564320">
          <text:insertion>
            <office:change-info>
              <dc:creator>Unknown Author</dc:creator>
              <dc:date>2017-12-17T14:48:35</dc:date>
            </office:change-info>
          </text:insertion>
        </text:changed-region>
        <text:changed-region xml:id="ct94292170270096" text:id="ct94292170270096">
          <text:insertion>
            <office:change-info>
              <dc:creator>Unknown Author</dc:creator>
              <dc:date>2015-02-14T20:04:00</dc:date>
            </office:change-info>
          </text:insertion>
        </text:changed-region>
        <text:changed-region xml:id="ct94292170271632" text:id="ct94292170271632">
          <text:deletion>
            <office:change-info>
              <dc:creator>Unknown Author</dc:creator>
              <dc:date>2015-02-14T20:04:00</dc:date>
            </office:change-info>
            <text:p text:style-name="Beispiel"><text:span text:style-name="T4">Power</text:span></text:p>
          </text:deletion>
        </text:changed-region>
        <text:changed-region xml:id="ct94292170273264" text:id="ct94292170273264">
          <text:insertion>
            <office:change-info>
              <dc:creator>Unknown Author</dc:creator>
              <dc:date>2015-02-14T20:04:00</dc:date>
            </office:change-info>
          </text:insertion>
        </text:changed-region>
        <text:changed-region xml:id="ct94292170273568" text:id="ct94292170273568">
          <text:deletion>
            <office:change-info>
              <dc:creator>Unknown Author</dc:creator>
              <dc:date>2015-02-14T20:04:00</dc:date>
            </office:change-info>
            <text:p text:style-name="Beispiel"><text:span text:style-name="T4">“</text:span></text:p>
          </text:deletion>
        </text:changed-region>
        <text:changed-region xml:id="ct94292249103840" text:id="ct94292249103840">
          <text:deletion>
            <office:change-info>
              <dc:creator>Unknown Author</dc:creator>
              <dc:date>2017-12-17T14:28:49</dc:date>
            </office:change-info>
            <text:p text:style-name="P4"><text:span text:style-name="T2">Aspekt</text:span></text:p>
          </text:deletion>
        </text:changed-region>
        <text:changed-region xml:id="ct94292170031808" text:id="ct94292170031808">
          <text:deletion>
            <office:change-info>
              <dc:creator>Unknown Author</dc:creator>
              <dc:date>2015-02-14T20:05:00</dc:date>
            </office:change-info>
            <text:p text:style-name="P4"><text:span text:style-name="T2">e</text:span></text:p>
          </text:deletion>
        </text:changed-region>
        <text:changed-region xml:id="ct94292264618880" text:id="ct94292264618880">
          <text:insertion>
            <office:change-info>
              <dc:creator>Unknown Author</dc:creator>
              <dc:date>2017-12-17T14:28:49</dc:date>
            </office:change-info>
          </text:insertion>
        </text:changed-region>
        <text:changed-region xml:id="ct94292170051840" text:id="ct94292170051840">
          <text:deletion>
            <office:change-info>
              <dc:creator>Unknown Author</dc:creator>
              <dc:date>2015-02-14T20:05:00</dc:date>
            </office:change-info>
            <text:p text:style-name="P5"><text:span text:style-name="T5">lcl</text:span></text:p>
          </text:deletion>
        </text:changed-region>
        <text:changed-region xml:id="ct94292170054000" text:id="ct94292170054000">
          <text:insertion>
            <office:change-info>
              <dc:creator>Unknown Author</dc:creator>
              <dc:date>2015-02-14T20:05:00</dc:date>
            </office:change-info>
          </text:insertion>
        </text:changed-region>
        <text:changed-region xml:id="ct94292269451456" text:id="ct94292269451456">
          <text:deletion>
            <office:change-info>
              <dc:creator>Unknown Author</dc:creator>
              <dc:date>2017-12-17T14:28:52</dc:date>
            </office:change-info>
            <text:p text:style-name="P6"><text:span text:style-name="T6">Manifestation</text:span></text:p>
          </text:deletion>
        </text:changed-region>
        <text:changed-region xml:id="ct94292250968464" text:id="ct94292250968464">
          <text:insertion>
            <office:change-info>
              <dc:creator>Unknown Author</dc:creator>
              <dc:date>2017-12-17T14:28:52</dc:date>
            </office:change-info>
          </text:insertion>
        </text:changed-region>
        <text:changed-region xml:id="ct94292170270976" text:id="ct94292170270976">
          <text:deletion>
            <office:change-info>
              <dc:creator>Unknown Author</dc:creator>
              <dc:date>2015-02-14T20:05:00</dc:date>
            </office:change-info>
            <text:p text:style-name="P7">y</text:p>
          </text:deletion>
        </text:changed-region>
        <text:changed-region xml:id="ct94292170228944" text:id="ct94292170228944">
          <text:insertion>
            <office:change-info>
              <dc:creator>Unknown Author</dc:creator>
              <dc:date>2015-02-14T20:05:00</dc:date>
            </office:change-info>
          </text:insertion>
        </text:changed-region>
        <text:changed-region xml:id="ct94292170244528" text:id="ct94292170244528">
          <text:insertion>
            <office:change-info>
              <dc:creator>Unknown Author</dc:creator>
              <dc:date>2015-02-14T20:07:00</dc:date>
            </office:change-info>
          </text:insertion>
        </text:changed-region>
        <text:changed-region xml:id="ct94292170237104" text:id="ct94292170237104">
          <text:insertion>
            <office:change-info>
              <dc:creator>Raphael Bosshard</dc:creator>
              <dc:date>2015-03-11T20:13:00</dc:date>
            </office:change-info>
          </text:insertion>
        </text:changed-region>
        <text:changed-region xml:id="ct94292170237936" text:id="ct94292170237936">
          <text:deletion>
            <office:change-info>
              <dc:creator>Unknown Author</dc:creator>
              <dc:date>2015-02-14T20:04:00</dc:date>
            </office:change-info>
            <text:p text:style-name="P8"><text:span text:style-name="T7">Endurance</text:span></text:p>
          </text:deletion>
        </text:changed-region>
        <text:changed-region xml:id="ct94292170258432" text:id="ct94292170258432">
          <text:insertion>
            <office:change-info>
              <dc:creator>Unknown Author</dc:creator>
              <dc:date>2015-02-14T20:04:00</dc:date>
            </office:change-info>
          </text:insertion>
        </text:changed-region>
        <text:changed-region xml:id="ct94292170258736" text:id="ct94292170258736">
          <text:insertion>
            <office:change-info>
              <dc:creator>Unknown Author</dc:creator>
              <dc:date>2015-02-14T20:05:00</dc:date>
            </office:change-info>
          </text:insertion>
        </text:changed-region>
        <text:changed-region xml:id="ct94292170077920" text:id="ct94292170077920">
          <text:insertion>
            <office:change-info>
              <dc:creator>Unknown Author</dc:creator>
              <dc:date>2015-02-14T20:04:00</dc:date>
            </office:change-info>
          </text:insertion>
        </text:changed-region>
        <text:changed-region xml:id="ct94292170235888" text:id="ct94292170235888">
          <text:deletion>
            <office:change-info>
              <dc:creator>Unknown Author</dc:creator>
              <dc:date>2015-02-14T20:02:00</dc:date>
            </office:change-info>
            <text:p text:style-name="P8"><text:span text:style-name="T7">Power</text:span></text:p>
          </text:deletion>
        </text:changed-region>
        <text:changed-region xml:id="ct94292170252096" text:id="ct94292170252096">
          <text:insertion>
            <office:change-info>
              <dc:creator>Unknown Author</dc:creator>
              <dc:date>2015-02-14T20:02:00</dc:date>
            </office:change-info>
          </text:insertion>
        </text:changed-region>
        <text:changed-region xml:id="ct94292170233296" text:id="ct94292170233296">
          <text:insertion>
            <office:change-info>
              <dc:creator>Raphael Bosshard</dc:creator>
              <dc:date>2015-03-11T20:13:00</dc:date>
            </office:change-info>
          </text:insertion>
        </text:changed-region>
        <text:changed-region xml:id="ct94292170286896" text:id="ct94292170286896">
          <text:deletion>
            <office:change-info>
              <dc:creator>Unknown Author</dc:creator>
              <dc:date>2015-02-14T20:02:00</dc:date>
            </office:change-info>
            <text:p text:style-name="P9"><text:span text:style-name="T8">neun</text:span></text:p>
          </text:deletion>
        </text:changed-region>
        <text:changed-region xml:id="ct94292170285648" text:id="ct94292170285648">
          <text:insertion>
            <office:change-info>
              <dc:creator>Unknown Author</dc:creator>
              <dc:date>2015-02-14T20:02:00</dc:date>
            </office:change-info>
          </text:insertion>
        </text:changed-region>
        <text:changed-region xml:id="ct94292170289344" text:id="ct94292170289344">
          <text:deletion>
            <office:change-info>
              <dc:creator>Unknown Author</dc:creator>
              <dc:date>2015-02-14T20:00:00</dc:date>
            </office:change-info>
            <text:p text:style-name="P9"><text:span text:style-name="T9">t. Dabei in jeder Zeile und jeder Spalte ein t</text:span></text:p>
          </text:deletion>
        </text:changed-region>
        <text:changed-region xml:id="ct94292170290736" text:id="ct94292170290736">
          <text:insertion>
            <office:change-info>
              <dc:creator>Unknown Author</dc:creator>
              <dc:date>2015-02-14T20:00:00</dc:date>
            </office:change-info>
          </text:insertion>
        </text:changed-region>
        <text:changed-region xml:id="ct94292170291040" text:id="ct94292170291040">
          <text:deletion>
            <office:change-info>
              <dc:creator>Unknown Author</dc:creator>
              <dc:date>2015-02-14T20:01:00</dc:date>
            </office:change-info>
            <text:p text:style-name="P9"><text:span text:style-name="T9">.</text:span></text:p>
          </text:deletion>
        </text:changed-region>
        <text:changed-region xml:id="ct94292170293136" text:id="ct94292170293136">
          <text:deletion>
            <office:change-info>
              <dc:creator>Unknown Author</dc:creator>
              <dc:date>2015-02-14T20:01:00</dc:date>
            </office:change-info>
            <text:p text:style-name="P9"><text:span text:style-name="T9"><text:s/>,</text:span></text:p>
          </text:deletion>
        </text:changed-region>
        <text:changed-region xml:id="ct94292170291264" text:id="ct94292170291264">
          <text:insertion>
            <office:change-info>
              <dc:creator>Unknown Author</dc:creator>
              <dc:date>2015-02-14T20:01:00</dc:date>
            </office:change-info>
          </text:insertion>
        </text:changed-region>
        <text:changed-region xml:id="ct94292170293392" text:id="ct94292170293392">
          <text:insertion>
            <office:change-info>
              <dc:creator>Unknown Author</dc:creator>
              <dc:date>2015-02-14T20:01:00</dc:date>
            </office:change-info>
          </text:insertion>
        </text:changed-region>
        <text:changed-region xml:id="ct94292170297376" text:id="ct94292170297376">
          <text:deletion>
            <office:change-info>
              <dc:creator>Unknown Author</dc:creator>
              <dc:date>2015-02-14T20:01:00</dc:date>
            </office:change-info>
            <text:p text:style-name="P9"><text:span text:style-name="T9">es darf nicht zwei Attribute mit dem höchsten Wert geben.</text:span></text:p>
          </text:deletion>
        </text:changed-region>
        <text:changed-region xml:id="ct94292170298448" text:id="ct94292170298448">
          <text:deletion>
            <office:change-info>
              <dc:creator>Unknown Author</dc:creator>
              <dc:date>2015-02-14T20:02:00</dc:date>
            </office:change-info>
            <text:p text:style-name="Hinweis">e</text:p>
          </text:deletion>
        </text:changed-region>
        <text:changed-region xml:id="ct94292170299488" text:id="ct94292170299488">
          <text:deletion>
            <office:change-info>
              <dc:creator>Unknown Author</dc:creator>
              <dc:date>2015-02-14T20:05:00</dc:date>
            </office:change-info>
            <text:h text:style-name="P10" text:outline-level="1"/>
            <text:h text:style-name="P10" text:outline-level="1"/>
          </text:deletion>
        </text:changed-region>
        <text:changed-region xml:id="ct94292170299264" text:id="ct94292170299264">
          <text:deletion>
            <office:change-info>
              <dc:creator>Unknown Author</dc:creator>
              <dc:date>2015-02-14T20:01:00</dc:date>
            </office:change-info>
            <text:h text:style-name="P10" text:outline-level="1"/>
            <text:h text:style-name="P10" text:outline-level="1"/>
          </text:deletion>
        </text:changed-region>
        <text:changed-region xml:id="ct94292170300704" text:id="ct94292170300704">
          <text:insertion>
            <office:change-info>
              <dc:creator>Unknown Author</dc:creator>
              <dc:date>2015-02-14T20:01:00</dc:date>
            </office:change-info>
          </text:insertion>
        </text:changed-region>
        <text:changed-region xml:id="ct94292275629584" text:id="ct94292275629584">
          <text:deletion>
            <office:change-info>
              <dc:creator>Unknown Author</dc:creator>
              <dc:date>2017-12-17T14:49:18</dc:date>
            </office:change-info>
            <text:p text:style-name="Text_20_body"><text:span text:style-name="T10"><text:s/></text:span></text:p>
          </text:deletion>
        </text:changed-region>
        <text:changed-region xml:id="ct94292170303008" text:id="ct94292170303008">
          <text:deletion>
            <office:change-info>
              <dc:creator>Unknown Author</dc:creator>
              <dc:date>2015-02-14T20:06:00</dc:date>
            </office:change-info>
            <text:p text:style-name="P11"><text:bookmark-ref text:reference-format="page" text:ref-name="__RefHeading__801_564799865">Error: Reference source not found</text:bookmark-ref></text:p>
          </text:deletion>
        </text:changed-region>
        <text:changed-region xml:id="ct94292170302656" text:id="ct94292170302656">
          <text:deletion>
            <office:change-info>
              <dc:creator>Unknown Author</dc:creator>
              <dc:date>2015-02-14T20:06:00</dc:date>
            </office:change-info>
            <text:p text:style-name="P11"><text:span text:style-name="T11">sequenziell</text:span></text:p>
          </text:deletion>
        </text:changed-region>
        <text:changed-region xml:id="ct94292170303232" text:id="ct94292170303232">
          <text:insertion>
            <office:change-info>
              <dc:creator>Unknown Author</dc:creator>
              <dc:date>2015-02-14T20:06:00</dc:date>
            </office:change-info>
          </text:insertion>
        </text:changed-region>
        <text:changed-region xml:id="ct94292170305968" text:id="ct94292170305968">
          <text:deletion>
            <office:change-info>
              <dc:creator>Unknown Author</dc:creator>
              <dc:date>2015-02-14T20:07:00</dc:date>
            </office:change-info>
            <text:p text:style-name="Hinweis">e„</text:p>
          </text:deletion>
        </text:changed-region>
        <text:changed-region xml:id="ct94292251884192" text:id="ct94292251884192">
          <text:insertion>
            <office:change-info>
              <dc:creator>Unknown Author</dc:creator>
              <dc:date>2017-12-17T14:49:39</dc:date>
            </office:change-info>
          </text:insertion>
        </text:changed-region>
        <text:changed-region xml:id="ct94292170306640" text:id="ct94292170306640">
          <text:deletion>
            <office:change-info>
              <dc:creator>Unknown Author</dc:creator>
              <dc:date>2015-02-14T20:07:00</dc:date>
            </office:change-info>
            <text:p text:style-name="Hinweis">“y</text:p>
          </text:deletion>
        </text:changed-region>
        <text:changed-region xml:id="ct94292170307264" text:id="ct94292170307264">
          <text:insertion>
            <office:change-info>
              <dc:creator>Unknown Author</dc:creator>
              <dc:date>2015-02-14T20:07:00</dc:date>
            </office:change-info>
          </text:insertion>
        </text:changed-region>
        <text:changed-region xml:id="ct94292170307568" text:id="ct94292170307568">
          <text:deletion>
            <office:change-info>
              <dc:creator>Unknown Author</dc:creator>
              <dc:date>2015-02-14T20:06:00</dc:date>
            </office:change-info>
            <text:p text:style-name="Hinweis"><text:s/></text:p>
          </text:deletion>
        </text:changed-region>
        <text:changed-region xml:id="ct94292170307920" text:id="ct94292170307920">
          <text:deletion>
            <office:change-info>
              <dc:creator>Unknown Author</dc:creator>
              <dc:date>2015-02-14T20:13:00</dc:date>
            </office:change-info>
            <text:p text:style-name="P12">Sequenz</text:p>
          </text:deletion>
        </text:changed-region>
        <text:changed-region xml:id="ct94292170308144" text:id="ct94292170308144">
          <text:insertion>
            <office:change-info>
              <dc:creator>Unknown Author</dc:creator>
              <dc:date>2015-02-14T20:13:00</dc:date>
            </office:change-info>
          </text:insertion>
        </text:changed-region>
        <text:changed-region xml:id="ct94292170308448" text:id="ct94292170308448">
          <text:deletion>
            <office:change-info>
              <dc:creator>Raphael Bosshard</dc:creator>
              <dc:date>2015-02-20T18:48:00</dc:date>
            </office:change-info>
            <text:p text:style-name="P12"><text:span text:style-name="T12"><text:s/>(oder Sequenz?)</text:span></text:p>
          </text:deletion>
        </text:changed-region>
        <text:changed-region xml:id="ct94292265008544" text:id="ct94292265008544">
          <text:deletion>
            <office:change-info>
              <dc:creator>Unknown Author</dc:creator>
              <dc:date>2017-12-17T15:19:50</dc:date>
            </office:change-info>
            <text:p text:style-name="P12"><office:annotation><dc:creator>Unknown Author</dc:creator><dc:date>2015-02-05T00:17:29</dc:date><text:p text:style-name="P161"><text:span text:style-name="T111">Beispiele bringen</text:span></text:p></office:annotation></text:p>
          </text:deletion>
        </text:changed-region>
        <text:changed-region xml:id="ct94292269751872" text:id="ct94292269751872">
          <text:insertion>
            <office:change-info>
              <dc:creator>Unknown Author</dc:creator>
              <dc:date>2017-12-17T14:49:30</dc:date>
            </office:change-info>
          </text:insertion>
        </text:changed-region>
        <text:changed-region xml:id="ct94292267360528" text:id="ct94292267360528">
          <text:insertion>
            <office:change-info>
              <dc:creator>Unknown Author</dc:creator>
              <dc:date>2017-12-17T14:50:06</dc:date>
            </office:change-info>
          </text:insertion>
        </text:changed-region>
        <text:changed-region xml:id="ct94292170143872" text:id="ct94292170143872">
          <text:insertion>
            <office:change-info>
              <dc:creator>Unknown Author</dc:creator>
              <dc:date>2015-02-14T20:08:00</dc:date>
            </office:change-info>
          </text:insertion>
        </text:changed-region>
        <text:changed-region xml:id="ct94292170308816" text:id="ct94292170308816">
          <text:deletion>
            <office:change-info>
              <dc:creator>Unknown Author</dc:creator>
              <dc:date>2015-02-14T20:08:00</dc:date>
            </office:change-info>
            <text:p text:style-name="P13">verwendeten</text:p>
          </text:deletion>
        </text:changed-region>
        <text:changed-region xml:id="ct94292170329744" text:id="ct94292170329744">
          <text:insertion>
            <office:change-info>
              <dc:creator>Unknown Author</dc:creator>
              <dc:date>2015-02-14T20:08:00</dc:date>
            </office:change-info>
          </text:insertion>
        </text:changed-region>
        <text:changed-region xml:id="ct94292170147200" text:id="ct94292170147200">
          <text:deletion>
            <office:change-info>
              <dc:creator>Unknown Author</dc:creator>
              <dc:date>2015-02-14T20:08:00</dc:date>
            </office:change-info>
            <text:p text:style-name="Hinweis">m</text:p>
          </text:deletion>
        </text:changed-region>
        <text:changed-region xml:id="ct94292170386416" text:id="ct94292170386416">
          <text:insertion>
            <office:change-info>
              <dc:creator>Unknown Author</dc:creator>
              <dc:date>2015-02-14T20:08:00</dc:date>
            </office:change-info>
          </text:insertion>
        </text:changed-region>
        <text:changed-region xml:id="ct94292251904480" text:id="ct94292251904480">
          <text:deletion>
            <office:change-info>
              <dc:creator>Unknown Author</dc:creator>
              <dc:date>2017-12-17T14:51:25</dc:date>
            </office:change-info>
            <text:p text:style-name="P14"><text:span text:style-name="T13">physical</text:span></text:p>
          </text:deletion>
        </text:changed-region>
        <text:changed-region xml:id="ct94292266827008" text:id="ct94292266827008">
          <text:insertion>
            <office:change-info>
              <dc:creator>Unknown Author</dc:creator>
              <dc:date>2017-12-17T14:51:25</dc:date>
            </office:change-info>
          </text:insertion>
        </text:changed-region>
        <text:changed-region xml:id="ct94292269857184" text:id="ct94292269857184">
          <text:deletion>
            <office:change-info>
              <dc:creator>Unknown Author</dc:creator>
              <dc:date>2017-12-17T14:51:30</dc:date>
            </office:change-info>
            <text:p text:style-name="P14"><text:span text:style-name="T13"><text:s/></text:span><text:span text:style-name="T14">power</text:span></text:p>
          </text:deletion>
        </text:changed-region>
        <text:changed-region xml:id="ct94292246532224" text:id="ct94292246532224">
          <text:deletion>
            <office:change-info>
              <dc:creator>Unknown Author</dc:creator>
              <dc:date>2017-12-17T14:51:45</dc:date>
            </office:change-info>
            <text:p text:style-name="P14"><text:span text:style-name="T15">gibt </text:span><text:span text:style-name="T16">drei </text:span></text:p>
          </text:deletion>
        </text:changed-region>
        <text:changed-region xml:id="ct94292170217472" text:id="ct94292170217472">
          <text:insertion>
            <office:change-info>
              <dc:creator>Unknown Author</dc:creator>
              <dc:date>2017-12-17T14:51:45</dc:date>
            </office:change-info>
          </text:insertion>
        </text:changed-region>
        <text:changed-region xml:id="ct94292251437696" text:id="ct94292251437696">
          <text:deletion>
            <office:change-info>
              <dc:creator>Unknown Author</dc:creator>
              <dc:date>2017-12-17T14:51:59</dc:date>
            </office:change-info>
            <text:p text:style-name="P14"><text:span text:style-name="T16">al</text:span><text:span text:style-name="T17">s</text:span><text:span text:style-name="T16"> den </text:span></text:p>
          </text:deletion>
        </text:changed-region>
        <text:changed-region xml:id="ct94292170504704" text:id="ct94292170504704">
          <text:insertion>
            <office:change-info>
              <dc:creator>Unknown Author</dc:creator>
              <dc:date>2017-12-17T14:51:59</dc:date>
            </office:change-info>
          </text:insertion>
        </text:changed-region>
        <text:changed-region xml:id="ct94292158047200" text:id="ct94292158047200">
          <text:insertion>
            <office:change-info>
              <dc:creator>Unknown Author</dc:creator>
              <dc:date>2017-12-17T14:52:00</dc:date>
            </office:change-info>
          </text:insertion>
        </text:changed-region>
        <text:changed-region xml:id="ct94292271116112" text:id="ct94292271116112">
          <text:deletion>
            <office:change-info>
              <dc:creator>Unknown Author</dc:creator>
              <dc:date>2017-12-17T14:52:05</dc:date>
            </office:change-info>
            <text:p text:style-name="P14"><text:span text:style-name="T16">an, der für </text:span><text:span text:style-name="T13">das Aufbrechen der Türe erreicht werden </text:span></text:p>
          </text:deletion>
        </text:changed-region>
        <text:changed-region xml:id="ct94292270815648" text:id="ct94292270815648">
          <text:insertion>
            <office:change-info>
              <dc:creator>Unknown Author</dc:creator>
              <dc:date>2017-12-17T14:52:05</dc:date>
            </office:change-info>
          </text:insertion>
        </text:changed-region>
        <text:changed-region xml:id="ct94292269596112" text:id="ct94292269596112">
          <text:deletion>
            <office:change-info>
              <dc:creator>Unknown Author</dc:creator>
              <dc:date>2017-12-17T14:52:10</dc:date>
            </office:change-info>
            <text:p text:style-name="P14"><text:span text:style-name="T13">muss.</text:span></text:p>
          </text:deletion>
        </text:changed-region>
        <text:changed-region xml:id="ct94292170379728" text:id="ct94292170379728">
          <text:insertion>
            <office:change-info>
              <dc:creator>Unknown Author</dc:creator>
              <dc:date>2015-02-14T20:09:00</dc:date>
            </office:change-info>
          </text:insertion>
        </text:changed-region>
        <text:changed-region xml:id="ct94292170381936" text:id="ct94292170381936">
          <text:deletion>
            <office:change-info>
              <dc:creator>Unknown Author</dc:creator>
              <dc:date>2015-02-18T20:24:00</dc:date>
            </office:change-info>
            <text:p text:style-name="P14"><text:span text:style-name="T16">einen Punkt</text:span></text:p>
          </text:deletion>
        </text:changed-region>
        <text:changed-region xml:id="ct94292170384352" text:id="ct94292170384352">
          <text:insertion>
            <office:change-info>
              <dc:creator>Unknown Author</dc:creator>
              <dc:date>2015-02-18T20:24:00</dc:date>
            </office:change-info>
          </text:insertion>
        </text:changed-region>
        <text:changed-region xml:id="ct94292275894112" text:id="ct94292275894112">
          <text:insertion>
            <office:change-info>
              <dc:creator>Unknown Author</dc:creator>
              <dc:date>2017-12-17T14:52:18</dc:date>
            </office:change-info>
          </text:insertion>
        </text:changed-region>
        <text:changed-region xml:id="ct94292170418704" text:id="ct94292170418704">
          <text:deletion>
            <office:change-info>
              <dc:creator>Unknown Author</dc:creator>
              <dc:date>2015-02-14T20:08:00</dc:date>
            </office:change-info>
            <text:p text:style-name="P14"><text:span text:style-name="T13">„physical </text:span><text:span text:style-name="T14">power</text:span><text:span text:style-name="T13">“</text:span></text:p>
          </text:deletion>
        </text:changed-region>
        <text:changed-region xml:id="ct94292170418400" text:id="ct94292170418400">
          <text:deletion>
            <office:change-info>
              <dc:creator>Unknown Author</dc:creator>
              <dc:date>2017-12-17T14:52:23</dc:date>
            </office:change-info>
            <text:p text:style-name="P14"><text:span text:style-name="T13"><text:s/></text:span></text:p>
          </text:deletion>
        </text:changed-region>
        <text:changed-region xml:id="ct94292269828512" text:id="ct94292269828512">
          <text:insertion>
            <office:change-info>
              <dc:creator>Unknown Author</dc:creator>
              <dc:date>2017-12-17T14:52:23</dc:date>
            </office:change-info>
          </text:insertion>
        </text:changed-region>
        <text:changed-region xml:id="ct94292268490976" text:id="ct94292268490976">
          <text:insertion>
            <office:change-info>
              <dc:creator>Unknown Author</dc:creator>
              <dc:date>2017-12-17T15:08:46</dc:date>
            </office:change-info>
          </text:insertion>
        </text:changed-region>
        <text:changed-region xml:id="ct94292250899920" text:id="ct94292250899920">
          <text:insertion>
            <office:change-info>
              <dc:creator>Unknown Author</dc:creator>
              <dc:date>2017-12-17T15:09:00</dc:date>
            </office:change-info>
          </text:insertion>
        </text:changed-region>
        <text:changed-region xml:id="ct94292270905760" text:id="ct94292270905760">
          <text:insertion>
            <office:change-info>
              <dc:creator>Unknown Author</dc:creator>
              <dc:date>2017-12-17T15:11:10</dc:date>
            </office:change-info>
          </text:insertion>
        </text:changed-region>
        <text:changed-region xml:id="ct94292275488304" text:id="ct94292275488304">
          <text:insertion>
            <office:change-info>
              <dc:creator>Unknown Author</dc:creator>
              <dc:date>2017-12-17T15:15:23</dc:date>
            </office:change-info>
          </text:insertion>
        </text:changed-region>
        <text:changed-region xml:id="ct94292264999760" text:id="ct94292264999760">
          <text:insertion>
            <office:change-info>
              <dc:creator>Unknown Author</dc:creator>
              <dc:date>2017-12-17T15:14:07</dc:date>
            </office:change-info>
          </text:insertion>
        </text:changed-region>
        <text:changed-region xml:id="ct94292167891360" text:id="ct94292167891360">
          <text:insertion>
            <office:change-info>
              <dc:creator>Unknown Author</dc:creator>
              <dc:date>2017-12-17T15:15:28</dc:date>
            </office:change-info>
          </text:insertion>
        </text:changed-region>
        <text:changed-region xml:id="ct94292170439792" text:id="ct94292170439792">
          <text:insertion>
            <office:change-info>
              <dc:creator>Raphael Bosshard</dc:creator>
              <dc:date>2015-02-20T18:49:00</dc:date>
            </office:change-info>
          </text:insertion>
        </text:changed-region>
        <text:changed-region xml:id="ct94292275727088" text:id="ct94292275727088">
          <text:deletion>
            <office:change-info>
              <dc:creator>Unknown Author</dc:creator>
              <dc:date>2017-12-17T14:51:00</dc:date>
            </office:change-info>
            <text:h text:style-name="P15" text:outline-level="1"><text:span text:style-name="T18">Konfrontation/</text:span></text:h>
          </text:deletion>
        </text:changed-region>
        <text:changed-region xml:id="ct94292267345600" text:id="ct94292267345600">
          <text:deletion>
            <office:change-info>
              <dc:creator>Unknown Author</dc:creator>
              <dc:date>2017-12-17T14:55:05</dc:date>
            </office:change-info>
            <text:h text:style-name="P15" text:outline-level="1"><text:span text:style-name="T19">Auseinandersetzung</text:span></text:h>
          </text:deletion>
        </text:changed-region>
        <text:changed-region xml:id="ct94292251108112" text:id="ct94292251108112">
          <text:insertion>
            <office:change-info>
              <dc:creator>Unknown Author</dc:creator>
              <dc:date>2017-12-17T14:55:05</dc:date>
            </office:change-info>
          </text:insertion>
        </text:changed-region>
        <text:changed-region xml:id="ct94292168544000" text:id="ct94292168544000">
          <text:deletion>
            <office:change-info>
              <dc:creator>Unknown Author</dc:creator>
              <dc:date>2017-12-17T14:51:03</dc:date>
            </office:change-info>
            <text:h text:style-name="P15" text:outline-level="1"><text:span text:style-name="T18"><text:s/></text:span><text:span text:style-name="T19">(entscheiden)</text:span></text:h>
          </text:deletion>
        </text:changed-region>
        <text:changed-region xml:id="ct94292275480352" text:id="ct94292275480352">
          <text:deletion>
            <office:change-info>
              <dc:creator>Unknown Author</dc:creator>
              <dc:date>2017-12-17T14:55:17</dc:date>
            </office:change-info>
            <text:p text:style-name="P16"><text:span text:style-name="T20">Konflikt</text:span></text:p>
          </text:deletion>
        </text:changed-region>
        <text:changed-region xml:id="ct94292270821648" text:id="ct94292270821648">
          <text:insertion>
            <office:change-info>
              <dc:creator>Unknown Author</dc:creator>
              <dc:date>2017-12-17T14:55:17</dc:date>
            </office:change-info>
          </text:insertion>
        </text:changed-region>
        <text:changed-region xml:id="ct94292170429328" text:id="ct94292170429328">
          <text:insertion>
            <office:change-info>
              <dc:creator>Unknown Author</dc:creator>
              <dc:date>2015-02-18T20:24:00</dc:date>
            </office:change-info>
          </text:insertion>
        </text:changed-region>
        <text:changed-region xml:id="ct94292170422896" text:id="ct94292170422896">
          <text:insertion>
            <office:change-info>
              <dc:creator>Unknown Author</dc:creator>
              <dc:date>2015-02-18T20:24:00</dc:date>
            </office:change-info>
          </text:insertion>
        </text:changed-region>
        <text:changed-region xml:id="ct94292170449200" text:id="ct94292170449200">
          <text:deletion>
            <office:change-info>
              <dc:creator>Unknown Author</dc:creator>
              <dc:date>2015-02-18T20:24:00</dc:date>
            </office:change-info>
            <text:p text:style-name="P17"><text:span text:style-name="T21">r.</text:span></text:p>
          </text:deletion>
        </text:changed-region>
        <text:changed-region xml:id="ct94292170450752" text:id="ct94292170450752">
          <text:insertion>
            <office:change-info>
              <dc:creator>Unknown Author</dc:creator>
              <dc:date>2015-02-18T20:24:00</dc:date>
            </office:change-info>
          </text:insertion>
        </text:changed-region>
        <text:changed-region xml:id="ct94292170452256" text:id="ct94292170452256">
          <text:deletion>
            <office:change-info>
              <dc:creator>Unknown Author</dc:creator>
              <dc:date>2015-02-14T20:09:00</dc:date>
            </office:change-info>
            <text:p text:style-name="P18"><text:span text:style-name="T15">besten</text:span></text:p>
          </text:deletion>
        </text:changed-region>
        <text:changed-region xml:id="ct94292170429552" text:id="ct94292170429552">
          <text:insertion>
            <office:change-info>
              <dc:creator>Unknown Author</dc:creator>
              <dc:date>2015-02-14T20:09:00</dc:date>
            </office:change-info>
          </text:insertion>
        </text:changed-region>
        <text:changed-region xml:id="ct94292170434544" text:id="ct94292170434544">
          <text:deletion>
            <office:change-info>
              <dc:creator>Unknown Author</dc:creator>
              <dc:date>2015-02-14T20:10:00</dc:date>
            </office:change-info>
            <text:p text:style-name="P18"><text:span text:style-name="T15"><text:s/>Jedoch schliessen alle Charakter</text:span></text:p>
          </text:deletion>
        </text:changed-region>
        <text:changed-region xml:id="ct94292170376944" text:id="ct94292170376944">
          <text:deletion>
            <office:change-info>
              <dc:creator>Unknown Author</dc:creator>
              <dc:date>2015-02-14T20:10:00</dc:date>
            </office:change-info>
            <text:p text:style-name="P18"><text:span text:style-name="T15"><text:s/>–</text:span></text:p>
          </text:deletion>
        </text:changed-region>
        <text:changed-region xml:id="ct94292170397680" text:id="ct94292170397680">
          <text:insertion>
            <office:change-info>
              <dc:creator>Unknown Author</dc:creator>
              <dc:date>2015-02-14T20:10:00</dc:date>
            </office:change-info>
          </text:insertion>
        </text:changed-region>
        <text:changed-region xml:id="ct94292170396816" text:id="ct94292170396816">
          <text:deletion>
            <office:change-info>
              <dc:creator>Unknown Author</dc:creator>
              <dc:date>2015-02-14T20:10:00</dc:date>
            </office:change-info>
            <text:p text:style-name="P18"><text:span text:style-name="T15">sofern sie den vom Spielleiter festgelegen Zielwert erreichen – </text:span></text:p>
          </text:deletion>
        </text:changed-region>
        <text:changed-region xml:id="ct94292170378736" text:id="ct94292170378736">
          <text:deletion>
            <office:change-info>
              <dc:creator>Unknown Author</dc:creator>
              <dc:date>2015-02-14T20:10:00</dc:date>
            </office:change-info>
            <text:p text:style-name="P18"><text:span text:style-name="T15">.</text:span></text:p>
          </text:deletion>
        </text:changed-region>
        <text:changed-region xml:id="ct94292170418016" text:id="ct94292170418016">
          <text:insertion>
            <office:change-info>
              <dc:creator>Unknown Author</dc:creator>
              <dc:date>2015-02-14T20:10:00</dc:date>
            </office:change-info>
          </text:insertion>
        </text:changed-region>
        <text:changed-region xml:id="ct94292167868080" text:id="ct94292167868080">
          <text:deletion>
            <office:change-info>
              <dc:creator>Unknown Author</dc:creator>
              <dc:date>2017-12-17T15:01:32</dc:date>
            </office:change-info>
            <text:p text:style-name="P18"><text:span text:style-name="T22">kampf </text:span></text:p>
          </text:deletion>
        </text:changed-region>
        <text:changed-region xml:id="ct94292275654512" text:id="ct94292275654512">
          <text:insertion>
            <office:change-info>
              <dc:creator>Unknown Author</dc:creator>
              <dc:date>2017-12-17T15:01:32</dc:date>
            </office:change-info>
          </text:insertion>
        </text:changed-region>
        <text:changed-region xml:id="ct94292250957968" text:id="ct94292250957968">
          <text:deletion>
            <office:change-info>
              <dc:creator>Unknown Author</dc:creator>
              <dc:date>2017-12-17T14:54:02</dc:date>
            </office:change-info>
            <text:p text:style-name="P19"><text:span text:style-name="T15">sie legen </text:span></text:p>
          </text:deletion>
        </text:changed-region>
        <text:changed-region xml:id="ct94292269648416" text:id="ct94292269648416">
          <text:insertion>
            <office:change-info>
              <dc:creator>Unknown Author</dc:creator>
              <dc:date>2017-12-17T14:54:02</dc:date>
            </office:change-info>
          </text:insertion>
        </text:changed-region>
        <text:changed-region xml:id="ct94292271040544" text:id="ct94292271040544">
          <text:deletion>
            <office:change-info>
              <dc:creator>Unknown Author</dc:creator>
              <dc:date>2017-12-17T14:54:06</dc:date>
            </office:change-info>
            <text:p text:style-name="P19"><text:span text:style-name="T23">einen </text:span></text:p>
          </text:deletion>
        </text:changed-region>
        <text:changed-region xml:id="ct94292170447504" text:id="ct94292170447504">
          <text:deletion>
            <office:change-info>
              <dc:creator>Unknown Author</dc:creator>
              <dc:date>2015-02-14T20:10:00</dc:date>
            </office:change-info>
            <text:p text:style-name="P19"><text:span text:style-name="T15">„</text:span><text:span text:style-name="T22">emotional</text:span><text:span text:style-name="T15"> </text:span><text:span text:style-name="T22">Agility </text:span><text:span text:style-name="T15">“</text:span></text:p>
          </text:deletion>
        </text:changed-region>
        <text:changed-region xml:id="ct94292270840112" text:id="ct94292270840112">
          <text:insertion>
            <office:change-info>
              <dc:creator>Unknown Author</dc:creator>
              <dc:date>2017-12-17T15:01:06</dc:date>
            </office:change-info>
          </text:insertion>
        </text:changed-region>
        <text:changed-region xml:id="ct94292170445680" text:id="ct94292170445680">
          <text:insertion>
            <office:change-info>
              <dc:creator>Unknown Author</dc:creator>
              <dc:date>2015-02-14T20:10:00</dc:date>
            </office:change-info>
          </text:insertion>
        </text:changed-region>
        <text:changed-region xml:id="ct94292170158720" text:id="ct94292170158720">
          <text:insertion>
            <office:change-info>
              <dc:creator>Unknown Author</dc:creator>
              <dc:date>2015-02-14T20:11:00</dc:date>
            </office:change-info>
          </text:insertion>
        </text:changed-region>
        <text:changed-region xml:id="ct94292271085360" text:id="ct94292271085360">
          <text:deletion>
            <office:change-info>
              <dc:creator>Unknown Author</dc:creator>
              <dc:date>2017-12-17T14:54:12</dc:date>
            </office:change-info>
            <text:p text:style-name="P19"><text:span text:style-name="T15">ab</text:span></text:p>
          </text:deletion>
        </text:changed-region>
        <text:changed-region xml:id="ct94292270877008" text:id="ct94292270877008">
          <text:insertion>
            <office:change-info>
              <dc:creator>Unknown Author</dc:creator>
              <dc:date>2017-12-17T14:54:12</dc:date>
            </office:change-info>
          </text:insertion>
        </text:changed-region>
        <text:changed-region xml:id="ct94292275586000" text:id="ct94292275586000">
          <text:deletion>
            <office:change-info>
              <dc:creator>Unknown Author</dc:creator>
              <dc:date>2017-12-17T15:00:56</dc:date>
            </office:change-info>
            <text:p text:style-name="P19"><text:span text:style-name="T15"><office:annotation><dc:creator>Unknown Author</dc:creator><dc:date>2015-02-05T00:16:58</dc:date><text:p text:style-name="P161"><text:span text:style-name="T111">Formulierung</text:span></text:p></office:annotation></text:span></text:p>
          </text:deletion>
        </text:changed-region>
        <text:changed-region xml:id="ct94292170427472" text:id="ct94292170427472">
          <text:deletion>
            <office:change-info>
              <dc:creator>Unknown Author</dc:creator>
              <dc:date>2015-02-14T20:09:00</dc:date>
            </office:change-info>
            <text:p text:style-name="P19"><text:span text:style-name="T15">eine </text:span></text:p>
          </text:deletion>
        </text:changed-region>
        <text:changed-region xml:id="ct94292170486688" text:id="ct94292170486688">
          <text:deletion>
            <office:change-info>
              <dc:creator>Unknown Author</dc:creator>
              <dc:date>2015-02-14T20:09:00</dc:date>
            </office:change-info>
            <text:p text:style-name="P19"><text:span text:style-name="T15">e</text:span></text:p>
          </text:deletion>
        </text:changed-region>
        <text:changed-region xml:id="ct94292170263968" text:id="ct94292170263968">
          <text:deletion>
            <office:change-info>
              <dc:creator>Unknown Author</dc:creator>
              <dc:date>2015-02-18T20:25:00</dc:date>
            </office:change-info>
            <text:p text:style-name="P19"><text:span text:style-name="T22">physial</text:span><text:span text:style-name="T24"> </text:span><text:span text:style-name="T22">Power“ physial</text:span><text:span text:style-name="T24"> </text:span><text:span text:style-name="T22">Power“</text:span></text:p>
          </text:deletion>
        </text:changed-region>
        <text:changed-region xml:id="ct94292170427168" text:id="ct94292170427168">
          <text:insertion>
            <office:change-info>
              <dc:creator>Unknown Author</dc:creator>
              <dc:date>2015-02-18T20:25:00</dc:date>
            </office:change-info>
          </text:insertion>
        </text:changed-region>
        <text:changed-region xml:id="ct94292170447280" text:id="ct94292170447280">
          <text:deletion>
            <office:change-info>
              <dc:creator>Unknown Author</dc:creator>
              <dc:date>2015-02-18T20:25:00</dc:date>
            </office:change-info>
            <text:p text:style-name="P19"><text:span text:style-name="T22"><text:s/></text:span></text:p>
          </text:deletion>
        </text:changed-region>
        <text:changed-region xml:id="ct94292170489824" text:id="ct94292170489824">
          <text:deletion>
            <office:change-info>
              <dc:creator>Unknown Author</dc:creator>
              <dc:date>2015-02-14T20:11:00</dc:date>
            </office:change-info>
            <text:p text:style-name="P19"><text:span text:style-name="T22">, ,</text:span></text:p>
          </text:deletion>
        </text:changed-region>
        <text:changed-region xml:id="ct94292217358448" text:id="ct94292217358448">
          <text:deletion>
            <office:change-info>
              <dc:creator>Unknown Author</dc:creator>
              <dc:date>2017-12-17T15:19:06</dc:date>
            </office:change-info>
            <text:p text:style-name="P19"><text:span text:style-name="T22"/></text:p>
            <text:h text:style-name="P20" text:outline-level="2"/>
          </text:deletion>
        </text:changed-region>
        <text:changed-region xml:id="ct94292266716096" text:id="ct94292266716096">
          <text:deletion>
            <office:change-info>
              <dc:creator>Unknown Author</dc:creator>
              <dc:date>2017-12-17T15:17:04</dc:date>
            </office:change-info>
            <text:h text:style-name="P20" text:outline-level="2">Angriff und Verteidigung</text:h>
          </text:deletion>
        </text:changed-region>
        <text:changed-region xml:id="ct94292270869952" text:id="ct94292270869952">
          <text:deletion>
            <office:change-info>
              <dc:creator>Unknown Author</dc:creator>
              <dc:date>2017-12-17T15:16:56</dc:date>
            </office:change-info>
            <text:h text:style-name="P21" text:outline-level="2"><text:span text:style-name="T22"/></text:h>
            <text:h text:style-name="P22" text:outline-level="2"><text:span text:style-name="T22">K</text:span><text:span text:style-name="T15">onflikt</text:span></text:h>
            <text:h text:style-name="P23" text:outline-level="2"><text:span text:style-name="T15"/></text:h>
          </text:deletion>
        </text:changed-region>
        <text:changed-region xml:id="ct94292275641456" text:id="ct94292275641456">
          <text:deletion>
            <office:change-info>
              <dc:creator>Unknown Author</dc:creator>
              <dc:date>2017-12-17T15:02:09</dc:date>
            </office:change-info>
            <text:h text:style-name="P23" text:outline-level="2"><text:span text:style-name="T15">Möchte ein Charakter die Aktion eines anderen verhindern, </text:span><text:span text:style-name="T25">so handelt es sich dabei um eine</text:span><text:span text:style-name="T15"> Konflikt. (Schlagen/Raufen/Beschimpfen/Dominieren/Feilschen)</text:span></text:h>
          </text:deletion>
        </text:changed-region>
        <text:changed-region xml:id="ct94292266828880" text:id="ct94292266828880">
          <text:deletion>
            <office:change-info>
              <dc:creator>Unknown Author</dc:creator>
              <dc:date>2017-12-17T15:16:55</dc:date>
            </office:change-info>
            <text:h text:style-name="P22" text:outline-level="2"><text:span text:style-name="T22"/></text:h>
            <text:h text:style-name="P23" text:outline-level="2"><text:span text:style-name="T15">oder haben planen mehrere Charakter Aktionen, deren Resultate in Konflikt stehen, so ist dies eine Konfrontation/</text:span><text:span text:style-name="T19">Auseinandersetzung</text:span><text:span text:style-name="T15">. </text:span><text:span text:style-name="T19">Da nur eine der Aktionen er</text:span><text:span text:style-name="T25">folgreich </text:span></text:h>
          </text:deletion>
        </text:changed-region>
        <text:changed-region xml:id="ct94292268465856" text:id="ct94292268465856">
          <text:deletion>
            <office:change-info>
              <dc:creator>Unknown Author</dc:creator>
              <dc:date>2017-12-17T15:17:05</dc:date>
            </office:change-info>
            <text:h text:style-name="P22" text:outline-level="2"><text:span text:style-name="T22"/></text:h>
            <text:p text:style-name="P24">Schlag/Block <text:s/>gleiches Attribut</text:p>
            <text:p text:style-name="P24">Schleichen / Wahrnehmung</text:p>
            <text:p text:style-name="P25">Lügen / Lügen erkennen</text:p>
            <text:p text:style-name="P24"/>
            <text:p text:style-name="P26"><text:span text:style-name="T22"/></text:p>
          </text:deletion>
        </text:changed-region>
        <text:changed-region xml:id="ct94292275899168" text:id="ct94292275899168">
          <text:deletion>
            <office:change-info>
              <dc:creator>Unknown Author</dc:creator>
              <dc:date>2017-12-17T15:17:12</dc:date>
            </office:change-info>
            <text:p text:style-name="Text_20_body"><text:span text:style-name="T26"/></text:p>
            <text:p text:style-name="P27">Falls anwendbar; Angriff und Gegenangriff finden simultan statt.</text:p>
          </text:deletion>
        </text:changed-region>
        <text:changed-region xml:id="ct94292268515952" text:id="ct94292268515952">
          <text:deletion>
            <office:change-info>
              <dc:creator>Unknown Author</dc:creator>
              <dc:date>2017-12-17T15:19:08</dc:date>
            </office:change-info>
            <text:p text:style-name="P28"><text:span text:style-name="T27"/></text:p>
            <text:p text:style-name="P29"><text:span text:style-name="T27"/></text:p>
          </text:deletion>
        </text:changed-region>
        <text:changed-region xml:id="ct94292217448880" text:id="ct94292217448880">
          <text:deletion>
            <office:change-info>
              <dc:creator>Unknown Author</dc:creator>
              <dc:date>2017-12-17T15:17:20</dc:date>
            </office:change-info>
            <text:p text:style-name="P29"><text:span text:style-name="T27"/></text:p>
            <text:p text:style-name="P29">Wettbewerb: Nur einer kann erfolgreich sein, kein Schaden (Wettrennen, Wettklettern)</text:p>
            <text:p text:style-name="P29">Kampf: Nur einer kann </text:p>
            <text:p text:style-name="P28"><text:span text:style-name="T27"/></text:p>
          </text:deletion>
        </text:changed-region>
        <text:changed-region xml:id="ct94292275751280" text:id="ct94292275751280">
          <text:deletion>
            <office:change-info>
              <dc:creator>Unknown Author</dc:creator>
              <dc:date>2017-12-17T15:19:25</dc:date>
            </office:change-info>
            <text:p text:style-name="P30"/>
            <text:p text:style-name="P30"/>
          </text:deletion>
        </text:changed-region>
        <text:changed-region xml:id="ct94292170354224" text:id="ct94292170354224">
          <text:deletion>
            <office:change-info>
              <dc:creator>Unknown Author</dc:creator>
              <dc:date>2015-02-15T21:15:00</dc:date>
            </office:change-info>
            <text:p text:style-name="P31"><text:s/><text:span text:style-name="T28">Der erlittener Schaden reduziert die für Proben </text:span></text:p>
          </text:deletion>
        </text:changed-region>
        <text:changed-region xml:id="ct94292170470592" text:id="ct94292170470592">
          <text:deletion>
            <office:change-info>
              <dc:creator>Unknown Author</dc:creator>
              <dc:date>2015-02-15T21:15:00</dc:date>
            </office:change-info>
            <text:p text:style-name="P31"><text:span text:style-name="T29">shh</text:span></text:p>
          </text:deletion>
        </text:changed-region>
        <text:changed-region xml:id="ct94292170493008" text:id="ct94292170493008">
          <text:insertion>
            <office:change-info>
              <dc:creator>Unknown Author</dc:creator>
              <dc:date>2015-02-15T21:15:00</dc:date>
            </office:change-info>
          </text:insertion>
        </text:changed-region>
        <text:changed-region xml:id="ct94292170495520" text:id="ct94292170495520">
          <text:insertion>
            <office:change-info>
              <dc:creator>Unknown Author</dc:creator>
              <dc:date>2015-02-15T21:15:00</dc:date>
            </office:change-info>
          </text:insertion>
        </text:changed-region>
        <text:changed-region xml:id="ct94292170496640" text:id="ct94292170496640">
          <text:deletion>
            <office:change-info>
              <dc:creator>Unknown Author</dc:creator>
              <dc:date>2015-02-15T21:15:00</dc:date>
            </office:change-info>
            <text:p text:style-name="P32">eine Anzahl Punkte </text:p>
          </text:deletion>
        </text:changed-region>
        <text:changed-region xml:id="ct94292170497088" text:id="ct94292170497088">
          <text:deletion>
            <office:change-info>
              <dc:creator>Unknown Author</dc:creator>
              <dc:date>2015-02-15T21:16:00</dc:date>
            </office:change-info>
            <text:p text:style-name="P32">Nnn</text:p>
          </text:deletion>
        </text:changed-region>
        <text:changed-region xml:id="ct94292170497312" text:id="ct94292170497312">
          <text:insertion>
            <office:change-info>
              <dc:creator>Unknown Author</dc:creator>
              <dc:date>2015-02-15T21:16:00</dc:date>
            </office:change-info>
          </text:insertion>
        </text:changed-region>
        <text:changed-region xml:id="ct94292170498048" text:id="ct94292170498048">
          <text:deletion>
            <office:change-info>
              <dc:creator>Unknown Author</dc:creator>
              <dc:date>2015-02-15T21:16:00</dc:date>
            </office:change-info>
            <text:p text:style-name="P32">.</text:p>
          </text:deletion>
        </text:changed-region>
        <text:changed-region xml:id="ct94292170498272" text:id="ct94292170498272">
          <text:insertion>
            <office:change-info>
              <dc:creator>Unknown Author</dc:creator>
              <dc:date>2015-02-15T21:16:00</dc:date>
            </office:change-info>
          </text:insertion>
        </text:changed-region>
        <text:changed-region xml:id="ct94292170498736" text:id="ct94292170498736">
          <text:insertion>
            <office:change-info>
              <dc:creator>Unknown Author</dc:creator>
              <dc:date>2015-02-15T21:17:00</dc:date>
            </office:change-info>
          </text:insertion>
        </text:changed-region>
        <text:changed-region xml:id="ct94292249161744" text:id="ct94292249161744">
          <text:deletion>
            <office:change-info>
              <dc:creator>Unknown Author</dc:creator>
              <dc:date>2017-12-17T14:56:33</dc:date>
            </office:change-info>
            <text:p text:style-name="P33">physical</text:p>
          </text:deletion>
        </text:changed-region>
        <text:changed-region xml:id="ct94292264547248" text:id="ct94292264547248">
          <text:insertion>
            <office:change-info>
              <dc:creator>Unknown Author</dc:creator>
              <dc:date>2017-12-17T14:56:33</dc:date>
            </office:change-info>
          </text:insertion>
        </text:changed-region>
        <text:changed-region xml:id="ct94292269557600" text:id="ct94292269557600">
          <text:deletion>
            <office:change-info>
              <dc:creator>Unknown Author</dc:creator>
              <dc:date>2017-12-17T14:56:36</dc:date>
            </office:change-info>
            <text:p text:style-name="P33"><text:s/></text:p>
          </text:deletion>
        </text:changed-region>
        <text:changed-region xml:id="ct94292171975248" text:id="ct94292171975248">
          <text:insertion>
            <office:change-info>
              <dc:creator>Unknown Author</dc:creator>
              <dc:date>2017-12-17T14:56:36</dc:date>
            </office:change-info>
          </text:insertion>
        </text:changed-region>
        <text:changed-region xml:id="ct94292270939200" text:id="ct94292270939200">
          <text:deletion>
            <office:change-info>
              <dc:creator>Unknown Author</dc:creator>
              <dc:date>2017-12-17T14:56:37</dc:date>
            </office:change-info>
            <text:p text:style-name="P33">Agility</text:p>
          </text:deletion>
        </text:changed-region>
        <text:changed-region xml:id="ct94292251418192" text:id="ct94292251418192">
          <text:insertion>
            <office:change-info>
              <dc:creator>Unknown Author</dc:creator>
              <dc:date>2017-12-17T14:56:37</dc:date>
            </office:change-info>
          </text:insertion>
        </text:changed-region>
        <text:changed-region xml:id="ct94292270956848" text:id="ct94292270956848">
          <text:insertion>
            <office:change-info>
              <dc:creator>Unknown Author</dc:creator>
              <dc:date>2017-12-17T14:56:41</dc:date>
            </office:change-info>
          </text:insertion>
        </text:changed-region>
        <text:changed-region xml:id="ct94292269654912" text:id="ct94292269654912">
          <text:deletion>
            <office:change-info>
              <dc:creator>Unknown Author</dc:creator>
              <dc:date>2017-12-17T14:56:42</dc:date>
            </office:change-info>
            <text:p text:style-name="P33">Agility</text:p>
          </text:deletion>
        </text:changed-region>
        <text:changed-region xml:id="ct94292275461632" text:id="ct94292275461632">
          <text:insertion>
            <office:change-info>
              <dc:creator>Unknown Author</dc:creator>
              <dc:date>2017-12-17T14:56:42</dc:date>
            </office:change-info>
          </text:insertion>
        </text:changed-region>
        <text:changed-region xml:id="ct94292157948640" text:id="ct94292157948640">
          <text:deletion>
            <office:change-info>
              <dc:creator>Unknown Author</dc:creator>
              <dc:date>2017-12-17T14:56:48</dc:date>
            </office:change-info>
            <text:p text:style-name="P33">physical</text:p>
          </text:deletion>
        </text:changed-region>
        <text:changed-region xml:id="ct94292246499248" text:id="ct94292246499248">
          <text:insertion>
            <office:change-info>
              <dc:creator>Unknown Author</dc:creator>
              <dc:date>2017-12-17T14:56:48</dc:date>
            </office:change-info>
          </text:insertion>
        </text:changed-region>
        <text:changed-region xml:id="ct94292275994768" text:id="ct94292275994768">
          <text:deletion>
            <office:change-info>
              <dc:creator>Unknown Author</dc:creator>
              <dc:date>2017-12-17T14:56:53</dc:date>
            </office:change-info>
            <text:p text:style-name="P33"><text:s/></text:p>
          </text:deletion>
        </text:changed-region>
        <text:changed-region xml:id="ct94292251097008" text:id="ct94292251097008">
          <text:deletion>
            <office:change-info>
              <dc:creator>Unknown Author</dc:creator>
              <dc:date>2017-12-17T14:56:56</dc:date>
            </office:change-info>
            <text:p text:style-name="P33">cal Endurance</text:p>
          </text:deletion>
        </text:changed-region>
        <text:changed-region xml:id="ct94292275459440" text:id="ct94292275459440">
          <text:insertion>
            <office:change-info>
              <dc:creator>Unknown Author</dc:creator>
              <dc:date>2017-12-17T14:56:57</dc:date>
            </office:change-info>
          </text:insertion>
        </text:changed-region>
        <text:changed-region xml:id="ct94292275450544" text:id="ct94292275450544">
          <text:insertion>
            <office:change-info>
              <dc:creator>Unknown Author</dc:creator>
              <dc:date>2017-12-17T14:57:00</dc:date>
            </office:change-info>
          </text:insertion>
        </text:changed-region>
        <text:changed-region xml:id="ct94292269692560" text:id="ct94292269692560">
          <text:insertion>
            <office:change-info>
              <dc:creator>Unknown Author</dc:creator>
              <dc:date>2017-12-17T14:57:07</dc:date>
            </office:change-info>
          </text:insertion>
        </text:changed-region>
        <text:changed-region xml:id="ct94292246487344" text:id="ct94292246487344">
          <text:deletion>
            <office:change-info>
              <dc:creator>Unknown Author</dc:creator>
              <dc:date>2017-12-17T15:17:34</dc:date>
            </office:change-info>
            <text:p text:style-name="P32"/>
            <text:p text:style-name="P32"/>
          </text:deletion>
        </text:changed-region>
        <text:changed-region xml:id="ct94292170469136" text:id="ct94292170469136">
          <text:insertion>
            <office:change-info>
              <dc:creator>Unknown Author</dc:creator>
              <dc:date>2015-02-14T20:11:00</dc:date>
            </office:change-info>
          </text:insertion>
        </text:changed-region>
        <text:changed-region xml:id="ct94292170181120" text:id="ct94292170181120">
          <text:deletion>
            <office:change-info>
              <dc:creator>Unknown Author</dc:creator>
              <dc:date>2015-02-14T20:11:00</dc:date>
            </office:change-info>
            <text:p text:style-name="P34">Session</text:p>
          </text:deletion>
        </text:changed-region>
        <text:changed-region xml:id="ct94292170182592" text:id="ct94292170182592">
          <text:insertion>
            <office:change-info>
              <dc:creator>Unknown Author</dc:creator>
              <dc:date>2015-02-14T20:11:00</dc:date>
            </office:change-info>
          </text:insertion>
        </text:changed-region>
        <text:changed-region xml:id="ct94292170486368" text:id="ct94292170486368">
          <text:deletion>
            <office:change-info>
              <dc:creator>Unknown Author</dc:creator>
              <dc:date>2015-02-14T20:12:00</dc:date>
            </office:change-info>
            <text:p text:style-name="P34">um einen Punkt erhöhen </text:p>
          </text:deletion>
        </text:changed-region>
        <text:changed-region xml:id="ct94292170501136" text:id="ct94292170501136">
          <text:insertion>
            <office:change-info>
              <dc:creator>Unknown Author</dc:creator>
              <dc:date>2015-02-14T20:12:00</dc:date>
            </office:change-info>
          </text:insertion>
        </text:changed-region>
        <text:changed-region xml:id="ct94292170460944" text:id="ct94292170460944">
          <text:insertion>
            <office:change-info>
              <dc:creator>Unknown Author</dc:creator>
              <dc:date>2015-02-14T20:12:00</dc:date>
            </office:change-info>
          </text:insertion>
        </text:changed-region>
        <text:changed-region xml:id="ct94292170492128" text:id="ct94292170492128">
          <text:deletion>
            <office:change-info>
              <dc:creator>Unknown Author</dc:creator>
              <dc:date>2015-02-14T20:12:00</dc:date>
            </office:change-info>
            <text:p text:style-name="P34"><text:span text:style-name="T30"><text:s/>n</text:span></text:p>
          </text:deletion>
        </text:changed-region>
        <text:changed-region xml:id="ct94292170377680" text:id="ct94292170377680">
          <text:insertion>
            <office:change-info>
              <dc:creator>Unknown Author</dc:creator>
              <dc:date>2015-02-14T20:12:00</dc:date>
            </office:change-info>
          </text:insertion>
        </text:changed-region>
        <text:changed-region xml:id="ct94292170186384" text:id="ct94292170186384">
          <text:deletion>
            <office:change-info>
              <dc:creator>Unknown Author</dc:creator>
              <dc:date>2015-02-14T20:12:00</dc:date>
            </office:change-info>
            <text:p text:style-name="Text_20_body">Wenn der Spielleiter dies möchte können c</text:p>
          </text:deletion>
        </text:changed-region>
        <text:changed-region xml:id="ct94292170184176" text:id="ct94292170184176">
          <text:insertion>
            <office:change-info>
              <dc:creator>Unknown Author</dc:creator>
              <dc:date>2015-02-14T20:12:00</dc:date>
            </office:change-info>
          </text:insertion>
        </text:changed-region>
        <text:changed-region xml:id="ct94292170526688" text:id="ct94292170526688">
          <text:insertion>
            <office:change-info>
              <dc:creator>Unknown Author</dc:creator>
              <dc:date>2015-02-14T20:12:00</dc:date>
            </office:change-info>
          </text:insertion>
        </text:changed-region>
        <text:changed-region xml:id="ct94292170521456" text:id="ct94292170521456">
          <text:deletion>
            <office:change-info>
              <dc:creator>Unknown Author</dc:creator>
              <dc:date>2015-02-14T20:13:00</dc:date>
            </office:change-info>
            <text:p text:style-name="Text_20_body">-</text:p>
          </text:deletion>
        </text:changed-region>
        <text:changed-region xml:id="ct94292170506608" text:id="ct94292170506608">
          <text:insertion>
            <office:change-info>
              <dc:creator>Unknown Author</dc:creator>
              <dc:date>2015-02-14T20:13:00</dc:date>
            </office:change-info>
          </text:insertion>
        </text:changed-region>
        <text:changed-region xml:id="ct94292170527248" text:id="ct94292170527248">
          <text:insertion>
            <office:change-info>
              <dc:creator>Unknown Author</dc:creator>
              <dc:date>2015-02-14T20:13:00</dc:date>
            </office:change-info>
          </text:insertion>
        </text:changed-region>
        <text:changed-region xml:id="ct94292170191472" text:id="ct94292170191472">
          <text:deletion>
            <office:change-info>
              <dc:creator>Unknown Author</dc:creator>
              <dc:date>2015-02-14T20:13:00</dc:date>
            </office:change-info>
            <text:p text:style-name="Text_20_body"><text:span text:style-name="T31">*</text:span></text:p>
          </text:deletion>
        </text:changed-region>
        <text:changed-region xml:id="ct94292170505792" text:id="ct94292170505792">
          <text:insertion>
            <office:change-info>
              <dc:creator>Unknown Author</dc:creator>
              <dc:date>2015-02-14T20:13:00</dc:date>
            </office:change-info>
          </text:insertion>
        </text:changed-region>
        <text:changed-region xml:id="ct94292217369296" text:id="ct94292217369296">
          <text:insertion>
            <office:change-info>
              <dc:creator>Unknown Author</dc:creator>
              <dc:date>2017-12-17T14:59:20</dc:date>
            </office:change-info>
          </text:insertion>
        </text:changed-region>
        <text:changed-region xml:id="ct94292250947328" text:id="ct94292250947328">
          <text:insertion>
            <office:change-info>
              <dc:creator>Unknown Author</dc:creator>
              <dc:date>2017-12-17T14:58:10</dc:date>
            </office:change-info>
          </text:insertion>
        </text:changed-region>
        <text:changed-region xml:id="ct94292275640912" text:id="ct94292275640912">
          <text:insertion>
            <office:change-info>
              <dc:creator>Unknown Author</dc:creator>
              <dc:date>2017-12-17T14:59:01</dc:date>
            </office:change-info>
          </text:insertion>
        </text:changed-region>
        <text:changed-region xml:id="ct94292217435904" text:id="ct94292217435904">
          <text:insertion>
            <office:change-info>
              <dc:creator>Unknown Author</dc:creator>
              <dc:date>2017-12-17T15:03:57</dc:date>
            </office:change-info>
          </text:insertion>
        </text:changed-region>
        <text:changed-region xml:id="ct94292249138560" text:id="ct94292249138560">
          <text:insertion>
            <office:change-info>
              <dc:creator>Unknown Author</dc:creator>
              <dc:date>2017-12-17T15: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span text:style-name="T86">Square-</text:span><text:span text:style-name="T87">Grundregelwerk</text:span></text:p>
      <text:p text:style-name="P107"/>
      <text:p text:style-name="P1"><text:change-start text:change-id="ct94292169184464"/><text:span text:style-name="T1">Bei Square handelt es sich um ein Regelwerk für Tischrollenspiele, auch Pen-&amp;-Paper-Rol</text:span><text:change-end text:change-id="ct94292169184464"/><text:change-start text:change-id="ct94292169116304"/><text:span text:style-name="T1">lenspiele genannt. Da wir annehmen, dass Square-Interessierte bereits wissen, was ein Tischrollenspiel ist, werden wir</text:span><text:change-end text:change-id="ct94292169116304"/><text:change-start text:change-id="ct94292169362800"/><text:span text:style-name="T1"> nicht näher auf das Tischrollenspiel im Allgemeinen eingehen, sondern</text:span><text:change-end text:change-id="ct94292169362800"/><text:change-start text:change-id="ct94292169359984"/><text:span text:style-name="T1"> stattdessen die Eigenheiten von Square beschreiben.</text:span></text:p>
      <text:p text:style-name="P1"><text:change-end text:change-id="ct94292169359984"/><text:change text:change-id="ct94292170210784"/><text:change-start text:change-id="ct94292170211008"/><text:span text:style-name="T1">Bei </text:span><text:change-end text:change-id="ct94292170211008"/><text:span text:style-name="T1">Square </text:span>werden die wichtigsten Charaktereigenschaften<text:span text:style-name="T2"> durch die verschiedenen Kombinationen von drei Aspekten (</text:span><text:change text:change-id="ct94292170211552"/><text:change-start text:change-id="ct94292170212672"/><text:span text:style-name="T2">mental, emotional, physisch</text:span><text:change-end text:change-id="ct94292170212672"/><text:change text:change-id="ct94292170212976"/><text:span text:style-name="T2">) und drei Manifestationen (Agilität, Belastbarkeit, Stärke) repräsentiert. Eine Kombination von Aspekt und Manifestation wird Attribut genannt</text:span><text:change text:change-id="ct94292170214304"/><text:change-start text:change-id="ct94292170216464"/><text:span text:style-name="T2">, es gibt neun Attribute.</text:span><text:change-end text:change-id="ct94292170216464"/></text:p>
      <text:p text:style-name="P2">Beispiele für Attribute sind; <text:change text:change-id="ct94292170217248"/><text:change-start text:change-id="ct94292271053568"/><text:span text:style-name="T107">m</text:span><text:change-end text:change-id="ct94292271053568"/>ental<text:change-start text:change-id="ct94292170217696"/><text:span text:style-name="T3">e</text:span><text:change-end text:change-id="ct94292170217696"/> Agilit<text:change-start text:change-id="ct94292170217920"/><text:span text:style-name="T3">ät</text:span><text:change-end text:change-id="ct94292170217920"/><text:change text:change-id="ct94292170218368"/><text:change text:change-id="ct94292170218144"/>, <text:change text:change-id="ct94292170218816"/><text:change-start text:change-id="ct94292269827904"/><text:span text:style-name="T107">e</text:span><text:change-end text:change-id="ct94292269827904"/>motional<text:change-start text:change-id="ct94292170220064"/><text:span text:style-name="T3">e</text:span><text:change-end text:change-id="ct94292170220064"/> <text:change text:change-id="ct94292170220368"/><text:change-start text:change-id="ct94292170220992"/><text:span text:style-name="T3">Belastbarkeit</text:span><text:change-end text:change-id="ct94292170220992"/><text:change text:change-id="ct94292170221296"/> und <text:change text:change-id="ct94292170221904"/><text:change-start text:change-id="ct94292170455408"/><text:span text:style-name="T107">p</text:span><text:change-end text:change-id="ct94292170455408"/>hysi<text:change-start text:change-id="ct94292170224656"/><text:span text:style-name="T3">sche</text:span><text:change-end text:change-id="ct94292170224656"/><text:change text:change-id="ct94292170224960"/><text:change-start text:change-id="ct94292170225264"/> <text:change-end text:change-id="ct94292170225264"/><text:change text:change-id="ct94292170225568"/><text:change-start text:change-id="ct94292170226976"/><text:span text:style-name="T3">Stärke</text:span><text:change-end text:change-id="ct94292170226976"/>.</text:p>
      <text:p text:style-name="P3">Jedes Attribut<text:change text:change-id="ct94292170041184"/> hat vier <text:change-start text:change-id="ct94292170035200"/><text:span text:style-name="T3">Nachbar</text:span><text:change-end text:change-id="ct94292170035200"/><text:change text:change-id="ct94292170037616"/>attribute, mit denen es sich entweder die Manifestation oder den Aspekt teilt.</text:p>
      <text:p text:style-name="Beispiel"><text:span text:style-name="T4">Die </text:span><text:change text:change-id="ct94292170039968"/><text:change-start text:change-id="ct94292170048944"/><text:span text:style-name="T4">Nachbar</text:span><text:change-end text:change-id="ct94292170048944"/><text:span text:style-name="T4">attribute von </text:span><text:change text:change-id="ct94292170230016"/><text:change-start text:change-id="ct94292170292752"/><text:span text:style-name="T4">m</text:span><text:change-end text:change-id="ct94292170292752"/><text:span text:style-name="T4">ental</text:span><text:change-start text:change-id="ct94292170233600"/><text:span text:style-name="T4">e</text:span><text:change-end text:change-id="ct94292170233600"/><text:change-start text:change-id="ct94292217323056"/><text:span text:style-name="T4">r</text:span><text:change-end text:change-id="ct94292217323056"/><text:span text:style-name="T4"> Agilit</text:span><text:change-start text:change-id="ct94292170236272"/><text:span text:style-name="T4">ät</text:span><text:change-end text:change-id="ct94292170236272"/><text:change text:change-id="ct94292170236880"/><text:change text:change-id="ct94292170236576"/><text:span text:style-name="T4"> sind </text:span><text:change text:change-id="ct94292170238720"/><text:change-start text:change-id="ct94292267450384"/><text:span text:style-name="T4">e</text:span><text:change-end text:change-id="ct94292267450384"/><text:span text:style-name="T4">motional Agilit</text:span><text:change text:change-id="ct94292170241664"/><text:change-start text:change-id="ct94292170243296"/><text:span text:style-name="T4">ät</text:span><text:change-end text:change-id="ct94292170243296"/><text:change text:change-id="ct94292170243600"/><text:span text:style-name="T4">, </text:span><text:change text:change-id="ct94292170245088"/><text:change-start text:change-id="ct94292249154000"/><text:span text:style-name="T4">p</text:span><text:change-end text:change-id="ct94292249154000"/><text:span text:style-name="T4">hysi</text:span><text:change-start text:change-id="ct94292170249632"/><text:span text:style-name="T4">sche</text:span><text:change-end text:change-id="ct94292170249632"/><text:change text:change-id="ct94292170249936"/><text:span text:style-name="T4"> Agilit</text:span><text:change-start text:change-id="ct94292170253712"/><text:span text:style-name="T4">ät</text:span><text:change-end text:change-id="ct94292170253712"/><text:change text:change-id="ct94292170254016"/><text:span text:style-name="T4">, </text:span><text:change text:change-id="ct94292170255504"/><text:change-start text:change-id="ct94292269867552"/><text:span text:style-name="T4">m</text:span><text:change-end text:change-id="ct94292269867552"/><text:span text:style-name="T4">ental</text:span><text:change-start text:change-id="ct94292170260048"/><text:span text:style-name="T4">e</text:span><text:change-end text:change-id="ct94292170260048"/><text:span text:style-name="T4"> </text:span><text:change text:change-id="ct94292170261808"/><text:change-start text:change-id="ct94292170260272"/><text:span text:style-name="T4">Belastbarkeit</text:span><text:change-end text:change-id="ct94292170260272"/><text:change text:change-id="ct94292170263616"/><text:span text:style-name="T4"> und </text:span><text:change text:change-id="ct94292170265104"/><text:change-start text:change-id="ct94292269564320"/><text:span text:style-name="T4">m</text:span><text:change-end text:change-id="ct94292269564320"/><text:span text:style-name="T4">ental</text:span><text:change-start text:change-id="ct94292170270096"/><text:span text:style-name="T4">e</text:span><text:change-end text:change-id="ct94292170270096"/><text:span text:style-name="T4"> </text:span><text:change text:change-id="ct94292170271632"/><text:change-start text:change-id="ct94292170273264"/><text:span text:style-name="T4">Stärke</text:span><text:change-end text:change-id="ct94292170273264"/><text:change text:change-id="ct94292170273568"/><text:span text:style-name="T4">.</text:spa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table:number-columns-spanned="2" office:value-type="string">
            <text:p text:style-name="P61"/>
          </table:table-cell>
          <table:covered-table-cell/>
          <table:table-cell table:style-name="Table1.C1" table:number-columns-spanned="3" office:value-type="string">
            <text:p text:style-name="P4"><text:change text:change-id="ct94292249103840"/><text:change text:change-id="ct94292170031808"/><text:change-start text:change-id="ct94292264618880"/>Manifestation<text:change-end text:change-id="ct94292264618880"/></text:p>
          </table:table-cell>
          <table:covered-table-cell/>
          <table:covered-table-cell/>
        </table:table-row>
        <table:table-row>
          <table:covered-table-cell/>
          <table:covered-table-cell/>
          <table:table-cell table:style-name="Table1.C2" office:value-type="string">
            <text:p text:style-name="P5"><text:span text:style-name="T64">m</text:span><text:span text:style-name="T5">ental</text:span></text:p>
          </table:table-cell>
          <table:table-cell table:style-name="Table1.C2" office:value-type="string">
            <text:p text:style-name="P5"><text:span text:style-name="T64">e</text:span><text:span text:style-name="T5">motional</text:span></text:p>
          </table:table-cell>
          <table:table-cell table:style-name="Table1.E2" office:value-type="string">
            <text:p text:style-name="P5"><text:span text:style-name="T64">p</text:span><text:span text:style-name="T5">hysi</text:span><text:change text:change-id="ct94292170051840"/><text:change-start text:change-id="ct94292170054000"/><text:span text:style-name="T65">sch</text:span><text:change-end text:change-id="ct94292170054000"/></text:p>
          </table:table-cell>
        </table:table-row>
        <table:table-row>
          <table:table-cell table:style-name="Table1.A3" table:number-rows-spanned="3" office:value-type="string">
            <text:p text:style-name="P6"><text:change text:change-id="ct94292269451456"/><text:change-start text:change-id="ct94292250968464"/>Aspekt<text:change-end text:change-id="ct94292250968464"/></text:p>
          </table:table-cell>
          <table:table-cell table:style-name="Table1.A3" office:value-type="string">
            <text:p text:style-name="P7">Agilit<text:change text:change-id="ct94292170270976"/><text:change-start text:change-id="ct94292170228944"/><text:span text:style-name="T99">ät</text:span><text:change-end text:change-id="ct94292170228944"/></text:p>
          </table:table-cell>
          <table:table-cell table:style-name="Table1.C2" office:value-type="string">
            <text:p text:style-name="P91">Kreativität</text:p>
            <text:p text:style-name="P95">Intuition</text:p>
            <text:p text:style-name="P96">Wahrnehmung</text:p>
          </table:table-cell>
          <table:table-cell table:style-name="Table1.C2" office:value-type="string">
            <text:p text:style-name="P93">Reaktion</text:p>
            <text:p text:style-name="P93">Empathie</text:p>
            <text:p text:style-name="P102"><text:change-start text:change-id="ct94292170244528"/>Initiative<text:change-end text:change-id="ct94292170244528"/></text:p>
          </table:table-cell>
          <table:table-cell table:style-name="Table1.E2" office:value-type="string">
            <text:p text:style-name="P92">Fingerfertigkeit</text:p>
            <text:p text:style-name="P93">Körperbeherrschung<text:change-start text:change-id="ct94292170237104"/></text:p>
            <text:p text:style-name="P104">Akrobatik<text:change-end text:change-id="ct94292170237104"/></text:p>
          </table:table-cell>
        </table:table-row>
        <table:table-row>
          <table:covered-table-cell/>
          <table:table-cell table:style-name="Table1.A3" office:value-type="string">
            <text:p text:style-name="P8"><text:change text:change-id="ct94292170237936"/><text:change-start text:change-id="ct94292170258432"/>Belastb<text:change-end text:change-id="ct94292170258432"/><text:change-start text:change-id="ct94292170258736"/>arkeit<text:change-end text:change-id="ct94292170258736"/></text:p>
          </table:table-cell>
          <table:table-cell table:style-name="Table1.C2" office:value-type="string">
            <text:p text:style-name="P94">Konzentration</text:p>
            <text:p text:style-name="P96">Erinnerung</text:p>
            <text:p text:style-name="P100">Lernen</text:p>
          </table:table-cell>
          <table:table-cell table:style-name="Table1.C2" office:value-type="string">
            <text:p text:style-name="P90">Durchhaltewille</text:p>
            <text:p text:style-name="P93">Willensstärke</text:p>
            <text:p text:style-name="P98">Selbstvertrauen</text:p>
          </table:table-cell>
          <table:table-cell table:style-name="Table1.E2" office:value-type="string">
            <text:p text:style-name="P94">Zähigkeit</text:p>
            <text:p text:style-name="P93">Kondition</text:p>
            <text:p text:style-name="P101"><text:change-start text:change-id="ct94292170077920"/>Ausdauer<text:change-end text:change-id="ct94292170077920"/></text:p>
          </table:table-cell>
        </table:table-row>
        <table:table-row>
          <table:covered-table-cell/>
          <table:table-cell table:style-name="Table1.A3" office:value-type="string">
            <text:p text:style-name="P8"><text:change text:change-id="ct94292170235888"/><text:change-start text:change-id="ct94292170252096"/>Stärke<text:change-end text:change-id="ct94292170252096"/></text:p>
          </table:table-cell>
          <table:table-cell table:style-name="Table1.C2" office:value-type="string">
            <text:p text:style-name="P91">Intelligenz</text:p>
            <text:p text:style-name="P97">Logik</text:p>
            <text:p text:style-name="P99">Deduktion</text:p>
          </table:table-cell>
          <table:table-cell table:style-name="Table1.C2" office:value-type="string">
            <text:p text:style-name="P92">Überzeugungskraft</text:p>
            <text:p text:style-name="P93">Charme</text:p>
            <text:p text:style-name="P93">Ausstrahlung</text:p>
          </table:table-cell>
          <table:table-cell table:style-name="Table1.E2" office:value-type="string">
            <text:p text:style-name="P92">Körperkraft</text:p>
            <text:p text:style-name="P103">Geschwindigkeit<text:change-start text:change-id="ct94292170233296"/></text:p>
            <text:p text:style-name="P104">Athletik<text:change-end text:change-id="ct94292170233296"/></text:p>
          </table:table-cell>
        </table:table-row>
      </table:table>
      <text:h text:style-name="P142" text:outline-level="1">Charaktererschaffung</text:h>
      <text:p text:style-name="P9"><text:span text:style-name="T9">Bei der Charaktererschaffung werden insgesamt 27 P</text:span>unkte auf die <text:change text:change-id="ct94292170286896"/><text:change-start text:change-id="ct94292170285648"/><text:span text:style-name="T8">9</text:span><text:change-end text:change-id="ct94292170285648"/> Attribute <text:span text:style-name="T9">verteilt</text:span><text:change text:change-id="ct94292170289344"/><text:change-start text:change-id="ct94292170290736"/><text:span text:style-name="T9">.</text:span><text:change-end text:change-id="ct94292170290736"/><text:change text:change-id="ct94292170291040"/><text:span text:style-name="T9"> In jeder Spalte</text:span><text:change text:change-id="ct94292170293136"/><text:change-start text:change-id="ct94292170291264"/><text:span text:style-name="T9"> </text:span><text:change-end text:change-id="ct94292170291264"/><text:span text:style-name="T9">sowie in jeder Zeile muss es ein dominantes Attribut geben; </text:span><text:change-start text:change-id="ct94292170293392"/><text:span text:style-name="T9">ein Attribut mit einem höheren Wert, als alle anderen.</text:span><text:change-end text:change-id="ct94292170293392"/><text:change text:change-id="ct94292170297376"/><text:span text:style-name="T9"> Der minimale Wert eines Attributes bei der Charaktererschaffung ist eins, der maximale Wert ist sechs.</text:span></text:p>
      <text:p text:style-name="Hinweis">Einen Charakter kann man schnell erschaffen, indem man zuerst auf jedes Attribut<text:change text:change-id="ct94292170298448"/> drei Punkte verteilt und anschliessend wiederholt zwei Attribute auswählt und bei dem einem einen Punkt abzieht und beim anderen einen Punkt dazuzählt.</text:p>
      <text:h text:style-name="P10" text:outline-level="1"><text:change text:change-id="ct94292170299488"/><text:change text:change-id="ct94292170299264"/><text:soft-page-break/>Ak<text:change-start text:change-id="ct94292170300704"/><text:span text:style-name="T98">t</text:span><text:change-end text:change-id="ct94292170300704"/>ionen</text:h>
      <text:p text:style-name="Text_20_body">Inter<text:span text:style-name="T10">aktionen eines Charakters mit der Umwelt werden als Aktionen bezeichnet. Grundsätzlich kann jede Aktion schief gehen, egal wie begabt oder erfahren ein Charakter ist. Der Spielleiter kann daher den <text:s/>Erfolg jeder Aktion in Frage stellen und verlangen, dass dieser mit einer erfolgreichen Probe </text:span><text:change text:change-id="ct94292275629584"/><text:span text:style-name="T10">bewiesen wird.</text:span></text:p>
      <text:p text:style-name="P11">Die Aktionen interagierender Charakter finden immer gleichzeitig statt, bei <text:span text:style-name="T11">Auseinandersetzungen</text:span><text:change text:change-id="ct94292170303008"/> <text:s text:c="2"/><text:span text:style-name="T11">werden Aktionen allerdings </text:span><text:change text:change-id="ct94292170302656"/><text:change-start text:change-id="ct94292170303232"/><text:span text:style-name="T11">nacheinander</text:span><text:change-end text:change-id="ct94292170303232"/><text:span text:style-name="T11"> behandelt.</text:span></text:p>
      <text:p text:style-name="Hinweis">Die Reihenfolge der Aktionen in einer Auseinandersetzung kann mit über einen Wettbewerb auf <text:change text:change-id="ct94292170305968"/><text:change-start text:change-id="ct94292251884192"/><text:span text:style-name="T108">e</text:span><text:change-end text:change-id="ct94292251884192"/>motional Agilit<text:change text:change-id="ct94292170306640"/><text:change-start text:change-id="ct94292170307264"/><text:span text:style-name="T100">ät</text:span><text:change-end text:change-id="ct94292170307264"/> festgelegt werden.<text:change text:change-id="ct94292170307568"/></text:p>
      <text:p text:style-name="P12">Eine in sich geschlossene Folge von Aktionen wird <text:change text:change-id="ct94292170307920"/><text:change-start text:change-id="ct94292170308144"/><text:span text:style-name="T12">Situation</text:span><text:change-end text:change-id="ct94292170308144"/><text:change text:change-id="ct94292170308448"/> genannt.<text:change text:change-id="ct94292265008544"/><text:change-start text:change-id="ct94292269751872"/> <text:span text:style-name="T108">Eine Folge von Kampfaktionen </text:span><text:change-end text:change-id="ct94292269751872"/><text:change-start text:change-id="ct94292267360528"/><text:span text:style-name="T108">zum Beispiel wird als Kampfsituation bezeichnet. </text:span><text:change-end text:change-id="ct94292267360528"/></text:p>
      <text:h text:style-name="P144" text:outline-level="1"><text:span text:style-name="T10">P</text:span>roben</text:h>
      <text:p text:style-name="P41"><text:span text:style-name="T20">Eine Probe bezieht sich immer auf ein Attribut. </text:span>Dabei wird eine Anzahl <text:change-start text:change-id="ct94292170143872"/><text:span text:style-name="T100">Würfel </text:span><text:change-end text:change-id="ct94292170143872"/>gewürfelt, die dem Wert des jeweiligen Attributs entsprechen. <text:span text:style-name="T74">Jede </text:span>resultierende 4, 5 und 6<text:span text:style-name="T74"> zählt als ein </text:span>E<text:span text:style-name="T74">rfolg.</text:span></text:p>
      <text:p text:style-name="P45">Die Summe der Erfolge ist das Wurfergebnis. Liegt das Wurfergebnis auf oder über dem vom Spielleiter festgelegten Zielwert, so gilt die Probe als bestanden.</text:p>
      <text:p text:style-name="P116">Der Spielleiter muss den Zielwert nicht bekannt geben.</text:p>
      <text:p text:style-name="P13">Die Umstände einer Aktion können diese erleichtern oder erschweren. Dem Spielleiter steht es daher frei, die Anzahl der für die Probe <text:change text:change-id="ct94292170308816"/><text:change-start text:change-id="ct94292170329744"/><text:span text:style-name="T100">eingesetzten</text:span><text:change-end text:change-id="ct94292170329744"/> Würfel zu erhöhen oder zu verringern.</text:p>
      <text:p text:style-name="Hinweis">I<text:change text:change-id="ct94292170147200"/><text:change-start text:change-id="ct94292170386416"/><text:span text:style-name="T100">n</text:span><text:change-end text:change-id="ct94292170386416"/> Anhang A findet sich eine Liste mit Vorschlägen für Modifikationen.</text:p>
      <text:p text:style-name="P14"><text:span text:style-name="T39">Tamara</text:span><text:span text:style-name="T15"> würde gerne eine </text:span><text:span text:style-name="T41">mit Stahlriemen verstärkte </text:span><text:span text:style-name="T15">Türe aufbrechen. Der Spielleiter fordert eine Probe </text:span><text:span text:style-name="T13">für das Attribut „</text:span><text:change text:change-id="ct94292251904480"/><text:change-start text:change-id="ct94292266827008"/><text:span text:style-name="T23">physische Stärke</text:span><text:change-end text:change-id="ct94292266827008"/><text:change text:change-id="ct94292269857184"/><text:span text:style-name="T13">“</text:span><text:span text:style-name="T15"> und </text:span><text:change text:change-id="ct94292246532224"/><text:change-start text:change-id="ct94292170217472"/><text:span text:style-name="T23">für das erfolgreiche Aufbrechen der Türe einen</text:span><text:change-end text:change-id="ct94292170217472"/><text:change text:change-id="ct94292251437696"/><text:change-start text:change-id="ct94292170504704"/><text:span text:style-name="T23"> </text:span><text:change-end text:change-id="ct94292170504704"/><text:span text:style-name="T16">Zielwert </text:span><text:change-start text:change-id="ct94292158047200"/><text:span text:style-name="T23">von </text:span><text:change-end text:change-id="ct94292158047200"/><text:change text:change-id="ct94292271116112"/><text:change-start text:change-id="ct94292270815648"/><text:span text:style-name="T23">drei an.</text:span><text:change-end text:change-id="ct94292270815648"/><text:change text:change-id="ct94292269596112"/><text:span text:style-name="T13"> </text:span><text:span text:style-name="T16">Da Tamaras Hände mit Handschellen gefess</text:span><text:change-start text:change-id="ct94292170379728"/><text:span text:style-name="T47">e</text:span><text:change-end text:change-id="ct94292170379728"/><text:span text:style-name="T16">lt sind, erschwert der Spielleiter die Probe um </text:span><text:change text:change-id="ct94292170381936"/><text:change-start text:change-id="ct94292170384352"/><text:span text:style-name="T49">zwei Punkte</text:span><text:change-end text:change-id="ct94292170384352"/><text:span text:style-name="T16">.</text:span><text:span text:style-name="T13"> Tamara hat beim Attribut </text:span><text:change-start text:change-id="ct94292275894112"/><text:span text:style-name="T13">„</text:span><text:span text:style-name="T23">physische Stärke“</text:span><text:change-end text:change-id="ct94292275894112"/><text:change text:change-id="ct94292170418704"/><text:change text:change-id="ct94292170418400"/><text:change-start text:change-id="ct94292269828512"/><text:span text:style-name="T23"> </text:span><text:change-end text:change-id="ct94292269828512"/><text:span text:style-name="T13">einen Wert von </text:span><text:span text:style-name="T14">sechs</text:span><text:span text:style-name="T16">, </text:span><text:span text:style-name="T41">abzüglich der Erschwernis der Handschellen </text:span><text:span text:style-name="T14">(zwei Punkte) </text:span><text:span text:style-name="T41">verbleiben vier Punkte. S</text:span><text:span text:style-name="T13">ie nimmt </text:span><text:span text:style-name="T14">eine entsprechende Anzahl </text:span><text:span text:style-name="T13">Würfel und würfelt wie folgt: </text:span><text:span text:style-name="T16">1</text:span><text:span text:style-name="T13">,</text:span><text:span text:style-name="T16">4</text:span><text:span text:style-name="T13">,</text:span><text:span text:style-name="T16">5</text:span><text:span text:style-name="T13">,1.</text:span></text:p>
      <text:p text:style-name="P159">Tamara hat also zwei Erfolge erzielt; zu wenig um die Türe aufzubrechen.</text:p>
      <text:p text:style-name="P133"><text:change-start text:change-id="ct94292268490976"/>Welches Attribute für eine Pro<text:change-end text:change-id="ct94292268490976"/><text:change-start text:change-id="ct94292250899920"/>be verwendet wird, ist stark von der Situation abhängig. So kann das erfolgreiche <text:change-end text:change-id="ct94292250899920"/><text:change-start text:change-id="ct94292270905760"/>Werfen eines Enterhakes besonders <text:span text:style-name="T110">frustrierend</text:span> sein (<text:change-end text:change-id="ct94292270905760"/><text:change-start text:change-id="ct94292275488304"/><text:span text:style-name="T110">emotionale Belastbarkeit</text:span><text:change-end text:change-id="ct94292275488304"/><text:change-start text:change-id="ct94292264999760"/><text:span text:style-name="T110">), es muss besonders geschwind erfolgen (physische Agilität) oder d</text:span><text:change-end text:change-id="ct94292264999760"/><text:change-start text:change-id="ct94292167891360"/><text:span text:style-name="T110">er Wurf erfordert höchste Konzentration (mentale Stärke).</text:span><text:change-end text:change-id="ct94292167891360"/><text:change-start text:change-id="ct94292170439792"/></text:p>
      <text:h text:style-name="P15" text:outline-level="1"><text:change-end text:change-id="ct94292170439792"/><text:change text:change-id="ct94292275727088"/><text:change text:change-id="ct94292267345600"/><text:change-start text:change-id="ct94292251108112"/><text:span text:style-name="T19">K</text:span><text:span text:style-name="T15">onflikt</text:span><text:change-end text:change-id="ct94292251108112"/><text:change text:change-id="ct94292168544000"/></text:h>
      <table:table table:name="Table5" table:style-name="Table5">
        <table:table-column table:style-name="Table5.A" table:number-columns-repeated="3"/>
        <table:table-row>
          <table:table-cell table:style-name="Table5.A1" office:value-type="string">
            <text:p text:style-name="P16"><text:change text:change-id="ct94292275480352"/><text:change-start text:change-id="ct94292270821648"/>Auseinandsetzung<text:change-end text:change-id="ct94292270821648"/></text:p>
          </table:table-cell>
          <table:table-cell table:style-name="Table5.A1" office:value-type="string">
            <text:p text:style-name="P105">Gleiches Attribut oder unterschiedliche Attribute</text:p>
          </table:table-cell>
          <table:table-cell table:style-name="Table5.C1" office:value-type="string">
            <text:p text:style-name="P105">Defensive Aktion kann offensive Verhindern, hat sonst keine Wirkung.</text:p>
          </table:table-cell>
        </table:table-row>
        <table:table-row>
          <table:table-cell table:style-name="Table5.A2" office:value-type="string">
            <text:p text:style-name="P105">Wettbewerb</text:p>
          </table:table-cell>
          <table:table-cell table:style-name="Table5.A2" office:value-type="string">
            <text:p text:style-name="P106">Gleiches Attribut</text:p>
          </table:table-cell>
          <table:table-cell table:style-name="Table5.C2" office:value-type="string">
            <text:p text:style-name="P106">Der beste Erfolg hat die höchste Qualität.</text:p>
          </table:table-cell>
        </table:table-row>
      </table:table>
      <text:p text:style-name="P24"/>
      <text:p text:style-name="P24">Offensiv/Defensiv, gleiches Attribut, nur offensiv <text:s/></text:p>
      <text:h text:style-name="Heading_20_2" text:outline-level="2">Wettbewerb</text:h>
      <text:p text:style-name="P17"><text:span text:style-name="T45">Bei einem Wettbewerb legen</text:span><text:span text:style-name="T15"> alle involvierten Charakter eine Probe auf </text:span><text:span text:style-name="T45">das relevante Attribut</text:span><text:span text:style-name="T15"> ab. <text:s/></text:span><text:span text:style-name="T46">Durch die </text:span><text:span text:style-name="T15">Anzahl Erfolge </text:span><text:span text:style-name="T46">wird </text:span><text:span text:style-name="T15">die </text:span><text:span text:style-name="T45">qualitative </text:span><text:span text:style-name="T46">Re</text:span><text:span text:style-name="T21">ihenfolge festgelegt</text:span><text:span text:style-name="T15">; </text:span><text:span text:style-name="T45">je mehr Erfolge ein Charakter erzielt, desto höher ist die Qualität des Ergebnisses. </text:span><text:span text:style-name="T46">Haben mehrere Charakter die gleiche Anzahl </text:span><text:span text:style-name="T24">E</text:span><text:span text:style-name="T46">rfolge, so legen diese eine weitere Probe ab um ihre Ergebnise </text:span><text:span text:style-name="T21">untereinander </text:span><text:span text:style-name="T46">zu vergleichen, </text:span><text:span text:style-name="T21">die Position in der ursprünglichen Reihenfolge wird aber beibehalten. Dies wird so lange wiederholt, bis </text:span><text:change-start text:change-id="ct94292170429328"/><text:span text:style-name="T50">die Reihenfolge </text:span><text:change-end text:change-id="ct94292170429328"/><text:span text:style-name="T21">alle</text:span><text:change-start text:change-id="ct94292170422896"/><text:span text:style-name="T50">r</text:span><text:change-end text:change-id="ct94292170422896"/><text:span text:style-name="T21"> Charakte</text:span><text:change text:change-id="ct94292170449200"/><text:change-start text:change-id="ct94292170450752"/><text:span text:style-name="T50">r eindeutig festlelegt wurde.</text:span><text:change-end text:change-id="ct94292170450752"/></text:p>
      <text:p text:style-name="P18"><text:span text:style-name="T21">D</text:span><text:span text:style-name="T15">er Charakter mit dem </text:span><text:change text:change-id="ct94292170452256"/><text:change-start text:change-id="ct94292170429552"/><text:span text:style-name="T47">hösten</text:span><text:change-end text:change-id="ct94292170429552"/><text:span text:style-name="T15"> Erfolg gewinnt den Wettbewerb.</text:span><text:change text:change-id="ct94292170434544"/><text:span text:style-name="T15"> </text:span><text:change text:change-id="ct94292170376944"/><text:change-start text:change-id="ct94292170397680"/><text:span text:style-name="T48">Es schliessen j</text:span><text:span text:style-name="T15">edoch alle Charakter <text:s/></text:span><text:change-end text:change-id="ct94292170397680"/><text:change text:change-id="ct94292170396816"/><text:span text:style-name="T15">ihre Aktion erfolgreich ab</text:span><text:change text:change-id="ct94292170378736"/><text:change-start text:change-id="ct94292170418016"/><text:span text:style-name="T15">, sofern sie den vom Spielleiter festgelegen Zielwert erreichen.</text:span><text:change-end text:change-id="ct94292170418016"/><text:span text:style-name="T15"> </text:span><text:span text:style-name="T22">Bei einem Wett</text:span><text:change text:change-id="ct94292167868080"/><text:change-start text:change-id="ct94292275654512"/><text:span text:style-name="T55">bewerb </text:span><text:change-end text:change-id="ct94292275654512"/><text:span text:style-name="T22">entsteht <text:s/>in der Regel kein Schaden.</text:span></text:p>
      <text:p text:style-name="P19"><text:span text:style-name="T15">Georg, Edna, Anna und Paul möchten alle geleichzeitig nach dem goldenen Vlies greifen; </text:span><text:change text:change-id="ct94292250957968"/><text:change-start text:change-id="ct94292269648416"/><text:span text:style-name="T23">es findet </text:span><text:change-end text:change-id="ct94292269648416"/><text:change text:change-id="ct94292271040544"/><text:span text:style-name="T15">Wettbewerb auf </text:span><text:change text:change-id="ct94292170447504"/><text:change-start text:change-id="ct94292270840112"/><text:span text:style-name="T15">„</text:span><text:span text:style-name="T55">e</text:span><text:change-end text:change-id="ct94292270840112"/><text:change-start text:change-id="ct94292170445680"/><text:span text:style-name="T48">motionale Agilität“ (I</text:span><text:change-end text:change-id="ct94292170445680"/><text:change-start text:change-id="ct94292170158720"/><text:span text:style-name="T48">nitiative)</text:span><text:change-end text:change-id="ct94292170158720"/><text:span text:style-name="T15"> </text:span><text:change text:change-id="ct94292271085360"/><text:change-start text:change-id="ct94292270877008"/><text:span text:style-name="T23">statt</text:span><text:change-end text:change-id="ct94292270877008"/><text:span text:style-name="T15">.</text:span><text:change text:change-id="ct94292275586000"/><text:span text:style-name="T15"> Georg würfelt</text:span><text:change text:change-id="ct94292170427472"/><text:span text:style-name="T15"> einen Erfolg</text:span><text:change text:change-id="ct94292170486688"/><text:span text:style-name="T15">, Edna, Anna und Paul jeweils drei Erfolge. Edna, Anna und Paul würfeln erneut; Edna hat zwei, Paul und Anne erneut jeweils drei. Paul und Anna würfeln ein weiteres Mal; Paul hat einen Erfolg, Anna zwei. Die Reihenfolge lautet also; Anna, Paul, Edna, Georg.</text:span></text:p>
      <text:p text:style-name="P19"><text:span text:style-name="T24">Da der Spielleiter keinen Zielwert festgelegt hat, kann Anna das Vlies an sich reissen. Hätte der Spielleiter jedoch z.B. den Zielwert auf zwei festgelegt, </text:span><text:span text:style-name="T22">so hätten Edna, Anna und Paul einen Teil des Vlieses festhalten können. Ein Wettbewerb auf</text:span><text:change text:change-id="ct94292170263968"/><text:change-start text:change-id="ct94292170427168"/><text:span text:style-name="T22"> </text:span><text:span text:style-name="T51">Physische Stärke </text:span><text:change-end text:change-id="ct94292170427168"/><text:change text:change-id="ct94292170447280"/><text:span text:style-name="T22">hätte anschliessend festgelegt,</text:span><text:change text:change-id="ct94292170489824"/><text:span text:style-name="T22"> wer stark genug ist, den anderen das Vlies zu entreissen.</text:span><text:change text:change-id="ct94292217358448"/><text:change text:change-id="ct94292266716096"/><text:change text:change-id="ct94292270869952"/><text:change text:change-id="ct94292275641456"/><text:change text:change-id="ct94292266828880"/><text:change text:change-id="ct94292268465856"/></text:p>
      <text:h text:style-name="P150" text:outline-level="2">Auseinandersetzungen</text:h>
      <text:p text:style-name="Text_20_body"><text:span text:style-name="T15">„</text:span><text:span text:style-name="T42">Kampf“ jeglicher Art, z.B. mit Waffen, mit Worten, mit Logik oder auch Emotionen.</text:span><text:change text:change-id="ct94292275899168"/></text:p>
      <text:p text:style-name="P28"><text:span text:style-name="T26">Verwendete </text:span><text:span text:style-name="T27">Attribute können unterschiedlich sein.</text:span><text:change text:change-id="ct94292268515952"/><text:change text:change-id="ct94292217448880"/></text:p>
      <text:h text:style-name="Heading_20_3" text:outline-level="3">Konter</text:h>
      <text:p text:style-name="P50">Eine Aktion erfolgt als Antwort auf eine andere. Nur die initiierende Aktion kann Schaden (Erschöpfung oder Verletzung) verursachen (Spielleiterentscheid)</text:p>
      <text:p text:style-name="P30">Schusswaffen/Reaktion</text:p>
      <text:p text:style-name="P30">Schleichen/Wahrnehmung</text:p>
      <text:p text:style-name="P30"><text:soft-page-break/>Überzeugen/Willensstärke<text:change text:change-id="ct94292275751280"/></text:p>
      <text:h text:style-name="Heading_20_3" text:outline-level="3">Sparring</text:h>
      <text:p text:style-name="P42">Probenvergleich ohne Schaden, dafür mit Erschöpfung. Verwendete Attribute sind gleich. <text:span text:style-name="T30">Die teilnehmenden Charakter können Erschöpfung erleiden (Spielleiterentscheid).</text:span></text:p>
      <text:p text:style-name="P30">Feilschen</text:p>
      <text:p text:style-name="P59">Rennen</text:p>
      <text:h text:style-name="P145" text:outline-level="1">Schaden</text:h>
      <text:p text:style-name="P31">Bei der Interaktion mit der Umwelt kann es sich zutragen, dass ein Charakter Schaden erfährt.<text:change text:change-id="ct94292170354224"/> Schaden bezieht sich immer auf ein spezifisches Attribut <text:span text:style-name="T29">und reduziert die für Proben zur Verfügung stehenden Würfel; pro Punkt ent</text:span><text:change text:change-id="ct94292170470592"/><text:change-start text:change-id="ct94292170493008"/><text:span text:style-name="T29">st</text:span><text:change-end text:change-id="ct94292170493008"/><text:span text:style-name="T29">a</text:span><text:change-start text:change-id="ct94292170495520"/><text:span text:style-name="T29">n</text:span><text:change-end text:change-id="ct94292170495520"/><text:span text:style-name="T29">denem Schaden wird die Anzahl Würfel um eins reduziert. </text:span></text:p>
      <text:p text:style-name="P32">Erleidet ein Charakter <text:change text:change-id="ct94292170496640"/>Schaden, so muss dieser auf das betroffene Attribut und dessen <text:change text:change-id="ct94292170497088"/><text:change-start text:change-id="ct94292170497312"/><text:span text:style-name="T104">Nachbar</text:span><text:change-end text:change-id="ct94292170497312"/>attribute verteilt werden. Wird dadurch ein Attribut auf Null reduziert, so verliert der Charakter das Bewusstsein<text:change text:change-id="ct94292170498048"/><text:change-start text:change-id="ct94292170498272"/> <text:span text:style-name="T104">und ist nicht mehr handlungsfä</text:span><text:change-end text:change-id="ct94292170498272"/><text:change-start text:change-id="ct94292170498736"/><text:span text:style-name="T104">hig.</text:span><text:change-end text:change-id="ct94292170498736"/></text:p>
      <text:p text:style-name="P33">Hannes erleidet vier Punkte Schaden im Attribut „<text:change text:change-id="ct94292249161744"/><text:change-start text:change-id="ct94292264547248"/><text:span text:style-name="T108">physische </text:span><text:change-end text:change-id="ct94292264547248"/><text:change text:change-id="ct94292269557600"/><text:change-start text:change-id="ct94292171975248"/><text:span text:style-name="T108">A</text:span><text:change-end text:change-id="ct94292171975248"/><text:change text:change-id="ct94292270939200"/><text:change-start text:change-id="ct94292251418192"/><text:span text:style-name="T108">gilität</text:span><text:change-end text:change-id="ct94292251418192"/>“. Von diesen verteilt er zwei Punkte auf „emotional<text:change-start text:change-id="ct94292270956848"/><text:span text:style-name="T108">e</text:span><text:change-end text:change-id="ct94292270956848"/> <text:change text:change-id="ct94292269654912"/><text:change-start text:change-id="ct94292275461632"/><text:span text:style-name="T108">Agilität</text:span><text:change-end text:change-id="ct94292275461632"/>“, einen Punkt auf „<text:change text:change-id="ct94292157948640"/><text:change-start text:change-id="ct94292246499248"/><text:span text:style-name="T108">physische Stärke</text:span><text:change-end text:change-id="ct94292246499248"/><text:change text:change-id="ct94292275994768"/>Power“ und einen auf „physi<text:change text:change-id="ct94292251097008"/><text:change-start text:change-id="ct94292275459440"/><text:span text:style-name="T108">sche Belastbark</text:span><text:change-end text:change-id="ct94292275459440"/><text:change-start text:change-id="ct94292275450544"/><text:span text:style-name="T108">eit</text:span><text:change-end text:change-id="ct94292275450544"/>“.</text:p>
      <text:p text:style-name="P32">Schaden gibt es in zweierlei Arten; Erschöpfung ist nur temporär<text:change-start text:change-id="ct94292269692560"/> <text:span text:style-name="T108">und kann durch eine längere Pause oder eine Nacht erholsamen Schlafes regeneriert werden. Trauma ist bleibend und muss durch Aktionen im Spiel verarbeitet werden.</text:span><text:change-end text:change-id="ct94292269692560"/><text:change text:change-id="ct94292246487344"/></text:p>
      <text:h text:style-name="P151" text:outline-level="2">Erschöpfun<text:span text:style-name="T92">g</text:span></text:h>
      <text:p text:style-name="P43">Regeneriert sich nach einer Ruhepause oder durch Spielleiterentscheid.<office:annotation><dc:creator>Unknown Author</dc:creator><dc:date>2015-02-05T00:17:51</dc:date><text:p text:style-name="P161"><text:span text:style-name="T111">Elaborieren</text:span></text:p></office:annotation></text:p>
      <text:h text:style-name="P152" text:outline-level="2">Trauma</text:h>
      <text:p text:style-name="P43">Kann nicht durch Ruhepausen regeneriert werden, sondern muss durch Einsatz eines Erfahrungspunktes geheilt werden.</text:p>
      <text:h text:style-name="Heading_20_1" text:outline-level="1">Erfahrung</text:h>
      <text:p text:style-name="P34">Square ist primär für One-Shots gedacht. <text:span text:style-name="T91">W</text:span>ill man dennoch eine Kampagne spielen kann der Spielleiter 1-3 Erfa<text:change-start text:change-id="ct94292170469136"/><text:span text:style-name="T101">h</text:span><text:change-end text:change-id="ct94292170469136"/>rungspunkte pro <text:change text:change-id="ct94292170181120"/><text:change-start text:change-id="ct94292170182592"/><text:span text:style-name="T102">Spiel</text:span><text:change-end text:change-id="ct94292170182592"/> vergeben.<text:change text:change-id="ct94292170486368"/>. Um ein Attribut <text:change-start text:change-id="ct94292170501136"/><text:span text:style-name="T103">um einen Punkt </text:span><text:change-end text:change-id="ct94292170501136"/>zu erhöhen<text:change-start text:change-id="ct94292170460944"/>,<text:change-end text:change-id="ct94292170460944"/> <text:span text:style-name="T30">muss eine Anzahl von Erfahrungspunkten eingesetzt werde</text:span><text:change text:change-id="ct94292170492128"/><text:change-start text:change-id="ct94292170377680"/><text:span text:style-name="T30">n</text:span><text:change-end text:change-id="ct94292170377680"/><text:span text:style-name="T30">, welcher dem neuen Wert des Attributs entspricht. Attribute können maximal auf sechs Punkte gesteigert werden.</text:span></text:p>
      <text:h text:style-name="P142" text:outline-level="1"><text:soft-page-break/>Optionale Zusatzregeln</text:h>
      <text:h text:style-name="P147" text:outline-level="2">Fertigkeiten</text:h>
      <text:p text:style-name="Text_20_body"><text:change text:change-id="ct94292170186384"/><text:change-start text:change-id="ct94292170184176"/><text:span text:style-name="T103">C</text:span><text:change-end text:change-id="ct94292170184176"/>haraktere <text:change-start text:change-id="ct94292170526688"/><text:span text:style-name="T103">können </text:span><text:change-end text:change-id="ct94292170526688"/>sich spezialisieren, indem sie Fertigkeiten erwerben. Fertigkeiten haben eine Stufe von 1<text:change text:change-id="ct94292170521456"/><text:change-start text:change-id="ct94292170506608"/> <text:span text:style-name="T103">bis </text:span><text:change-end text:change-id="ct94292170506608"/>3, die als Bonuswürfel zum Attribut a<text:span text:style-name="T89">d</text:span>diert werden<text:change-start text:change-id="ct94292170527248"/>,<text:change-end text:change-id="ct94292170527248"/> wenn eine entsprechende <text:span text:style-name="T75">F</text:span>ertigkeit eingesetzt wird.</text:p>
      <text:h text:style-name="Heading_20_2" text:outline-level="2">Regeneration</text:h>
      <text:p text:style-name="P54">Nach Abschluss einer Situation kann bei einem einzelnen Attribut entstandener Schaden regeneriert werden. Dabei wird eine Probe auf das betreffende Attribut abgelegt und entsprechend der Anzahl Erfolge Schaden von dem Attribut entfernt. Der Charakter kann dabei auch unterstützt werden, etwa durch medizinische oder emotional<text:span text:style-name="T96">e Betreuung. </text:span></text:p>
      <text:h text:style-name="P147" text:outline-level="2">Aussergewö<text:span text:style-name="T88">h</text:span>nliche <text:span text:style-name="T77">E</text:span>igenschaft</text:h>
      <text:p text:style-name="Text_20_body">Bei aussergewönlichen Eigenschaften zählt auch eine gewürfelte 3 als ein Erfolg. Aussergewö<text:span text:style-name="T30">h</text:span>nliche Eigenschaften können ein Attribut oder eine Fertigkeit sein, diese werden dann mit einem <text:change text:change-id="ct94292170191472"/><text:change-start text:change-id="ct94292170505792"/><text:span text:style-name="T72">Stern</text:span><text:change-end text:change-id="ct94292170505792"/><text:span text:style-name="T76"> markiert.</text:span></text:p>
      <text:h text:style-name="P147" text:outline-level="2">Regel der Sechs</text:h>
      <text:p text:style-name="P40">Wird bei einer Probe eine Sechs geworfen, so wird dieser Erfolg vermerkt und der Würfel kann ein weiteres Mal geworfen werden. <text:span text:style-name="T90">Auch mehrere Male, sollten in Folge Sechsen geworfen werden.</text:span></text:p>
      <text:h text:style-name="Heading_20_2" text:outline-level="2">Würfe wiederholen</text:h>
      <text:p text:style-name="Text_20_body">Es ist jederzeit möglich eine Wurf zu wiederholen, mit dessen <text:span text:style-name="T90">R</text:span>esultat man nicht zufrieden ist. <text:span text:style-name="T90">Jede Wiederholung eines Wurfes resultiert in einem Punkt Erschöpfung auf dem betreffenden Attribut.</text:span><text:change-start text:change-id="ct94292217369296"/><text:span text:style-name="T90"> </text:span><text:change-end text:change-id="ct94292217369296"/><text:change-start text:change-id="ct94292250947328"/></text:p>
      <text:h text:style-name="Heading_20_2" text:outline-level="2">Eskalation</text:h>
      <text:p text:style-name="P132">Ist ein Ch<text:change-end text:change-id="ct94292250947328"/><text:change-start text:change-id="ct94292275640912"/>arakter mit dem Ausgang eines Konfliktes nicht einverstanden, so kann er den Konflikt eskalieren lassen. Aus einem freundschaftlichen Kräftemessen wird hierbei<text:change-end text:change-id="ct94292275640912"/><text:change-start text:change-id="ct94292217435904"/> <text:change-end text:change-id="ct94292217435904"/><text:change-start text:change-id="ct94292249138560"/><text:span text:style-name="T109">eine erst ein erschöpfende Auseinandersetzung und anschliessend eine lebensbedrohliche </text:span><text:change-end text:change-id="ct94292249138560"/></text:p>
      <text:p text:style-name="P112"/>
      <text:p text:style-name="P108">Kampf-Beispiele</text:p>
      <text:p text:style-name="P113"><text:s/></text:p>
      <table:table table:name="Table2" table:style-name="Table2">
        <table:table-column table:style-name="Table2.A" table:number-columns-repeated="3"/>
        <table:table-column table:style-name="Table2.D"/>
        <table:table-row>
          <table:table-cell table:style-name="Table2.A1" office:value-type="string">
            <text:p text:style-name="P64">Waffe</text:p>
          </table:table-cell>
          <table:table-cell table:style-name="Table2.A1" office:value-type="string">
            <text:p text:style-name="P109">Angrif<text:span text:style-name="T78">f</text:span></text:p>
          </table:table-cell>
          <table:table-cell table:style-name="Table2.A1" office:value-type="string">
            <text:p text:style-name="P110">Ausweichen/Parieren</text:p>
          </table:table-cell>
          <table:table-cell table:style-name="Table2.D1" office:value-type="string">
            <text:p text:style-name="P109">Schaden</text:p>
          </table:table-cell>
        </table:table-row>
        <table:table-row>
          <table:table-cell table:style-name="Table2.A2" office:value-type="string">
            <text:p text:style-name="P67">Waffenlos(Boxen)</text:p>
          </table:table-cell>
          <table:table-cell table:style-name="Table2.A2" office:value-type="string">
            <text:p text:style-name="P68">Physical-Power</text:p>
          </table:table-cell>
          <table:table-cell table:style-name="Table2.A2" office:value-type="string">
            <text:p text:style-name="P68">Physical-Agilit</text:p>
          </table:table-cell>
          <table:table-cell table:style-name="Table2.D2" office:value-type="string">
            <text:p text:style-name="P72">1/2 <text:span text:style-name="T80">Physical-Power</text:span> (abgerundet)</text:p>
          </table:table-cell>
        </table:table-row>
        <table:table-row>
          <table:table-cell table:style-name="Table2.A2" office:value-type="string">
            <text:p text:style-name="P67">Waffenlos(<text:span text:style-name="T80">Kung-Fu</text:span>)</text:p>
          </table:table-cell>
          <table:table-cell table:style-name="Table2.A2" office:value-type="string">
            <text:p text:style-name="P68">Physical-Agilit</text:p>
          </table:table-cell>
          <table:table-cell table:style-name="Table2.A2" office:value-type="string">
            <text:p text:style-name="P68">Physical-Agilit</text:p>
          </table:table-cell>
          <table:table-cell table:style-name="Table2.D2" office:value-type="string">
            <text:p text:style-name="P72">1/2 <text:span text:style-name="T80">Physical-Power</text:span> (abgerundet)</text:p>
          </table:table-cell>
        </table:table-row>
        <table:table-row>
          <table:table-cell table:style-name="Table2.A2" office:value-type="string">
            <text:p text:style-name="P75">Schlag<text:span text:style-name="T80">r</text:span>ing</text:p>
          </table:table-cell>
          <table:table-cell table:style-name="Table2.A2" office:value-type="string">
            <text:p text:style-name="P68">Physical-Power</text:p>
          </table:table-cell>
          <table:table-cell table:style-name="Table2.A2" office:value-type="string">
            <text:p text:style-name="P68">Physical-Agilit</text:p>
          </table:table-cell>
          <table:table-cell table:style-name="Table2.D2" office:value-type="string">
            <text:p text:style-name="P72">1/2 <text:span text:style-name="T80">Physical-Power</text:span> (<text:span text:style-name="T79">aufgerundet</text:span>)</text:p>
          </table:table-cell>
        </table:table-row>
        <table:table-row>
          <table:table-cell table:style-name="Table2.A2" office:value-type="string">
            <text:p text:style-name="P76">Messer</text:p>
          </table:table-cell>
          <table:table-cell table:style-name="Table2.A2" office:value-type="string">
            <text:p text:style-name="P69">Physical-Agilit<text:span text:style-name="T81">+1</text:span></text:p>
          </table:table-cell>
          <table:table-cell table:style-name="Table2.A2" office:value-type="string">
            <text:p text:style-name="P69">Physical-Agilit</text:p>
          </table:table-cell>
          <table:table-cell table:style-name="Table2.D2" office:value-type="string">
            <text:p text:style-name="P73">1/2 <text:span text:style-name="T80">Physical-Power</text:span> (abgerundet) <text:span text:style-name="T81">+1</text:span></text:p>
          </table:table-cell>
        </table:table-row>
        <table:table-row>
          <table:table-cell table:style-name="Table2.A2" office:value-type="string">
            <text:p text:style-name="P76">Schwert</text:p>
          </table:table-cell>
          <table:table-cell table:style-name="Table2.A2" office:value-type="string">
            <text:p text:style-name="P70">Physical-Agilit<text:span text:style-name="T81">+1</text:span></text:p>
          </table:table-cell>
          <table:table-cell table:style-name="Table2.A2" office:value-type="string">
            <text:p text:style-name="P70">Physical-Agilit<text:span text:style-name="T81">+1</text:span></text:p>
          </table:table-cell>
          <table:table-cell table:style-name="Table2.D2" office:value-type="string">
            <text:p text:style-name="P74">1/2 <text:span text:style-name="T80">Physical-Power</text:span> <text:soft-page-break/>(abgerundet) <text:span text:style-name="T81">+1</text:span></text:p>
          </table:table-cell>
        </table:table-row>
        <table:table-row>
          <table:table-cell table:style-name="Table2.A2" office:value-type="string">
            <text:p text:style-name="P76">Bas<text:span text:style-name="T4">e</text:span>bal<text:span text:style-name="T4">l</text:span>-schläger</text:p>
          </table:table-cell>
          <table:table-cell table:style-name="Table2.A2" office:value-type="string">
            <text:p text:style-name="P70">Physical-Power</text:p>
          </table:table-cell>
          <table:table-cell table:style-name="Table2.A2" office:value-type="string">
            <text:p text:style-name="P61"/>
          </table:table-cell>
          <table:table-cell table:style-name="Table2.D2" office:value-type="string">
            <text:p text:style-name="P74">1/2 <text:span text:style-name="T80">Physical-Power</text:span> (abgerundet) <text:span text:style-name="T81">+2</text:span></text:p>
          </table:table-cell>
        </table:table-row>
        <table:table-row>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D2" office:value-type="string">
            <text:p text:style-name="P61"/>
          </table:table-cell>
        </table:table-row>
        <table:table-row>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D2" office:value-type="string">
            <text:p text:style-name="P61"/>
          </table:table-cell>
        </table:table-row>
        <table:table-row>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D2" office:value-type="string">
            <text:p text:style-name="P61"/>
          </table:table-cell>
        </table:table-row>
        <table:table-row>
          <table:table-cell table:style-name="Table2.A2" office:value-type="string">
            <text:p text:style-name="P77">Pfeilbogen</text:p>
          </table:table-cell>
          <table:table-cell table:style-name="Table2.A2" office:value-type="string">
            <text:p text:style-name="P71">Physical-Agilit -<text:span text:style-name="T85">1</text:span></text:p>
          </table:table-cell>
          <table:table-cell table:style-name="Table2.A2" office:value-type="string">
            <text:p text:style-name="P61">-</text:p>
          </table:table-cell>
          <table:table-cell table:style-name="Table2.D2" office:value-type="string">
            <text:p text:style-name="P77">5</text:p>
          </table:table-cell>
        </table:table-row>
        <table:table-row>
          <table:table-cell table:style-name="Table2.A2" office:value-type="string">
            <text:p text:style-name="P77">Pistole</text:p>
          </table:table-cell>
          <table:table-cell table:style-name="Table2.A2" office:value-type="string">
            <text:p text:style-name="P71">Physical-Agilit</text:p>
          </table:table-cell>
          <table:table-cell table:style-name="Table2.A2" office:value-type="string">
            <text:p text:style-name="P61">-</text:p>
          </table:table-cell>
          <table:table-cell table:style-name="Table2.D2" office:value-type="string">
            <text:p text:style-name="P77">6</text:p>
          </table:table-cell>
        </table:table-row>
        <table:table-row>
          <table:table-cell table:style-name="Table2.A2" office:value-type="string">
            <text:p text:style-name="P77">Jagdgewehr</text:p>
          </table:table-cell>
          <table:table-cell table:style-name="Table2.A2" office:value-type="string">
            <text:p text:style-name="P71">Physical-Agilit<text:span text:style-name="T85">+1</text:span></text:p>
          </table:table-cell>
          <table:table-cell table:style-name="Table2.A2" office:value-type="string">
            <text:p text:style-name="P61">-</text:p>
          </table:table-cell>
          <table:table-cell table:style-name="Table2.D2" office:value-type="string">
            <text:p text:style-name="P77">8</text:p>
          </table:table-cell>
        </table:table-row>
      </table:table>
      <text:p text:style-name="P113"/>
      <text:p text:style-name="P113"/>
      <text:p text:style-name="P111">Sozialer Konflikt</text:p>
      <text:p text:style-name="P114"/>
      <table:table table:name="Table3" table:style-name="Table3">
        <table:table-column table:style-name="Table3.A"/>
        <table:table-column table:style-name="Table3.B"/>
        <table:table-column table:style-name="Table3.C"/>
        <table:table-row>
          <table:table-cell table:style-name="Table3.A1" office:value-type="string">
            <text:p text:style-name="P65">Aktion</text:p>
          </table:table-cell>
          <table:table-cell table:style-name="Table3.A1" office:value-type="string">
            <text:p text:style-name="P65">Wurf</text:p>
          </table:table-cell>
          <table:table-cell table:style-name="Table3.C1" office:value-type="string">
            <text:p text:style-name="P65">Schaden</text:p>
          </table:table-cell>
        </table:table-row>
        <table:table-row>
          <table:table-cell table:style-name="Table3.A2" office:value-type="string">
            <text:p text:style-name="P78">Feilschen</text:p>
          </table:table-cell>
          <table:table-cell table:style-name="Table3.A2" office:value-type="string">
            <text:p text:style-name="P78">Emotional-Agility</text:p>
          </table:table-cell>
          <table:table-cell table:style-name="Table3.C2" office:value-type="string">
            <text:p text:style-name="P78">Emotional-Power</text:p>
          </table:table-cell>
        </table:table-row>
        <table:table-row>
          <table:table-cell table:style-name="Table3.A2" office:value-type="string">
            <text:p text:style-name="P82"/>
          </table:table-cell>
          <table:table-cell table:style-name="Table3.A2" office:value-type="string">
            <text:p text:style-name="P79"/>
          </table:table-cell>
          <table:table-cell table:style-name="Table3.C2" office:value-type="string">
            <text:p text:style-name="P79"/>
          </table:table-cell>
        </table:table-row>
        <table:table-row>
          <table:table-cell table:style-name="Table3.A2" office:value-type="string">
            <text:p text:style-name="P83">Drohen</text:p>
          </table:table-cell>
          <table:table-cell table:style-name="Table3.A2" office:value-type="string">
            <text:p text:style-name="P84">Emotional-Power</text:p>
          </table:table-cell>
          <table:table-cell table:style-name="Table3.C2" office:value-type="string">
            <text:p text:style-name="P85">Emotional-Power</text:p>
          </table:table-cell>
        </table:table-row>
        <table:table-row>
          <table:table-cell table:style-name="Table3.A2" office:value-type="string">
            <text:p text:style-name="P61"/>
          </table:table-cell>
          <table:table-cell table:style-name="Table3.A2" office:value-type="string">
            <text:p text:style-name="P61"/>
          </table:table-cell>
          <table:table-cell table:style-name="Table3.C2" office:value-type="string">
            <text:p text:style-name="P61"/>
          </table:table-cell>
        </table:table-row>
        <table:table-row>
          <table:table-cell table:style-name="Table3.A2" office:value-type="string">
            <text:p text:style-name="P87">Zutexten</text:p>
          </table:table-cell>
          <table:table-cell table:style-name="Table3.A2" office:value-type="string">
            <text:p text:style-name="P86">Emotional-Power</text:p>
          </table:table-cell>
          <table:table-cell table:style-name="Table3.C2" office:value-type="string">
            <text:p text:style-name="P86">Mental-Agility</text:p>
          </table:table-cell>
        </table:table-row>
        <table:table-row>
          <table:table-cell table:style-name="Table3.A2" office:value-type="string">
            <text:p text:style-name="P86">Unterbrechen</text:p>
          </table:table-cell>
          <table:table-cell table:style-name="Table3.A2" office:value-type="string">
            <text:p text:style-name="P86">Emotional-Power</text:p>
          </table:table-cell>
          <table:table-cell table:style-name="Table3.C2" office:value-type="string">
            <text:p text:style-name="P87">(deffensiv)</text:p>
          </table:table-cell>
        </table:table-row>
        <table:table-row>
          <table:table-cell table:style-name="Table3.A2" office:value-type="string">
            <text:p text:style-name="P88">Argumentieren</text:p>
          </table:table-cell>
          <table:table-cell table:style-name="Table3.A2" office:value-type="string">
            <text:p text:style-name="P79">Emotional-Agility <text:span text:style-name="T82">+ Arguments-Bonus</text:span></text:p>
          </table:table-cell>
          <table:table-cell table:style-name="Table3.C2" office:value-type="string">
            <text:p text:style-name="P80">Emotional-Power</text:p>
          </table:table-cell>
        </table:table-row>
        <table:table-row>
          <table:table-cell table:style-name="Table3.A2" office:value-type="string">
            <text:p text:style-name="P87">Argumente entkräften </text:p>
          </table:table-cell>
          <table:table-cell table:style-name="Table3.A2" office:value-type="string">
            <text:p text:style-name="P89">Mental-Power</text:p>
          </table:table-cell>
          <table:table-cell table:style-name="Table3.C2" office:value-type="string">
            <text:p text:style-name="P87">(defensiv)</text:p>
          </table:table-cell>
        </table:table-row>
        <table:table-row>
          <table:table-cell table:style-name="Table3.A2" office:value-type="string">
            <text:p text:style-name="P88">Scheinlogik</text:p>
          </table:table-cell>
          <table:table-cell table:style-name="Table3.A2" office:value-type="string">
            <text:p text:style-name="P88">Mental-Agility</text:p>
          </table:table-cell>
          <table:table-cell table:style-name="Table3.C2" office:value-type="string">
            <text:p text:style-name="P88">Mental-Power/2 (abrunden)</text:p>
          </table:table-cell>
        </table:table-row>
        <table:table-row>
          <table:table-cell table:style-name="Table3.A2" office:value-type="string">
            <text:p text:style-name="P87">Ins <text:span text:style-name="T83">W</text:span>ort fallen</text:p>
          </table:table-cell>
          <table:table-cell table:style-name="Table3.A2" office:value-type="string">
            <text:p text:style-name="P86">Emotional-Power</text:p>
          </table:table-cell>
          <table:table-cell table:style-name="Table3.C2" office:value-type="string">
            <text:p text:style-name="P81">Emotional-Power<text:span text:style-name="T84">/2 (abrunden)</text:span></text:p>
          </table:table-cell>
        </table:table-row>
        <table:table-row>
          <table:table-cell table:style-name="Table3.A2" office:value-type="string">
            <text:p text:style-name="P61"/>
          </table:table-cell>
          <table:table-cell table:style-name="Table3.A2" office:value-type="string">
            <text:p text:style-name="P61"/>
          </table:table-cell>
          <table:table-cell table:style-name="Table3.C2" office:value-type="string">
            <text:p text:style-name="P61"/>
          </table:table-cell>
        </table:table-row>
        <table:table-row>
          <table:table-cell table:style-name="Table3.A2" office:value-type="string">
            <text:p text:style-name="P61"/>
          </table:table-cell>
          <table:table-cell table:style-name="Table3.A2" office:value-type="string">
            <text:p text:style-name="P61"/>
          </table:table-cell>
          <table:table-cell table:style-name="Table3.C2" office:value-type="string">
            <text:p text:style-name="P61"/>
          </table:table-cell>
        </table:table-row>
      </table:table>
      <text:p text:style-name="P114"/>
      <text:h text:style-name="Heading_20_1" text:outline-level="1">Anhang</text:h>
      <text:h text:style-name="Heading_20_2" text:outline-level="2">Vorschl<text:span text:style-name="T94">ä</text:span>ge für Probe-Modifikationen</text:h>
      <table:table table:name="Table4" table:style-name="Table4">
        <table:table-column table:style-name="Table4.A"/>
        <table:table-column table:style-name="Table4.B"/>
        <table:table-row>
          <table:table-cell table:style-name="Table4.A1" office:value-type="string">
            <text:p text:style-name="Table_20_Heading">Beschreibung</text:p>
          </table:table-cell>
          <table:table-cell table:style-name="Table4.B1" office:value-type="string">
            <text:p text:style-name="Table_20_Heading">Modifikator</text:p>
          </table:table-cell>
        </table:table-row>
        <table:table-row>
          <table:table-cell table:style-name="Table4.A2" table:number-columns-spanned="2" office:value-type="string">
            <text:p text:style-name="Table_20_Subtitle">Materialien <text:span text:style-name="T95">und Komponenten und Werkzeuge</text:span></text:p>
          </table:table-cell>
          <table:covered-table-cell/>
        </table:table-row>
        <table:table-row>
          <table:table-cell table:style-name="Table4.A3" office:value-type="string">
            <text:p text:style-name="Table_20_Contents">Müssen durch minderwertige Alternativen ersetzt werden</text:p>
          </table:table-cell>
          <table:table-cell table:style-name="Table4.A2" office:value-type="string">
            <text:p text:style-name="Table_20_Contents">-<text:span text:style-name="T95">3</text:span></text:p>
          </table:table-cell>
        </table:table-row>
        <table:table-row>
          <table:table-cell table:style-name="Table4.A3" office:value-type="string">
            <text:p text:style-name="Table_20_Contents">Ausschliesslich in schlechter Qualität vorhanden</text:p>
          </table:table-cell>
          <table:table-cell table:style-name="Table4.A2" office:value-type="string">
            <text:p text:style-name="Table_20_Contents">-<text:span text:style-name="T95">2</text:span></text:p>
          </table:table-cell>
        </table:table-row>
        <table:table-row>
          <table:table-cell table:style-name="Table4.A3" office:value-type="string">
            <text:p text:style-name="Table_20_Contents">Teilweise nur in schlechter Qualität vorhanden</text:p>
          </table:table-cell>
          <table:table-cell table:style-name="Table4.A2" office:value-type="string">
            <text:p text:style-name="Table_20_Contents">-<text:span text:style-name="T95">1</text:span></text:p>
          </table:table-cell>
        </table:table-row>
        <table:table-row>
          <table:table-cell table:style-name="Table4.A3" office:value-type="string">
            <text:p text:style-name="Table_20_Contents"><text:span text:style-name="T95">T</text:span>eilweise in guter Qualität vorhanden</text:p>
          </table:table-cell>
          <table:table-cell table:style-name="Table4.A2" office:value-type="string">
            <text:p text:style-name="Table_20_Contents">1</text:p>
          </table:table-cell>
        </table:table-row>
        <table:table-row>
          <table:table-cell table:style-name="Table4.A3" office:value-type="string">
            <text:p text:style-name="Table_20_Contents">Teilweise in sehr guter Qualität vorhanden</text:p>
          </table:table-cell>
          <table:table-cell table:style-name="Table4.A2" office:value-type="string">
            <text:p text:style-name="Table_20_Contents">2</text:p>
          </table:table-cell>
        </table:table-row>
        <table:table-row>
          <table:table-cell table:style-name="Table4.A3" office:value-type="string">
            <text:p text:style-name="Table_20_Contents">Ausschliesslich in sehr guter Qualität vorhanden</text:p>
          </table:table-cell>
          <table:table-cell table:style-name="Table4.A2" office:value-type="string">
            <text:p text:style-name="Table_20_Contents">3</text:p>
          </table:table-cell>
        </table:table-row>
        <table:table-row>
          <table:table-cell table:style-name="Table4.A2" table:number-columns-spanned="2" office:value-type="string">
            <text:p text:style-name="Table_20_Contents"/>
          </table:table-cell>
          <table:covered-table-cell/>
        </table:table-row>
        <table:table-row>
          <table:table-cell table:style-name="Table4.A3" office:value-type="string">
            <text:p text:style-name="Table_20_Contents">Essentielle Werkzeuge fehlen</text:p>
          </table:table-cell>
          <table:table-cell table:style-name="Table4.A2" office:value-type="string">
            <text:p text:style-name="Table_20_Contents"/>
          </table:table-cell>
        </table:table-row>
        <text:soft-page-break/>
        <table:table-row>
          <table:table-cell table:style-name="Table4.A3" office:value-type="string">
            <text:p text:style-name="Table_20_Contents"><text:s/></text:p>
          </table:table-cell>
          <table:table-cell table:style-name="Table4.A2" office:value-type="string">
            <text:p text:style-name="Table_20_Contents"/>
          </table:table-cell>
        </table:table-row>
      </table:table>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orphans="3" fo:widows="3"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Standard" style:auto-update="true" style:class="text" style:master-page-name="">
      <loext:graphic-properties draw:fill="none" draw:fill-color="#eeeeee" draw:fill-image-width="0in" draw:fill-image-height="0in"/>
      <style:paragraph-properties fo:margin-left="0.3in" fo:margin-right="0.5in" fo:margin-top="0.2in" fo:margin-bottom="0.3in" loext:contextual-spacing="true" fo:text-indent="0.8in" style:auto-text-indent="false" style:page-number="auto" fo:background-color="transparent" fo:padding="0.0201in" fo:border="0.06pt solid #000000" style:shadow="#b2b2b2 0.0201in 0.0201in">
        <style:tab-stops/>
        <style:drop-cap/>
      </style:paragraph-properties>
      <style:text-properties fo:font-style="italic" officeooo:rsid="001ac0af" style:font-size-asian="10.5pt" style:font-weight-asian="normal"/>
    </style:style>
    <style:style style:name="Beispiel" style:family="paragraph" style:parent-style-name="Text_20_body" style:master-page-name="">
      <style:paragraph-properties fo:margin-left="0.3in" fo:margin-right="0in" fo:text-indent="0in" style:auto-text-indent="false" style:page-number="auto" fo:padding="0.1in" fo:border-left="2.49pt solid #000000" fo:border-right="none" fo:border-top="none" fo:border-bottom="none" style:shadow="none"/>
      <style:text-properties officeooo:rsid="004bf58e" style:font-size-asian="10.5pt" style:font-weight-asian="normal"/>
    </style:style>
    <style:style style:name="Table_20_Subtitle" style:display-name="Table Subtitle" style:family="paragraph" style:parent-style-name="Table_20_Heading" style:class="extra">
      <style:text-properties fo:font-size="11pt" style:font-size-asian="10.5pt"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3:29:12.651685129</meta:creation-date>
    <meta:generator>LibreOffice/5.4.2.2.0$Linux_X86_64 LibreOffice_project/40$Build-2</meta:generator>
    <dc:date>2017-12-17T15:19:55.177421790</dc:date>
    <meta:editing-duration>P9DT16H41M49S</meta:editing-duration>
    <meta:editing-cycles>122</meta:editing-cycles>
    <meta:print-date>2015-02-05T19:12:12.070390324</meta:print-date>
    <meta:document-statistic meta:table-count="5" meta:image-count="0" meta:object-count="0" meta:page-count="7" meta:paragraph-count="195" meta:word-count="1462" meta:character-count="11118" meta:non-whitespace-character-count="9832"/>
  </office:meta>
</office:document-meta>
</file>